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3.3453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0.7181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1.1472in"/>
    </style:style>
    <style:style style:name="co22" style:family="table-column">
      <style:table-column-properties fo:break-before="auto" style:column-width="0.9in"/>
    </style:style>
    <style:style style:name="co23" style:family="table-column">
      <style:table-column-properties fo:break-before="auto" style:column-width="1.4791in"/>
    </style:style>
    <style:style style:name="co24" style:family="table-column">
      <style:table-column-properties fo:break-before="auto" style:column-width="1.7256in"/>
    </style:style>
    <style:style style:name="co25" style:family="table-column">
      <style:table-column-properties fo:break-before="auto" style:column-width="1.6508in"/>
    </style:style>
    <style:style style:name="co2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7"/>
    <style:style style:name="ce12" style:family="table-cell" style:parent-style-name="Default" style:data-style-name="N10037"/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0"/>
    <style:style style:name="ce16" style:family="table-cell" style:parent-style-name="Default" style:data-style-name="N10104"/>
    <style:style style:name="ce3" style:family="table-cell" style:parent-style-name="Default" style:data-style-name="N10122"/>
    <style:style style:name="ce2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2.3453in" svg:height="6.5358in" svg:x="0.9835in" svg:y="45.1843in">
            <draw:object draw:notify-on-update-of-ranges="Sheet1.D2:Sheet1.D101 Sheet1.F2:Sheet1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2.3654in" svg:height="6.502in" svg:x="0.9531in" svg:y="52.085in">
            <draw:object draw:notify-on-update-of-ranges="Sheet1.D2:Sheet1.D101 Sheet1.AJ2:Sheet1.AJ101" xlink:href="./Object 2" xlink:type="simple" xlink:show="embed" xlink:actuate="onLoad">
              <loext:p text:style-name="P2"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8469in" svg:height="6.4909in" svg:x="13.9559in" svg:y="59.1268in">
            <draw:object draw:notify-on-update-of-ranges="Sheet1.D2:Sheet1.D101 Sheet1.AH2:Sheet1.AH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5197in" svg:height="7.0421in" svg:x="0.9362in" svg:y="59.1008in">
            <draw:object draw:notify-on-update-of-ranges="Sheet1.F2:Sheet1.F101 Sheet1.AM2:Sheet1.AM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4634in" svg:height="6.5728in" svg:x="1.0402in" svg:y="73.7547in">
            <draw:object draw:notify-on-update-of-ranges="Sheet1.AJ2:Sheet1.AJ101 Sheet1.AM2:Sheet1.AM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513in" svg:height="6.6736in" svg:x="0.9898in" svg:y="66.4091in">
            <draw:object draw:notify-on-update-of-ranges="Sheet1.F2:Sheet1.F101 Sheet1.AK2:Sheet1.AK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.5795in" svg:height="7.076in" svg:x="13.9295in" svg:y="66.326in">
            <draw:object draw:notify-on-update-of-ranges="Sheet1.AK2:Sheet1.AK101 Sheet1.AM2:Sheet1.AM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.5606in" svg:height="8.2134in" svg:x="13.961in" svg:y="73.698in">
            <draw:object draw:notify-on-update-of-ranges="Sheet1.AH2:Sheet1.AH101 Sheet1.AM2:Sheet1.AM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3.0366in" svg:height="6.7083in" svg:x="14.0409in" svg:y="82.2949in">
            <draw:object draw:notify-on-update-of-ranges="Sheet1.AH2:Sheet1.AH101 Sheet1.AN2:Sheet1.AN10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.6949in" svg:height="7.1406in" svg:x="1.0563in" svg:y="88.7528in">
            <draw:object draw:notify-on-update-of-ranges="Sheet1.AK2:Sheet1.AK101 Sheet1.AN2:Sheet1.AN10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.8461in" svg:height="7.2256in" svg:x="0.9933in" svg:y="81.0075in">
            <draw:object draw:notify-on-update-of-ranges="Sheet1.AJ2:Sheet1.AJ101 Sheet1.AN2:Sheet1.AN10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2" draw:text-style-name="P3" svg:width="11.8882in" svg:height="6.5665in" svg:x="13.8913in" svg:y="45.0752in">
            <draw:object draw:notify-on-update-of-ranges="Sheet1.E2:Sheet1.E46 Sheet1.AM2:Sheet1.AM46" xlink:href="./Object 11" xlink:type="simple" xlink:show="embed" xlink:actuate="onLoad">
              <loext:p text:style-name="P2">5</loext:p>
            </draw:object>
            <draw:image xlink:href="./ObjectReplacements/Object 11" xlink:type="simple" xlink:show="embed" xlink:actuate="onLoad"/>
          </draw:frame>
          <draw:frame draw:z-index="12" draw:style-name="gr1" draw:text-style-name="P1" svg:width="12.3591in" svg:height="6.7126in" svg:x="13.9535in" svg:y="51.9913in">
            <draw:object draw:notify-on-update-of-ranges="Sheet1.E2:Sheet1.E46 Sheet1.AN2:Sheet1.AN4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"/>
        <table:table-column table:style-name="co9" table:default-cell-style-name="ce12"/>
        <table:table-column table:style-name="co10" table:default-cell-style-name="ce12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ce15"/>
        <table:table-column table:style-name="co23" table:default-cell-style-name="ce15"/>
        <table:table-column table:style-name="co24" table:number-columns-repeated="2" table:default-cell-style-name="ce16"/>
        <table:table-column table:style-name="co25" table:default-cell-style-name="ce3"/>
        <table:table-column table:style-name="co11" table:default-cell-style-name="Default"/>
        <table:table-column table:style-name="co25" table:default-cell-style-name="Default"/>
        <table:table-column table:style-name="co26" table:default-cell-style-name="ce23"/>
        <table:table-row table:style-name="ro1">
          <table:table-cell office:value-type="string" calcext:value-type="string">
            <text:p>Game Nam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Pledged</text:p>
          </table:table-cell>
          <table:table-cell office:value-type="string" calcext:value-type="string">
            <text:p>Number Backers</text:p>
          </table:table-cell>
          <table:table-cell office:value-type="string" calcext:value-type="string">
            <text:p>Average Pledge Per Backer</text:p>
          </table:table-cell>
          <table:table-cell table:style-name="ce5" office:value-type="string" calcext:value-type="string">
            <text:p>Successful</text:p>
          </table:table-cell>
          <table:table-cell table:style-name="Default" office:value-type="string" calcext:value-type="string">
            <text:p>Date of Recording</text:p>
          </table:table-cell>
          <table:table-cell table:style-name="ce6" office:value-type="string" calcext:value-type="string">
            <text:p>Campaign Start Date</text:p>
          </table:table-cell>
          <table:table-cell table:style-name="ce6" office:value-type="string" calcext:value-type="string">
            <text:p>Campaign End Date</text:p>
          </table:table-cell>
          <table:table-cell table:style-name="ce13" office:value-type="string" calcext:value-type="string">
            <text:p>Estimated Delivery Date</text:p>
          </table:table-cell>
          <table:table-cell office:value-type="string" calcext:value-type="string">
            <text:p>Press Kit</text:p>
          </table:table-cell>
          <table:table-cell office:value-type="string" calcext:value-type="string">
            <text:p>Discord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TikTok</text:p>
          </table:table-cell>
          <table:table-cell office:value-type="string" calcext:value-type="string">
            <text:p>Twitch 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Newsletter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Steam Deck</text:p>
          </table:table-cell>
          <table:table-cell office:value-type="string" calcext:value-type="string">
            <text:p>PS5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Gameboy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Apple App Store</text:p>
          </table:table-cell>
          <table:table-cell office:value-type="string" calcext:value-type="string">
            <text:p>Epic Games</text:p>
          </table:table-cell>
          <table:table-cell table:style-name="Default" office:value-type="string" calcext:value-type="string">
            <text:p>Patreon</text:p>
          </table:table-cell>
          <table:table-cell office:value-type="string" calcext:value-type="string">
            <text:p>Number Reward Tiers</text:p>
          </table:table-cell>
          <table:table-cell table:style-name="ce1" office:value-type="string" calcext:value-type="string">
            <text:p>Max Offered Tier</text:p>
          </table:table-cell>
          <table:table-cell office:value-type="string" calcext:value-type="string">
            <text:p>Max Funded Tier Amount</text:p>
          </table:table-cell>
          <table:table-cell office:value-type="string" calcext:value-type="string">
            <text:p>Min Funded Tier Amount</text:p>
          </table:table-cell>
          <table:table-cell/>
          <table:table-cell office:value-type="string" calcext:value-type="string">
            <text:p>Pledge – Ask</text:p>
          </table:table-cell>
          <table:table-cell office:value-type="string" calcext:value-type="string">
            <text:p>(Pledge – Ask)/Ask</text:p>
          </table:table-cell>
        </table:table-row>
        <table:table-row table:style-name="ro2">
          <table:table-cell office:value-type="string" calcext:value-type="string">
            <text:p>We Stay Behind</text:p>
          </table:table-cell>
          <table:table-cell office:value-type="string" calcext:value-type="string">
            <text:p>Third Person Mystery</text:p>
          </table:table-cell>
          <table:table-cell office:value-type="currency" office:currency="USD" office:value="26631" calcext:value-type="currency">
            <text:p>$26,631.00</text:p>
          </table:table-cell>
          <table:table-cell table:style-name="ce2" office:value-type="currency" office:currency="USD" office:value="35212" calcext:value-type="currency">
            <text:p>$35,212.00</text:p>
          </table:table-cell>
          <table:table-cell office:value-type="float" office:value="6" calcext:value-type="float">
            <text:p>6</text:p>
          </table:table-cell>
          <table:table-cell table:style-name="ce1" table:formula="of:=[.D2]/[.E2]" office:value-type="currency" office:currency="USD" office:value="5868.66666666667" calcext:value-type="currency">
            <text:p>$5,868.6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0" calcext:value-type="date">
            <text:p>08/10/23</text:p>
          </table:table-cell>
          <table:table-cell table:style-name="ce6" office:value-type="date" office:date-value="2023-09-10" calcext:value-type="date">
            <text:p>09/10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currency" office:currency="USD" office:value="8532" calcext:value-type="currency">
            <text:p>$8,532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2] - [.C2]" office:value-type="currency" office:currency="USD" office:value="8581" calcext:value-type="currency">
            <text:p>$8,581.00</text:p>
          </table:table-cell>
          <table:table-cell table:formula="of:=([.D2]-[.C2])/[.C2]" office:value-type="float" office:value="0.32221846719988" calcext:value-type="float">
            <text:p>0.32</text:p>
          </table:table-cell>
        </table:table-row>
        <table:table-row table:style-name="ro2">
          <table:table-cell office:value-type="string" calcext:value-type="string">
            <text:p>A Corgi’s Cozy Hike</text:p>
          </table:table-cell>
          <table:table-cell office:value-type="string" calcext:value-type="string">
            <text:p>Therapeutic Open World Adventure</text:p>
          </table:table-cell>
          <table:table-cell table:number-columns-repeated="2" office:value-type="currency" office:currency="USD" office:value="13892" calcext:value-type="currency">
            <text:p>$13,892.00</text:p>
          </table:table-cell>
          <table:table-cell office:value-type="float" office:value="183" calcext:value-type="float">
            <text:p>183</text:p>
          </table:table-cell>
          <table:table-cell table:style-name="ce1" table:formula="of:=[.D3]/[.E3]" office:value-type="currency" office:currency="USD" office:value="75.9125683060109" calcext:value-type="currency">
            <text:p>$75.91</text:p>
          </table:table-cell>
          <table:table-cell table:style-name="ce5" office:value-type="string" calcext:value-type="string">
            <text:p>Not Yet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06" calcext:value-type="date">
            <text:p>10/06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currency" office:currency="USD" office:value="4000" calcext:value-type="currency">
            <text:p>$4,000.00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3] - [.C3]" office:value-type="currency" office:currency="USD" office:value="0" calcext:value-type="currency">
            <text:p>$0.00</text:p>
          </table:table-cell>
          <table:table-cell table:formula="of:=([.D3]-[.C3])/[.C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Zero Space</text:p>
          </table:table-cell>
          <table:table-cell office:value-type="string" calcext:value-type="string">
            <text:p>RTS (Starcraft Ripoff)</text:p>
          </table:table-cell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536583" calcext:value-type="currency">
            <text:p>$536,583.00</text:p>
          </table:table-cell>
          <table:table-cell office:value-type="float" office:value="6296" calcext:value-type="float">
            <text:p>6296</text:p>
          </table:table-cell>
          <table:table-cell table:style-name="ce1" table:formula="of:=[.D4]/[.E4]" office:value-type="currency" office:currency="USD" office:value="85.2260165184244" calcext:value-type="currency">
            <text:p>$85.23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8" calcext:value-type="date">
            <text:p>08/18/23</text:p>
          </table:table-cell>
          <table:table-cell table:style-name="ce6" office:value-type="date" office:date-value="2023-08-19" calcext:value-type="date">
            <text:p>08/19/23</text:p>
          </table:table-cell>
          <table:table-cell office:value-type="date" office:date-value="2025-12-01" calcext:value-type="date">
            <text:p>12/01/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USD" office:value="10000" calcext:value-type="currency">
            <text:p>$10,000.00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35" calcext:value-type="currency">
            <text:p>$35.00</text:p>
          </table:table-cell>
          <table:table-cell/>
          <table:table-cell table:style-name="ce1" table:formula="of:=[.D4] - [.C4]" office:value-type="currency" office:currency="USD" office:value="436583" calcext:value-type="currency">
            <text:p>$436,583.00</text:p>
          </table:table-cell>
          <table:table-cell table:formula="of:=([.D4]-[.C4])/[.C4]" office:value-type="float" office:value="4.36583" calcext:value-type="float">
            <text:p>4.37</text:p>
          </table:table-cell>
        </table:table-row>
        <table:table-row table:style-name="ro3">
          <table:table-cell office:value-type="string" calcext:value-type="string">
            <text:p>As One We Survive</text:p>
          </table:table-cell>
          <table:table-cell office:value-type="string" calcext:value-type="string">
            <text:p>3<text:span text:style-name="T1">rd</text:span> Person Post-Apocalyptic Story-Driven Survival</text:p>
          </table:table-cell>
          <table:table-cell office:value-type="currency" office:currency="USD" office:value="15000" calcext:value-type="currency">
            <text:p>$15,000.00</text:p>
          </table:table-cell>
          <table:table-cell office:value-type="currency" office:currency="USD" office:value="20813" calcext:value-type="currency">
            <text:p>$20,813.00</text:p>
          </table:table-cell>
          <table:table-cell office:value-type="float" office:value="472" calcext:value-type="float">
            <text:p>472</text:p>
          </table:table-cell>
          <table:table-cell table:style-name="ce1" table:formula="of:=[.D5]/[.E5]" office:value-type="currency" office:currency="USD" office:value="44.0953389830508" calcext:value-type="currency">
            <text:p>$44.1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01" calcext:value-type="date">
            <text:p>08/01/23</text:p>
          </table:table-cell>
          <table:table-cell table:style-name="ce6" office:value-type="date" office:date-value="2023-08-31" calcext:value-type="date">
            <text:p>08/31/23</text:p>
          </table:table-cell>
          <table:table-cell office:value-type="date" office:date-value="2024-05-01" calcext:value-type="date">
            <text:p>05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currency" office:currency="USD" office:value="1000" calcext:value-type="currency">
            <text:p>$1,0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5] - [.C5]" office:value-type="currency" office:currency="USD" office:value="5813" calcext:value-type="currency">
            <text:p>$5,813.00</text:p>
          </table:table-cell>
          <table:table-cell table:formula="of:=([.D5]-[.C5])/[.C5]" office:value-type="float" office:value="0.387533333333333" calcext:value-type="float">
            <text:p>0.39</text:p>
          </table:table-cell>
        </table:table-row>
        <table:table-row table:style-name="ro2">
          <table:table-cell office:value-type="string" calcext:value-type="string">
            <text:p>Before I Wake</text:p>
          </table:table-cell>
          <table:table-cell office:value-type="string" calcext:value-type="string">
            <text:p>First Person Horror, Walking Simulator</text:p>
          </table:table-cell>
          <table:table-cell office:value-type="currency" office:currency="USD" office:value="3500" calcext:value-type="currency">
            <text:p>$3,500.00</text:p>
          </table:table-cell>
          <table:table-cell office:value-type="currency" office:currency="USD" office:value="4577" calcext:value-type="currency">
            <text:p>$4,577.00</text:p>
          </table:table-cell>
          <table:table-cell office:value-type="float" office:value="22" calcext:value-type="float">
            <text:p>22</text:p>
          </table:table-cell>
          <table:table-cell table:style-name="ce1" table:formula="of:=[.D6]/[.E6]" office:value-type="currency" office:currency="USD" office:value="208.045454545454" calcext:value-type="currency">
            <text:p>$208.0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24" calcext:value-type="date">
            <text:p>08/24/23</text:p>
          </table:table-cell>
          <table:table-cell table:style-name="ce6" office:value-type="date" office:date-value="2023-10-03" calcext:value-type="date">
            <text:p>10/03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USD" office:value="100" calcext:value-type="currency">
            <text:p>$10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5" calcext:value-type="currency">
            <text:p>$25.00</text:p>
          </table:table-cell>
          <table:table-cell/>
          <table:table-cell table:style-name="ce1" table:formula="of:=[.D6] - [.C6]" office:value-type="currency" office:currency="USD" office:value="1077" calcext:value-type="currency">
            <text:p>$1,077.00</text:p>
          </table:table-cell>
          <table:table-cell table:formula="of:=([.D6]-[.C6])/[.C6]" office:value-type="float" office:value="0.307714285714286" calcext:value-type="float">
            <text:p>0.31</text:p>
          </table:table-cell>
        </table:table-row>
        <table:table-row table:style-name="ro2">
          <table:table-cell office:value-type="string" calcext:value-type="string">
            <text:p>Lost Worlds</text:p>
          </table:table-cell>
          <table:table-cell office:value-type="string" calcext:value-type="string">
            <text:p>First Person Adventure</text:p>
          </table:table-cell>
          <table:table-cell office:value-type="currency" office:currency="USD" office:value="7344" calcext:value-type="currency">
            <text:p>$7,344.00</text:p>
          </table:table-cell>
          <table:table-cell office:value-type="currency" office:currency="USD" office:value="8355" calcext:value-type="currency">
            <text:p>$8,355.00</text:p>
          </table:table-cell>
          <table:table-cell office:value-type="float" office:value="73" calcext:value-type="float">
            <text:p>73</text:p>
          </table:table-cell>
          <table:table-cell table:style-name="ce1" table:formula="of:=[.D7]/[.E7]" office:value-type="currency" office:currency="USD" office:value="114.452054794521" calcext:value-type="currency">
            <text:p>$114.4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2" calcext:value-type="date">
            <text:p>08/12/23</text:p>
          </table:table-cell>
          <table:table-cell table:style-name="ce6" office:value-type="date" office:date-value="2023-09-11" calcext:value-type="date">
            <text:p>09/11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USD" office:value="9792" calcext:value-type="currency">
            <text:p>$9,792.00</text:p>
          </table:table-cell>
          <table:table-cell office:value-type="currency" office:currency="USD" office:value="2448" calcext:value-type="currency">
            <text:p>$2,448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7] - [.C7]" office:value-type="currency" office:currency="USD" office:value="1011" calcext:value-type="currency">
            <text:p>$1,011.00</text:p>
          </table:table-cell>
          <table:table-cell table:formula="of:=([.D7]-[.C7])/[.C7]" office:value-type="float" office:value="0.13766339869281" calcext:value-type="float">
            <text:p>0.14</text:p>
          </table:table-cell>
        </table:table-row>
        <table:table-row table:style-name="ro2">
          <table:table-cell office:value-type="string" calcext:value-type="string">
            <text:p>Obduction</text:p>
          </table:table-cell>
          <table:table-cell office:value-type="string" calcext:value-type="string">
            <text:p>First Person Puzzle</text:p>
          </table:table-cell>
          <table:table-cell office:value-type="currency" office:currency="USD" office:value="1100000" calcext:value-type="currency">
            <text:p>$1,100,000.00</text:p>
          </table:table-cell>
          <table:table-cell office:value-type="currency" office:currency="USD" office:value="1321306" calcext:value-type="currency">
            <text:p>$1,321,306.00</text:p>
          </table:table-cell>
          <table:table-cell office:value-type="float" office:value="22195" calcext:value-type="float">
            <text:p>22195</text:p>
          </table:table-cell>
          <table:table-cell table:style-name="ce1" table:formula="of:=[.D8]/[.E8]" office:value-type="currency" office:currency="USD" office:value="59.5316963280018" calcext:value-type="currency">
            <text:p>$59.53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13-11-07" calcext:value-type="date">
            <text:p>11/07/13</text:p>
          </table:table-cell>
          <table:table-cell table:style-name="ce6" office:value-type="date" office:date-value="2013-11-16" calcext:value-type="date">
            <text:p>11/16/13</text:p>
          </table:table-cell>
          <table:table-cell office:value-type="date" office:date-value="2015-10-01" calcext:value-type="date">
            <text:p>10/01/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" office:value-type="currency" office:currency="USD" office:value="10000" calcext:value-type="currency">
            <text:p>$10,000.00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8] - [.C8]" office:value-type="currency" office:currency="USD" office:value="221306" calcext:value-type="currency">
            <text:p>$221,306.00</text:p>
          </table:table-cell>
          <table:table-cell table:formula="of:=([.D8]-[.C8])/[.C8]" office:value-type="float" office:value="0.201187272727273" calcext:value-type="float">
            <text:p>0.20</text:p>
          </table:table-cell>
        </table:table-row>
        <table:table-row table:style-name="ro3">
          <table:table-cell office:value-type="string" calcext:value-type="string">
            <text:p>Loftia</text:p>
          </table:table-cell>
          <table:table-cell office:value-type="string" calcext:value-type="string">
            <text:p>Cozy 3<text:span text:style-name="T1">rd</text:span> Person Sand Box</text:p>
          </table:table-cell>
          <table:table-cell office:value-type="currency" office:currency="USD" office:value="150000" calcext:value-type="currency">
            <text:p>$150,000.00</text:p>
          </table:table-cell>
          <table:table-cell office:value-type="currency" office:currency="USD" office:value="1271661" calcext:value-type="currency">
            <text:p>$1,271,661.00</text:p>
          </table:table-cell>
          <table:table-cell office:value-type="float" office:value="16740" calcext:value-type="float">
            <text:p>16740</text:p>
          </table:table-cell>
          <table:table-cell table:style-name="ce1" table:formula="of:=[.D9]/[.E9]" office:value-type="currency" office:currency="USD" office:value="75.9654121863799" calcext:value-type="currency">
            <text:p>$75.9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8-01" calcext:value-type="date">
            <text:p>08/01/23</text:p>
          </table:table-cell>
          <table:table-cell table:style-name="ce6" office:value-type="date" office:date-value="0023-08-29" calcext:value-type="date">
            <text:p>08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" office:value-type="currency" office:currency="USD" office:value="8000" calcext:value-type="currency">
            <text:p>$8,000.00</text:p>
          </table:table-cell>
          <table:table-cell office:value-type="currency" office:currency="USD" office:value="8000" calcext:value-type="currency">
            <text:p>$8,000.00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style-name="ce1" table:formula="of:=[.D9] - [.C9]" office:value-type="currency" office:currency="USD" office:value="1121661" calcext:value-type="currency">
            <text:p>$1,121,661.00</text:p>
          </table:table-cell>
          <table:table-cell table:formula="of:=([.D9]-[.C9])/[.C9]" office:value-type="float" office:value="7.47774" calcext:value-type="float">
            <text:p>7.48</text:p>
          </table:table-cell>
        </table:table-row>
        <table:table-row table:style-name="ro2">
          <table:table-cell office:value-type="string" calcext:value-type="string">
            <text:p>Carnival Hunt</text:p>
          </table:table-cell>
          <table:table-cell office:value-type="string" calcext:value-type="string">
            <text:p>First Person Horror </text:p>
          </table:table-cell>
          <table:table-cell office:value-type="currency" office:currency="USD" office:value="50000" calcext:value-type="currency">
            <text:p>$50,000.00</text:p>
          </table:table-cell>
          <table:table-cell office:value-type="currency" office:currency="USD" office:value="122426" calcext:value-type="currency">
            <text:p>$122,426.00</text:p>
          </table:table-cell>
          <table:table-cell office:value-type="float" office:value="1470" calcext:value-type="float">
            <text:p>1470</text:p>
          </table:table-cell>
          <table:table-cell table:style-name="ce1" table:formula="of:=[.D10]/[.E10]" office:value-type="currency" office:currency="USD" office:value="83.2829931972789" calcext:value-type="currency">
            <text:p>$83.28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14" calcext:value-type="date">
            <text:p>06/14/23</text:p>
          </table:table-cell>
          <table:table-cell table:style-name="ce6" office:value-type="date" office:date-value="2023-07-26" calcext:value-type="date">
            <text:p>07/26/23</text:p>
          </table:table-cell>
          <table:table-cell office:value-type="date" office:date-value="2024-06-01" calcext:value-type="date">
            <text:p>06/01/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" office:value-type="currency" office:currency="USD" office:value="5000" calcext:value-type="currency">
            <text:p>$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25" calcext:value-type="currency">
            <text:p>$25.00</text:p>
          </table:table-cell>
          <table:table-cell/>
          <table:table-cell table:style-name="ce1" table:formula="of:=[.D10] - [.C10]" office:value-type="currency" office:currency="USD" office:value="72426" calcext:value-type="currency">
            <text:p>$72,426.00</text:p>
          </table:table-cell>
          <table:table-cell table:formula="of:=([.D10]-[.C10])/[.C10]" office:value-type="float" office:value="1.44852" calcext:value-type="float">
            <text:p>1.45</text:p>
          </table:table-cell>
        </table:table-row>
        <table:table-row table:style-name="ro2">
          <table:table-cell office:value-type="string" calcext:value-type="string">
            <text:p>The Secrets of Hope</text:p>
          </table:table-cell>
          <table:table-cell office:value-type="string" calcext:value-type="string">
            <text:p>Story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currency" office:currency="USD" office:value="2407" calcext:value-type="currency">
            <text:p>$2,407.00</text:p>
          </table:table-cell>
          <table:table-cell office:value-type="float" office:value="51" calcext:value-type="float">
            <text:p>51</text:p>
          </table:table-cell>
          <table:table-cell table:style-name="ce1" table:formula="of:=[.D11]/[.E11]" office:value-type="currency" office:currency="USD" office:value="47.1960784313726" calcext:value-type="currency">
            <text:p>$47.2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19" calcext:value-type="date">
            <text:p>06/19/23</text:p>
          </table:table-cell>
          <table:table-cell table:style-name="ce6" office:value-type="date" office:date-value="2023-07-19" calcext:value-type="date">
            <text:p>07/19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currency" office:currency="USD" office:value="5000" calcext:value-type="currency">
            <text:p>$5,000.00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currency" office:currency="USD" office:value="8" calcext:value-type="currency">
            <text:p>$8.00</text:p>
          </table:table-cell>
          <table:table-cell/>
          <table:table-cell table:style-name="ce1" table:formula="of:=[.D11] - [.C11]" office:value-type="currency" office:currency="USD" office:value="407" calcext:value-type="currency">
            <text:p>$407.00</text:p>
          </table:table-cell>
          <table:table-cell table:formula="of:=([.D11]-[.C11])/[.C11]" office:value-type="float" office:value="0.2035" calcext:value-type="float">
            <text:p>0.20</text:p>
          </table:table-cell>
        </table:table-row>
        <table:table-row table:style-name="ro2">
          <table:table-cell office:value-type="string" calcext:value-type="string">
            <text:p>Not Only Nine</text:p>
          </table:table-cell>
          <table:table-cell office:value-type="string" calcext:value-type="string">
            <text:p>Cat Themed RPG</text:p>
          </table:table-cell>
          <table:table-cell office:value-type="currency" office:currency="USD" office:value="20000" calcext:value-type="currency">
            <text:p>$20,000.00</text:p>
          </table:table-cell>
          <table:table-cell office:value-type="currency" office:currency="USD" office:value="60000" calcext:value-type="currency">
            <text:p>$60,000.00</text:p>
          </table:table-cell>
          <table:table-cell office:value-type="float" office:value="1242" calcext:value-type="float">
            <text:p>1242</text:p>
          </table:table-cell>
          <table:table-cell table:style-name="ce1" table:formula="of:=[.D12]/[.E12]" office:value-type="currency" office:currency="USD" office:value="48.3091787439614" calcext:value-type="currency">
            <text:p>$48.3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5-01" calcext:value-type="date">
            <text:p>05/01/23</text:p>
          </table:table-cell>
          <table:table-cell table:style-name="ce6" office:value-type="date" office:date-value="2023-05-31" calcext:value-type="date">
            <text:p>05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currency" office:currency="USD" office:value="5000" calcext:value-type="currency">
            <text:p>$5,000.00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12] - [.C12]" office:value-type="currency" office:currency="USD" office:value="40000" calcext:value-type="currency">
            <text:p>$40,000.00</text:p>
          </table:table-cell>
          <table:table-cell table:formula="of:=([.D12]-[.C12])/[.C12]"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Chronos-Builder</text:p>
          </table:table-cell>
          <table:table-cell office:value-type="string" calcext:value-type="string">
            <text:p>Tabletop Map Maker</text:p>
          </table:table-cell>
          <table:table-cell office:value-type="currency" office:currency="USD" office:value="15883" calcext:value-type="currency">
            <text:p>$15,883.00</text:p>
          </table:table-cell>
          <table:table-cell office:value-type="currency" office:currency="USD" office:value="82356" calcext:value-type="currency">
            <text:p>$82,356.00</text:p>
          </table:table-cell>
          <table:table-cell office:value-type="float" office:value="2033" calcext:value-type="float">
            <text:p>2033</text:p>
          </table:table-cell>
          <table:table-cell table:style-name="ce1" table:formula="of:=[.D13]/[.E13]" office:value-type="currency" office:currency="USD" office:value="40.5095917363502" calcext:value-type="currency">
            <text:p>$40.5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5" calcext:value-type="date">
            <text:p>04/05/23</text:p>
          </table:table-cell>
          <table:table-cell table:style-name="ce6" office:value-type="date" office:date-value="2023-05-03" calcext:value-type="date">
            <text:p>05/03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currency" office:currency="USD" office:value="1065" calcext:value-type="currency">
            <text:p>$1,065.00</text:p>
          </table:table-cell>
          <table:table-cell office:value-type="currency" office:currency="USD" office:value="1065" calcext:value-type="currency">
            <text:p>$1,065.00</text:p>
          </table:table-cell>
          <table:table-cell office:value-type="currency" office:currency="USD" office:value="16" calcext:value-type="currency">
            <text:p>$16.00</text:p>
          </table:table-cell>
          <table:table-cell/>
          <table:table-cell table:style-name="ce1" table:formula="of:=[.D13] - [.C13]" office:value-type="currency" office:currency="USD" office:value="66473" calcext:value-type="currency">
            <text:p>$66,473.00</text:p>
          </table:table-cell>
          <table:table-cell table:formula="of:=([.D13]-[.C13])/[.C13]" office:value-type="float" office:value="4.18516653025247" calcext:value-type="float">
            <text:p>4.19</text:p>
          </table:table-cell>
        </table:table-row>
        <table:table-row table:style-name="ro3">
          <table:table-cell office:value-type="string" calcext:value-type="string">
            <text:p>Pathfinder Abomination Vaults</text:p>
          </table:table-cell>
          <table:table-cell office:value-type="string" calcext:value-type="string">
            <text:p>Co-op Hack and Slash 3<text:span text:style-name="T1">rd</text:span> Person RPG</text:p>
          </table:table-cell>
          <table:table-cell office:value-type="currency" office:currency="USD" office:value="410000" calcext:value-type="currency">
            <text:p>$410,000.00</text:p>
          </table:table-cell>
          <table:table-cell office:value-type="currency" office:currency="USD" office:value="460837" calcext:value-type="currency">
            <text:p>$460,837.00</text:p>
          </table:table-cell>
          <table:table-cell office:value-type="float" office:value="4802" calcext:value-type="float">
            <text:p>4802</text:p>
          </table:table-cell>
          <table:table-cell table:style-name="ce1" table:formula="of:=[.D14]/[.E14]" office:value-type="currency" office:currency="USD" office:value="95.9677217825906" calcext:value-type="currency">
            <text:p>$95.9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5-30" calcext:value-type="date">
            <text:p>05/30/23</text:p>
          </table:table-cell>
          <table:table-cell table:style-name="ce6" office:value-type="date" office:date-value="2023-06-30" calcext:value-type="date">
            <text:p>06/30/23</text:p>
          </table:table-cell>
          <table:table-cell office:value-type="date" office:date-value="2025-07-01" calcext:value-type="date">
            <text:p>07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" office:value-type="currency" office:currency="USD" office:value="4820" calcext:value-type="currency">
            <text:p>$4,820.00</text:p>
          </table:table-cell>
          <table:table-cell office:value-type="currency" office:currency="USD" office:value="4820" calcext:value-type="currency">
            <text:p>$4,820.00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style-name="ce1" table:formula="of:=[.D14] - [.C14]" office:value-type="currency" office:currency="USD" office:value="50837" calcext:value-type="currency">
            <text:p>$50,837.00</text:p>
          </table:table-cell>
          <table:table-cell table:formula="of:=([.D14]-[.C14])/[.C14]" office:value-type="float" office:value="0.123992682926829" calcext:value-type="float">
            <text:p>0.12</text:p>
          </table:table-cell>
        </table:table-row>
        <table:table-row table:style-name="ro3">
          <table:table-cell office:value-type="string" calcext:value-type="string">
            <text:p>Kristala</text:p>
          </table:table-cell>
          <table:table-cell office:value-type="string" calcext:value-type="string">
            <text:p>Cat Themed Dark Fantasy Action 3<text:span text:style-name="T1">rd</text:span> Person RPG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10689" calcext:value-type="currency">
            <text:p>$110,689.00</text:p>
          </table:table-cell>
          <table:table-cell office:value-type="float" office:value="1674" calcext:value-type="float">
            <text:p>1674</text:p>
          </table:table-cell>
          <table:table-cell table:style-name="ce1" table:formula="of:=[.D15]/[.E15]" office:value-type="currency" office:currency="USD" office:value="66.1224611708483" calcext:value-type="currency">
            <text:p>$66.12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7-18" calcext:value-type="date">
            <text:p>07/18/23</text:p>
          </table:table-cell>
          <table:table-cell table:style-name="ce6" office:value-type="date" office:date-value="2023-08-17" calcext:value-type="date">
            <text:p>08/17/23</text:p>
          </table:table-cell>
          <table:table-cell office:value-type="date" office:date-value="2024-08-01" calcext:value-type="date">
            <text:p>08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" office:value-type="currency" office:currency="USD" office:value="7000" calcext:value-type="currency">
            <text:p>$7,000.00</text:p>
          </table:table-cell>
          <table:table-cell office:value-type="currency" office:currency="USD" office:value="7000" calcext:value-type="currency">
            <text:p>$7,000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15] - [.C15]" office:value-type="currency" office:currency="USD" office:value="100689" calcext:value-type="currency">
            <text:p>$100,689.00</text:p>
          </table:table-cell>
          <table:table-cell table:formula="of:=([.D15]-[.C15])/[.C15]" office:value-type="float" office:value="10.0689" calcext:value-type="float">
            <text:p>10.07</text:p>
          </table:table-cell>
        </table:table-row>
        <table:table-row table:style-name="ro2">
          <table:table-cell office:value-type="string" calcext:value-type="string">
            <text:p>Year 2031 – anew Gameboy Game</text:p>
          </table:table-cell>
          <table:table-cell office:value-type="string" calcext:value-type="string">
            <text:p>Post-apocalyptic RPG</text:p>
          </table:table-cell>
          <table:table-cell office:value-type="currency" office:currency="USD" office:value="1058" calcext:value-type="currency">
            <text:p>$1,058.00</text:p>
          </table:table-cell>
          <table:table-cell office:value-type="currency" office:currency="USD" office:value="15303" calcext:value-type="currency">
            <text:p>$15,303.00</text:p>
          </table:table-cell>
          <table:table-cell office:value-type="float" office:value="274" calcext:value-type="float">
            <text:p>274</text:p>
          </table:table-cell>
          <table:table-cell table:style-name="ce1" table:formula="of:=[.D16]/[.E16]" office:value-type="currency" office:currency="USD" office:value="55.8503649635037" calcext:value-type="currency">
            <text:p>$55.8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1" calcext:value-type="date">
            <text:p>04/01/23</text:p>
          </table:table-cell>
          <table:table-cell table:style-name="ce6" office:value-type="date" office:date-value="2023-05-01" calcext:value-type="date">
            <text:p>05/01/23</text:p>
          </table:table-cell>
          <table:table-cell office:value-type="date" office:date-value="2023-06-01" calcext:value-type="date">
            <text:p>06/01/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USD" office:value="373" calcext:value-type="currency">
            <text:p>$373.00</text:p>
          </table:table-cell>
          <table:table-cell office:value-type="currency" office:currency="USD" office:value="373" calcext:value-type="currency">
            <text:p>$373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16] - [.C16]" office:value-type="currency" office:currency="USD" office:value="14245" calcext:value-type="currency">
            <text:p>$14,245.00</text:p>
          </table:table-cell>
          <table:table-cell table:formula="of:=([.D16]-[.C16])/[.C16]" office:value-type="float" office:value="13.4640831758034" calcext:value-type="float">
            <text:p>13.46</text:p>
          </table:table-cell>
        </table:table-row>
        <table:table-row table:style-name="ro2">
          <table:table-cell office:value-type="string" calcext:value-type="string">
            <text:p>The House in the Cemetery</text:p>
          </table:table-cell>
          <table:table-cell office:value-type="string" calcext:value-type="string">
            <text:p>Retro Top-down RPG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currency" office:currency="USD" office:value="23907" calcext:value-type="currency">
            <text:p>$23,907.00</text:p>
          </table:table-cell>
          <table:table-cell office:value-type="float" office:value="267" calcext:value-type="float">
            <text:p>267</text:p>
          </table:table-cell>
          <table:table-cell table:style-name="ce1" table:formula="of:=[.D17]/[.E17]" office:value-type="currency" office:currency="USD" office:value="89.5393258426966" calcext:value-type="currency">
            <text:p>$89.54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20" calcext:value-type="date">
            <text:p>06/20/23</text:p>
          </table:table-cell>
          <table:table-cell table:style-name="ce6" office:value-type="date" office:date-value="2023-07-20" calcext:value-type="date">
            <text:p>07/20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USD" office:value="200" calcext:value-type="currency">
            <text:p>$2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" calcext:value-type="currency">
            <text:p>$50.00</text:p>
          </table:table-cell>
          <table:table-cell/>
          <table:table-cell table:style-name="ce1" table:formula="of:=[.D17] - [.C17]" office:value-type="currency" office:currency="USD" office:value="22707" calcext:value-type="currency">
            <text:p>$22,707.00</text:p>
          </table:table-cell>
          <table:table-cell table:formula="of:=([.D17]-[.C17])/[.C17]" office:value-type="float" office:value="18.9225" calcext:value-type="float">
            <text:p>18.92</text:p>
          </table:table-cell>
        </table:table-row>
        <table:table-row table:style-name="ro2">
          <table:table-cell office:value-type="string" calcext:value-type="string">
            <text:p>Camper Van: Make it Home</text:p>
          </table:table-cell>
          <table:table-cell office:value-type="string" calcext:value-type="string">
            <text:p>Cozy Van-Building Sim</text:p>
          </table:table-cell>
          <table:table-cell office:value-type="currency" office:currency="USD" office:value="15883" calcext:value-type="currency">
            <text:p>$15,883.00</text:p>
          </table:table-cell>
          <table:table-cell office:value-type="currency" office:currency="USD" office:value="57950" calcext:value-type="currency">
            <text:p>$57,950.00</text:p>
          </table:table-cell>
          <table:table-cell office:value-type="float" office:value="2299" calcext:value-type="float">
            <text:p>2299</text:p>
          </table:table-cell>
          <table:table-cell table:style-name="ce1" table:formula="of:=[.D18]/[.E18]" office:value-type="currency" office:currency="USD" office:value="25.2066115702479" calcext:value-type="currency">
            <text:p>$25.2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5" calcext:value-type="date">
            <text:p>04/05/23</text:p>
          </table:table-cell>
          <table:table-cell table:style-name="ce6" office:value-type="date" office:date-value="2023-05-05" calcext:value-type="date">
            <text:p>05/05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" office:value-type="currency" office:currency="USD" office:value="1065" calcext:value-type="currency">
            <text:p>$1,065.00</text:p>
          </table:table-cell>
          <table:table-cell office:value-type="currency" office:currency="USD" office:value="1065" calcext:value-type="currency">
            <text:p>$1,065.00</text:p>
          </table:table-cell>
          <table:table-cell office:value-type="currency" office:currency="USD" office:value="586" calcext:value-type="currency">
            <text:p>$586.00</text:p>
          </table:table-cell>
          <table:table-cell/>
          <table:table-cell table:style-name="ce1" table:formula="of:=[.D18] - [.C18]" office:value-type="currency" office:currency="USD" office:value="42067" calcext:value-type="currency">
            <text:p>$42,067.00</text:p>
          </table:table-cell>
          <table:table-cell table:formula="of:=([.D18]-[.C18])/[.C18]" office:value-type="float" office:value="2.64855505886797" calcext:value-type="float">
            <text:p>2.65</text:p>
          </table:table-cell>
        </table:table-row>
        <table:table-row table:style-name="ro2">
          <table:table-cell office:value-type="string" calcext:value-type="string">
            <text:p>Selini</text:p>
          </table:table-cell>
          <table:table-cell office:value-type="string" calcext:value-type="string">
            <text:p>Nonlinear Exploration Platformer</text:p>
          </table:table-cell>
          <table:table-cell office:value-type="currency" office:currency="USD" office:value="9741" calcext:value-type="currency">
            <text:p>$9,741.00</text:p>
          </table:table-cell>
          <table:table-cell office:value-type="currency" office:currency="USD" office:value="22733.09" calcext:value-type="currency">
            <text:p>$22,733.09</text:p>
          </table:table-cell>
          <table:table-cell office:value-type="float" office:value="667" calcext:value-type="float">
            <text:p>667</text:p>
          </table:table-cell>
          <table:table-cell table:style-name="ce1" table:formula="of:=[.D19]/[.E19]" office:value-type="currency" office:currency="USD" office:value="34.0825937031484" calcext:value-type="currency">
            <text:p>$34.08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3-21" calcext:value-type="date">
            <text:p>03/21/23</text:p>
          </table:table-cell>
          <table:table-cell table:style-name="ce6" office:value-type="date" office:date-value="2023-04-20" calcext:value-type="date">
            <text:p>04/20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currency" office:currency="USD" office:value="463" calcext:value-type="currency">
            <text:p>$463.00</text:p>
          </table:table-cell>
          <table:table-cell office:value-type="currency" office:currency="USD" office:value="463" calcext:value-type="currency">
            <text:p>$463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19] - [.C19]" office:value-type="currency" office:currency="USD" office:value="12992.09" calcext:value-type="currency">
            <text:p>$12,992.09</text:p>
          </table:table-cell>
          <table:table-cell table:formula="of:=([.D19]-[.C19])/[.C19]" office:value-type="float" office:value="1.33375320808952" calcext:value-type="float">
            <text:p>1.33</text:p>
          </table:table-cell>
        </table:table-row>
        <table:table-row table:style-name="ro2">
          <table:table-cell office:value-type="string" calcext:value-type="string">
            <text:p>Forever Skies</text:p>
          </table:table-cell>
          <table:table-cell office:value-type="string" calcext:value-type="string">
            <text:p>First-Person Post-Apocalyptic Survival</text:p>
          </table:table-cell>
          <table:table-cell office:value-type="currency" office:currency="USD" office:value="21177" calcext:value-type="currency">
            <text:p>$21,177.00</text:p>
          </table:table-cell>
          <table:table-cell office:value-type="currency" office:currency="USD" office:value="62649" calcext:value-type="currency">
            <text:p>$62,649.00</text:p>
          </table:table-cell>
          <table:table-cell office:value-type="float" office:value="1633" calcext:value-type="float">
            <text:p>1633</text:p>
          </table:table-cell>
          <table:table-cell table:style-name="ce1" table:formula="of:=[.D20]/[.E20]" office:value-type="currency" office:currency="USD" office:value="38.3643600734844" calcext:value-type="currency">
            <text:p>$38.3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2-28" calcext:value-type="date">
            <text:p>02/28/23</text:p>
          </table:table-cell>
          <table:table-cell table:style-name="ce6" office:value-type="date" office:date-value="2023-03-30" calcext:value-type="date">
            <text:p>03/30/23</text:p>
          </table:table-cell>
          <table:table-cell office:value-type="date" office:date-value="2023-06-01" calcext:value-type="date">
            <text:p>06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currency" office:currency="USD" office:value="533" calcext:value-type="currency">
            <text:p>$533.00</text:p>
          </table:table-cell>
          <table:table-cell office:value-type="currency" office:currency="USD" office:value="533" calcext:value-type="currency">
            <text:p>$533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20] - [.C20]" office:value-type="currency" office:currency="USD" office:value="41472" calcext:value-type="currency">
            <text:p>$41,472.00</text:p>
          </table:table-cell>
          <table:table-cell table:formula="of:=([.D20]-[.C20])/[.C20]" office:value-type="float" office:value="1.95835104122397" calcext:value-type="float">
            <text:p>1.96</text:p>
          </table:table-cell>
        </table:table-row>
        <table:table-row table:style-name="ro2">
          <table:table-cell office:value-type="string" calcext:value-type="string">
            <text:p>Out and About</text:p>
          </table:table-cell>
          <table:table-cell office:value-type="string" calcext:value-type="string">
            <text:p>Relaxing Life Simulator</text:p>
          </table:table-cell>
          <table:table-cell office:value-type="currency" office:currency="USD" office:value="44060" calcext:value-type="currency">
            <text:p>$44,060.00</text:p>
          </table:table-cell>
          <table:table-cell office:value-type="currency" office:currency="USD" office:value="76578" calcext:value-type="currency">
            <text:p>$76,578.00</text:p>
          </table:table-cell>
          <table:table-cell office:value-type="float" office:value="1430" calcext:value-type="float">
            <text:p>1430</text:p>
          </table:table-cell>
          <table:table-cell table:style-name="ce1" table:formula="of:=[.D21]/[.E21]" office:value-type="currency" office:currency="USD" office:value="53.551048951049" calcext:value-type="currency">
            <text:p>$53.5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9-10" calcext:value-type="date">
            <text:p>09/10/23</text:p>
          </table:table-cell>
          <table:table-cell table:style-name="ce6" office:value-type="date" office:date-value="2023-10-29" calcext:value-type="date">
            <text:p>10/29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currency" office:currency="USD" office:value="4284" calcext:value-type="currency">
            <text:p>$4,284.00</text:p>
          </table:table-cell>
          <table:table-cell office:value-type="currency" office:currency="USD" office:value="490" calcext:value-type="currency">
            <text:p>$490.00</text:p>
          </table:table-cell>
          <table:table-cell office:value-type="currency" office:currency="USD" office:value="31" calcext:value-type="currency">
            <text:p>$31.00</text:p>
          </table:table-cell>
          <table:table-cell/>
          <table:table-cell table:style-name="ce1" table:formula="of:=[.D21] - [.C21]" office:value-type="currency" office:currency="USD" office:value="32518" calcext:value-type="currency">
            <text:p>$32,518.00</text:p>
          </table:table-cell>
          <table:table-cell table:formula="of:=([.D21]-[.C21])/[.C21]" office:value-type="float" office:value="0.738039037675897" calcext:value-type="float">
            <text:p>0.74</text:p>
          </table:table-cell>
        </table:table-row>
        <table:table-row table:style-name="ro2">
          <table:table-cell office:value-type="string" calcext:value-type="string">
            <text:p>Lucid</text:p>
          </table:table-cell>
          <table:table-cell office:value-type="string" calcext:value-type="string">
            <text:p>2d Action Adventure Platformer RPG</text:p>
          </table:table-cell>
          <table:table-cell office:value-type="currency" office:currency="USD" office:value="30000" calcext:value-type="currency">
            <text:p>$30,000.00</text:p>
          </table:table-cell>
          <table:table-cell office:value-type="currency" office:currency="USD" office:value="43000" calcext:value-type="currency">
            <text:p>$43,000.00</text:p>
          </table:table-cell>
          <table:table-cell office:value-type="float" office:value="730" calcext:value-type="float">
            <text:p>730</text:p>
          </table:table-cell>
          <table:table-cell table:style-name="ce1" table:formula="of:=[.D22]/[.E22]" office:value-type="currency" office:currency="USD" office:value="58.9041095890411" calcext:value-type="currency">
            <text:p>$58.9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18" calcext:value-type="date">
            <text:p>10/18/23</text:p>
          </table:table-cell>
          <table:table-cell office:value-type="date" office:date-value="2025-01-01" calcext:value-type="date">
            <text:p>01/01/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currency" office:currency="USD" office:value="7000" calcext:value-type="currency">
            <text:p>$7,000.00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currency" office:currency="USD" office:value="75" calcext:value-type="currency">
            <text:p>$75.00</text:p>
          </table:table-cell>
          <table:table-cell/>
          <table:table-cell table:style-name="ce1" table:formula="of:=[.D22] - [.C22]" office:value-type="currency" office:currency="USD" office:value="13000" calcext:value-type="currency">
            <text:p>$13,000.00</text:p>
          </table:table-cell>
          <table:table-cell table:formula="of:=([.D22]-[.C22])/[.C22]" office:value-type="float" office:value="0.433333333333333" calcext:value-type="float">
            <text:p>0.43</text:p>
          </table:table-cell>
        </table:table-row>
        <table:table-row table:style-name="ro2">
          <table:table-cell office:value-type="string" calcext:value-type="string">
            <text:p>Heirloom</text:p>
          </table:table-cell>
          <table:table-cell office:value-type="string" calcext:value-type="string">
            <text:p>Mysterious Thriller Adventure</text:p>
          </table:table-cell>
          <table:table-cell office:value-type="currency" office:currency="USD" office:value="33000" calcext:value-type="currency">
            <text:p>$33,000.00</text:p>
          </table:table-cell>
          <table:table-cell office:value-type="currency" office:currency="USD" office:value="44077" calcext:value-type="currency">
            <text:p>$44,077.00</text:p>
          </table:table-cell>
          <table:table-cell office:value-type="float" office:value="610" calcext:value-type="float">
            <text:p>610</text:p>
          </table:table-cell>
          <table:table-cell table:style-name="ce1" table:formula="of:=[.D23]/[.E23]" office:value-type="currency" office:currency="USD" office:value="72.2573770491803" calcext:value-type="currency">
            <text:p>$72.2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12" calcext:value-type="date">
            <text:p>10/12/23</text:p>
          </table:table-cell>
          <table:table-cell office:value-type="date" office:date-value="2024-10-01" calcext:value-type="date">
            <text:p>10/01/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2000" calcext:value-type="currency">
            <text:p>$2,000.00</text:p>
          </table:table-cell>
          <table:table-cell office:value-type="currency" office:currency="USD" office:value="35" calcext:value-type="currency">
            <text:p>$35.00</text:p>
          </table:table-cell>
          <table:table-cell/>
          <table:table-cell table:style-name="ce1" table:formula="of:=[.D23] - [.C23]" office:value-type="currency" office:currency="USD" office:value="11077" calcext:value-type="currency">
            <text:p>$11,077.00</text:p>
          </table:table-cell>
          <table:table-cell table:formula="of:=([.D23]-[.C23])/[.C23]" office:value-type="float" office:value="0.335666666666667" calcext:value-type="float">
            <text:p>0.34</text:p>
          </table:table-cell>
        </table:table-row>
        <table:table-row table:style-name="ro2">
          <table:table-cell office:value-type="string" calcext:value-type="string">
            <text:p>Aaling The Ghost</text:p>
          </table:table-cell>
          <table:table-cell office:value-type="string" calcext:value-type="string">
            <text:p>Story Driven Turn-Based RPG</text:p>
          </table:table-cell>
          <table:table-cell office:value-type="currency" office:currency="USD" office:value="10648" calcext:value-type="currency">
            <text:p>$10,648.00</text:p>
          </table:table-cell>
          <table:table-cell office:value-type="currency" office:currency="USD" office:value="15008" calcext:value-type="currency">
            <text:p>$15,008.00</text:p>
          </table:table-cell>
          <table:table-cell office:value-type="float" office:value="356" calcext:value-type="float">
            <text:p>356</text:p>
          </table:table-cell>
          <table:table-cell table:style-name="ce1" table:formula="of:=[.D24]/[.E24]" office:value-type="currency" office:currency="USD" office:value="42.1573033707865" calcext:value-type="currency">
            <text:p>$42.1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20" calcext:value-type="date">
            <text:p>10/20/23</text:p>
          </table:table-cell>
          <table:table-cell office:value-type="date" office:date-value="2025-03-01" calcext:value-type="date">
            <text:p>03/01/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3" calcext:value-type="currency">
            <text:p>$13.00</text:p>
          </table:table-cell>
          <table:table-cell office:value-type="currency" office:currency="USD" office:value="710" calcext:value-type="currency">
            <text:p>$710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24] - [.C24]" office:value-type="currency" office:currency="USD" office:value="4360" calcext:value-type="currency">
            <text:p>$4,360.00</text:p>
          </table:table-cell>
          <table:table-cell table:formula="of:=([.D24]-[.C24])/[.C24]" office:value-type="float" office:value="0.40946656649136" calcext:value-type="float">
            <text:p>0.41</text:p>
          </table:table-cell>
        </table:table-row>
        <table:table-row table:style-name="ro2">
          <table:table-cell office:value-type="string" calcext:value-type="string">
            <text:p>Rain in the Abyss</text:p>
          </table:table-cell>
          <table:table-cell office:value-type="string" calcext:value-type="string">
            <text:p>Survival Horror/Metroidvania</text:p>
          </table:table-cell>
          <table:table-cell office:value-type="currency" office:currency="USD" office:value="12531" calcext:value-type="currency">
            <text:p>$12,531.00</text:p>
          </table:table-cell>
          <table:table-cell office:value-type="currency" office:currency="USD" office:value="4495" calcext:value-type="currency">
            <text:p>$4,495.00</text:p>
          </table:table-cell>
          <table:table-cell office:value-type="float" office:value="120" calcext:value-type="float">
            <text:p>120</text:p>
          </table:table-cell>
          <table:table-cell table:style-name="ce1" table:formula="of:=[.D25]/[.E25]" office:value-type="currency" office:currency="USD" office:value="37.4583333333333" calcext:value-type="currency">
            <text:p>$37.46</text:p>
          </table:table-cell>
          <table:table-cell table:style-name="ce5"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23" calcext:value-type="date">
            <text:p>10/23/23</text:p>
          </table:table-cell>
          <table:table-cell office:value-type="date" office:date-value="2025-07-01" calcext:value-type="date">
            <text:p>07/01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401" calcext:value-type="currency">
            <text:p>$401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25] - [.C25]" office:value-type="currency" office:currency="USD" office:value="-8036" calcext:value-type="currency">
            <text:p>-$8,036.00</text:p>
          </table:table-cell>
          <table:table-cell table:formula="of:=([.D25]-[.C25])/[.C25]" office:value-type="float" office:value="-0.641289601787567" calcext:value-type="float">
            <text:p>-0.64</text:p>
          </table:table-cell>
        </table:table-row>
        <table:table-row table:style-name="ro2">
          <table:table-cell office:value-type="string" calcext:value-type="string">
            <text:p>Hym to the Earless God</text:p>
          </table:table-cell>
          <table:table-cell office:value-type="string" calcext:value-type="string">
            <text:p>Mysterios Alien RPG</text:p>
          </table:table-cell>
          <table:table-cell office:value-type="currency" office:currency="USD" office:value="120000" calcext:value-type="currency">
            <text:p>$120,000.00</text:p>
          </table:table-cell>
          <table:table-cell office:value-type="currency" office:currency="USD" office:value="77847" calcext:value-type="currency">
            <text:p>$77,847.00</text:p>
          </table:table-cell>
          <table:table-cell office:value-type="float" office:value="985" calcext:value-type="float">
            <text:p>985</text:p>
          </table:table-cell>
          <table:table-cell table:style-name="ce1" table:formula="of:=[.D26]/[.E26]" office:value-type="currency" office:currency="USD" office:value="79.0324873096447" calcext:value-type="currency">
            <text:p>$79.03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28" calcext:value-type="date">
            <text:p>09/28/23</text:p>
          </table:table-cell>
          <table:table-cell office:value-type="date" office:date-value="2026-08-01" calcext:value-type="date">
            <text:p>08/01/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26] - [.C26]" office:value-type="currency" office:currency="USD" office:value="-42153" calcext:value-type="currency">
            <text:p>-$42,153.00</text:p>
          </table:table-cell>
          <table:table-cell table:formula="of:=([.D26]-[.C26])/[.C26]" office:value-type="float" office:value="-0.351275" calcext:value-type="float">
            <text:p>-0.35</text:p>
          </table:table-cell>
        </table:table-row>
        <table:table-row table:style-name="ro2">
          <table:table-cell office:value-type="string" calcext:value-type="string">
            <text:p>DaemonClaw</text:p>
          </table:table-cell>
          <table:table-cell office:value-type="string" calcext:value-type="string">
            <text:p>Fantasy Retro Side Scroller Action</text:p>
          </table:table-cell>
          <table:table-cell office:value-type="currency" office:currency="USD" office:value="53241" calcext:value-type="currency">
            <text:p>$53,241.00</text:p>
          </table:table-cell>
          <table:table-cell office:value-type="currency" office:currency="USD" office:value="91180" calcext:value-type="currency">
            <text:p>$91,180.00</text:p>
          </table:table-cell>
          <table:table-cell office:value-type="float" office:value="906" calcext:value-type="float">
            <text:p>906</text:p>
          </table:table-cell>
          <table:table-cell table:style-name="ce1" table:formula="of:=[.D27]/[.E27]" office:value-type="currency" office:currency="USD" office:value="100.640176600442" calcext:value-type="currency">
            <text:p>$100.6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2" calcext:value-type="date">
            <text:p>10/12/23</text:p>
          </table:table-cell>
          <table:table-cell office:value-type="date" office:date-value="2025-04-01" calcext:value-type="date">
            <text:p>04/01/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320" calcext:value-type="currency">
            <text:p>$32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27] - [.C27]" office:value-type="currency" office:currency="USD" office:value="37939" calcext:value-type="currency">
            <text:p>$37,939.00</text:p>
          </table:table-cell>
          <table:table-cell table:formula="of:=([.D27]-[.C27])/[.C27]" office:value-type="float" office:value="0.712589921301253" calcext:value-type="float">
            <text:p>0.71</text:p>
          </table:table-cell>
        </table:table-row>
        <table:table-row table:style-name="ro2">
          <table:table-cell office:value-type="string" calcext:value-type="string">
            <text:p>Anima Song From the Abyss</text:p>
          </table:table-cell>
          <table:table-cell office:value-type="string" calcext:value-type="string">
            <text:p>Action RPG with a Deep Story</text:p>
          </table:table-cell>
          <table:table-cell office:value-type="currency" office:currency="USD" office:value="63889" calcext:value-type="currency">
            <text:p>$63,889.00</text:p>
          </table:table-cell>
          <table:table-cell office:value-type="currency" office:currency="USD" office:value="114727" calcext:value-type="currency">
            <text:p>$114,727.00</text:p>
          </table:table-cell>
          <table:table-cell office:value-type="float" office:value="1051" calcext:value-type="float">
            <text:p>1051</text:p>
          </table:table-cell>
          <table:table-cell table:style-name="ce1" table:formula="of:=[.D28]/[.E28]" office:value-type="currency" office:currency="USD" office:value="109.159847764034" calcext:value-type="currency">
            <text:p>$109.1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5" calcext:value-type="date">
            <text:p>10/05/23</text:p>
          </table:table-cell>
          <table:table-cell office:value-type="date" office:date-value="2024-11-01" calcext:value-type="date">
            <text:p>11/01/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8519" calcext:value-type="currency">
            <text:p>$8,519.00</text:p>
          </table:table-cell>
          <table:table-cell office:value-type="currency" office:currency="USD" office:value="5325" calcext:value-type="currency">
            <text:p>$5,325.00</text:p>
          </table:table-cell>
          <table:table-cell office:value-type="currency" office:currency="USD" office:value="27" calcext:value-type="currency">
            <text:p>$27.00</text:p>
          </table:table-cell>
          <table:table-cell/>
          <table:table-cell table:style-name="ce1" table:formula="of:=[.D28] - [.C28]" office:value-type="currency" office:currency="USD" office:value="50838" calcext:value-type="currency">
            <text:p>$50,838.00</text:p>
          </table:table-cell>
          <table:table-cell table:formula="of:=([.D28]-[.C28])/[.C28]" office:value-type="float" office:value="0.795723833523768" calcext:value-type="float">
            <text:p>0.80</text:p>
          </table:table-cell>
        </table:table-row>
        <table:table-row table:style-name="ro2">
          <table:table-cell office:value-type="string" calcext:value-type="string">
            <text:p>Beekeeper’s Picnic</text:p>
          </table:table-cell>
          <table:table-cell office:value-type="string" calcext:value-type="string">
            <text:p>Cosy Sherlock Holmes Adventure</text:p>
          </table:table-cell>
          <table:table-cell office:value-type="currency" office:currency="USD" office:value="3916" calcext:value-type="currency">
            <text:p>$3,916.00</text:p>
          </table:table-cell>
          <table:table-cell office:value-type="currency" office:currency="USD" office:value="6705" calcext:value-type="currency">
            <text:p>$6,705.00</text:p>
          </table:table-cell>
          <table:table-cell office:value-type="float" office:value="136" calcext:value-type="float">
            <text:p>136</text:p>
          </table:table-cell>
          <table:table-cell table:style-name="ce1" table:formula="of:=[.D29]/[.E29]" office:value-type="currency" office:currency="USD" office:value="49.3014705882353" calcext:value-type="currency">
            <text:p>$49.3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9" calcext:value-type="date">
            <text:p>10/19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961" calcext:value-type="currency">
            <text:p>$961.00</text:p>
          </table:table-cell>
          <table:table-cell office:value-type="currency" office:currency="USD" office:value="7" calcext:value-type="currency">
            <text:p>$7.00</text:p>
          </table:table-cell>
          <table:table-cell/>
          <table:table-cell table:style-name="ce1" table:formula="of:=[.D29] - [.C29]" office:value-type="currency" office:currency="USD" office:value="2789" calcext:value-type="currency">
            <text:p>$2,789.00</text:p>
          </table:table-cell>
          <table:table-cell table:formula="of:=([.D29]-[.C29])/[.C29]" office:value-type="float" office:value="0.71220633299285" calcext:value-type="float">
            <text:p>0.71</text:p>
          </table:table-cell>
        </table:table-row>
        <table:table-row table:style-name="ro2">
          <table:table-cell office:value-type="string" calcext:value-type="string">
            <text:p>Heart Cage</text:p>
          </table:table-cell>
          <table:table-cell office:value-type="string" calcext:value-type="string">
            <text:p>18+ Visual Novel</text:p>
          </table:table-cell>
          <table:table-cell office:value-type="currency" office:currency="USD" office:value="16631" calcext:value-type="currency">
            <text:p>$16,631.00</text:p>
          </table:table-cell>
          <table:table-cell office:value-type="currency" office:currency="USD" office:value="16889" calcext:value-type="currency">
            <text:p>$16,889.00</text:p>
          </table:table-cell>
          <table:table-cell office:value-type="float" office:value="302" calcext:value-type="float">
            <text:p>302</text:p>
          </table:table-cell>
          <table:table-cell table:style-name="ce1" table:formula="of:=[.D30]/[.E30]" office:value-type="currency" office:currency="USD" office:value="55.9238410596027" calcext:value-type="currency">
            <text:p>$55.9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5" calcext:value-type="date">
            <text:p>10/15/23</text:p>
          </table:table-cell>
          <table:table-cell office:value-type="date" office:date-value="2025-05-01" calcext:value-type="date">
            <text:p>05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currency" office:currency="USD" office:value="3009" calcext:value-type="currency">
            <text:p>$3,009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30] - [.C30]" office:value-type="currency" office:currency="USD" office:value="258" calcext:value-type="currency">
            <text:p>$258.00</text:p>
          </table:table-cell>
          <table:table-cell table:formula="of:=([.D30]-[.C30])/[.C30]" office:value-type="float" office:value="0.0155131982442427" calcext:value-type="float">
            <text:p>0.02</text:p>
          </table:table-cell>
        </table:table-row>
        <table:table-row table:style-name="ro2">
          <table:table-cell office:value-type="string" calcext:value-type="string">
            <text:p>UNC: Pathfinder</text:p>
          </table:table-cell>
          <table:table-cell office:value-type="string" calcext:value-type="string">
            <text:p>VR-Ready Sci-Fi RPG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627" calcext:value-type="currency">
            <text:p>$6,627.00</text:p>
          </table:table-cell>
          <table:table-cell office:value-type="float" office:value="122" calcext:value-type="float">
            <text:p>122</text:p>
          </table:table-cell>
          <table:table-cell table:style-name="ce1" table:formula="of:=[.D31]/[.E31]" office:value-type="currency" office:currency="USD" office:value="54.3196721311475" calcext:value-type="currency">
            <text:p>$54.3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0" calcext:value-type="date">
            <text:p>10/20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999" calcext:value-type="currency">
            <text:p>$999.00</text:p>
          </table:table-cell>
          <table:table-cell office:value-type="currency" office:currency="USD" office:value="29" calcext:value-type="currency">
            <text:p>$29.00</text:p>
          </table:table-cell>
          <table:table-cell/>
          <table:table-cell table:style-name="ce1" table:formula="of:=[.D31] - [.C31]" office:value-type="currency" office:currency="USD" office:value="1627" calcext:value-type="currency">
            <text:p>$1,627.00</text:p>
          </table:table-cell>
          <table:table-cell table:formula="of:=([.D31]-[.C31])/[.C31]" office:value-type="float" office:value="0.3254" calcext:value-type="float">
            <text:p>0.33</text:p>
          </table:table-cell>
        </table:table-row>
        <table:table-row table:style-name="ro2">
          <table:table-cell office:value-type="string" calcext:value-type="string">
            <text:p>Wildlands</text:p>
          </table:table-cell>
          <table:table-cell office:value-type="string" calcext:value-type="string">
            <text:p>Multiplayer Survival Game</text:p>
          </table:table-cell>
          <table:table-cell office:value-type="currency" office:currency="USD" office:value="24467" calcext:value-type="currency">
            <text:p>$24,467.00</text:p>
          </table:table-cell>
          <table:table-cell office:value-type="currency" office:currency="USD" office:value="9100" calcext:value-type="currency">
            <text:p>$9,100.00</text:p>
          </table:table-cell>
          <table:table-cell office:value-type="float" office:value="187" calcext:value-type="float">
            <text:p>187</text:p>
          </table:table-cell>
          <table:table-cell table:style-name="ce1" table:formula="of:=[.D32]/[.E32]" office:value-type="currency" office:currency="USD" office:value="48.6631016042781" calcext:value-type="currency">
            <text:p>$48.6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8" calcext:value-type="date">
            <text:p>10/08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2596" calcext:value-type="currency">
            <text:p>$2,596.00</text:p>
          </table:table-cell>
          <table:table-cell office:value-type="currency" office:currency="USD" office:value="594" calcext:value-type="currency">
            <text:p>$594.00</text:p>
          </table:table-cell>
          <table:table-cell office:value-type="currency" office:currency="USD" office:value="19" calcext:value-type="currency">
            <text:p>$19.00</text:p>
          </table:table-cell>
          <table:table-cell/>
          <table:table-cell table:style-name="ce1" table:formula="of:=[.D32] - [.C32]" office:value-type="currency" office:currency="USD" office:value="-15367" calcext:value-type="currency">
            <text:p>-$15,367.00</text:p>
          </table:table-cell>
          <table:table-cell table:formula="of:=([.D32]-[.C32])/[.C32]" office:value-type="float" office:value="-0.628070462255283" calcext:value-type="float">
            <text:p>-0.63</text:p>
          </table:table-cell>
        </table:table-row>
        <table:table-row table:style-name="ro2">
          <table:table-cell office:value-type="string" calcext:value-type="string">
            <text:p>Aesphera: Lost Union</text:p>
          </table:table-cell>
          <table:table-cell office:value-type="string" calcext:value-type="string">
            <text:p>A Tactical Rotation RPG</text:p>
          </table:table-cell>
          <table:table-cell office:value-type="currency" office:currency="USD" office:value="32700" calcext:value-type="currency">
            <text:p>$32,700.00</text:p>
          </table:table-cell>
          <table:table-cell office:value-type="currency" office:currency="USD" office:value="16087" calcext:value-type="currency">
            <text:p>$16,087.00</text:p>
          </table:table-cell>
          <table:table-cell office:value-type="float" office:value="99" calcext:value-type="float">
            <text:p>99</text:p>
          </table:table-cell>
          <table:table-cell table:style-name="ce1" table:formula="of:=[.D33]/[.E33]" office:value-type="currency" office:currency="USD" office:value="162.49494949495" calcext:value-type="currency">
            <text:p>$162.49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30" calcext:value-type="date">
            <text:p>10/30/23</text:p>
          </table:table-cell>
          <table:table-cell office:value-type="date" office:date-value="2026-12-01" calcext:value-type="date">
            <text:p>12/01/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33] - [.C33]" office:value-type="currency" office:currency="USD" office:value="-16613" calcext:value-type="currency">
            <text:p>-$16,613.00</text:p>
          </table:table-cell>
          <table:table-cell table:formula="of:=([.D33]-[.C33])/[.C33]" office:value-type="float" office:value="-0.508042813455657" calcext:value-type="float">
            <text:p>-0.51</text:p>
          </table:table-cell>
        </table:table-row>
        <table:table-row table:style-name="ro2">
          <table:table-cell office:value-type="string" calcext:value-type="string">
            <text:p>Kritter</text:p>
          </table:table-cell>
          <table:table-cell office:value-type="string" calcext:value-type="string">
            <text:p>Top-Down Rogue-Like</text:p>
          </table:table-cell>
          <table:table-cell office:value-type="currency" office:currency="USD" office:value="2662" calcext:value-type="currency">
            <text:p>$2,662.00</text:p>
          </table:table-cell>
          <table:table-cell office:value-type="currency" office:currency="USD" office:value="3436" calcext:value-type="currency">
            <text:p>$3,436.00</text:p>
          </table:table-cell>
          <table:table-cell office:value-type="float" office:value="101" calcext:value-type="float">
            <text:p>101</text:p>
          </table:table-cell>
          <table:table-cell table:style-name="ce1" table:formula="of:=[.D34]/[.E34]" office:value-type="currency" office:currency="USD" office:value="34.019801980198" calcext:value-type="currency">
            <text:p>$34.0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09-29" calcext:value-type="date">
            <text:p>09/29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533" calcext:value-type="currency">
            <text:p>$533.00</text:p>
          </table:table-cell>
          <table:table-cell office:value-type="currency" office:currency="USD" office:value="213" calcext:value-type="currency">
            <text:p>$213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34] - [.C34]" office:value-type="currency" office:currency="USD" office:value="774" calcext:value-type="currency">
            <text:p>$774.00</text:p>
          </table:table-cell>
          <table:table-cell table:formula="of:=([.D34]-[.C34])/[.C34]" office:value-type="float" office:value="0.290758827948911" calcext:value-type="float">
            <text:p>0.29</text:p>
          </table:table-cell>
        </table:table-row>
        <table:table-row table:style-name="ro2">
          <table:table-cell office:value-type="string" calcext:value-type="string">
            <text:p>La Miree: Ticket to Everywhere</text:p>
          </table:table-cell>
          <table:table-cell office:value-type="string" calcext:value-type="string">
            <text:p>Erotic Dating Simulator</text:p>
          </table:table-cell>
          <table:table-cell office:value-type="currency" office:currency="USD" office:value="33365" calcext:value-type="currency">
            <text:p>$33,365.00</text:p>
          </table:table-cell>
          <table:table-cell office:value-type="currency" office:currency="USD" office:value="10252" calcext:value-type="currency">
            <text:p>$10,252.00</text:p>
          </table:table-cell>
          <table:table-cell office:value-type="float" office:value="153" calcext:value-type="float">
            <text:p>153</text:p>
          </table:table-cell>
          <table:table-cell table:style-name="ce1" table:formula="of:=[.D35]/[.E35]" office:value-type="currency" office:currency="USD" office:value="67.0065359477124" calcext:value-type="currency">
            <text:p>$67.01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557" calcext:value-type="currency">
            <text:p>$557.00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style-name="ce1" table:formula="of:=[.D35] - [.C35]" office:value-type="currency" office:currency="USD" office:value="-23113" calcext:value-type="currency">
            <text:p>-$23,113.00</text:p>
          </table:table-cell>
          <table:table-cell table:formula="of:=([.D35]-[.C35])/[.C35]" office:value-type="float" office:value="-0.692731904690544" calcext:value-type="float">
            <text:p>-0.69</text:p>
          </table:table-cell>
        </table:table-row>
        <table:table-row table:style-name="ro2">
          <table:table-cell office:value-type="string" calcext:value-type="string">
            <text:p>Empty Inside</text:p>
          </table:table-cell>
          <table:table-cell office:value-type="string" calcext:value-type="string">
            <text:p>Indie Horror Game</text:p>
          </table:table-cell>
          <table:table-cell office:value-type="currency" office:currency="USD" office:value="13200" calcext:value-type="currency">
            <text:p>$13,200.00</text:p>
          </table:table-cell>
          <table:table-cell office:value-type="currency" office:currency="USD" office:value="943" calcext:value-type="currency">
            <text:p>$943.00</text:p>
          </table:table-cell>
          <table:table-cell office:value-type="float" office:value="18" calcext:value-type="float">
            <text:p>18</text:p>
          </table:table-cell>
          <table:table-cell table:style-name="ce1" table:formula="of:=[.D36]/[.E36]" office:value-type="currency" office:currency="USD" office:value="52.3888888888889" calcext:value-type="currency">
            <text:p>$52.39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1" calcext:value-type="date">
            <text:p>10/21/23</text:p>
          </table:table-cell>
          <table:table-cell office:value-type="date" office:date-value="2024-08-01" calcext:value-type="date">
            <text:p>08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36] - [.C36]" office:value-type="currency" office:currency="USD" office:value="-12257" calcext:value-type="currency">
            <text:p>-$12,257.00</text:p>
          </table:table-cell>
          <table:table-cell table:formula="of:=([.D36]-[.C36])/[.C36]" office:value-type="float" office:value="-0.928560606060606" calcext:value-type="float">
            <text:p>-0.93</text:p>
          </table:table-cell>
        </table:table-row>
        <table:table-row table:style-name="ro2">
          <table:table-cell office:value-type="string" calcext:value-type="string">
            <text:p>Return From Core</text:p>
          </table:table-cell>
          <table:table-cell office:value-type="string" calcext:value-type="string">
            <text:p>A Sandbox RPG Adventure</text:p>
          </table:table-cell>
          <table:table-cell office:value-type="currency" office:currency="USD" office:value="10109" calcext:value-type="currency">
            <text:p>$10,109.00</text:p>
          </table:table-cell>
          <table:table-cell office:value-type="currency" office:currency="USD" office:value="1042" calcext:value-type="currency">
            <text:p>$1,042.00</text:p>
          </table:table-cell>
          <table:table-cell office:value-type="float" office:value="53" calcext:value-type="float">
            <text:p>53</text:p>
          </table:table-cell>
          <table:table-cell table:style-name="ce1" table:formula="of:=[.D37]/[.E37]" office:value-type="currency" office:currency="USD" office:value="19.6603773584906" calcext:value-type="currency">
            <text:p>$19.66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2461" calcext:value-type="currency">
            <text:p>$2,461.00</text:p>
          </table:table-cell>
          <table:table-cell office:value-type="currency" office:currency="USD" office:value="304" calcext:value-type="currency">
            <text:p>$304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37] - [.C37]" office:value-type="currency" office:currency="USD" office:value="-9067" calcext:value-type="currency">
            <text:p>-$9,067.00</text:p>
          </table:table-cell>
          <table:table-cell table:formula="of:=([.D37]-[.C37])/[.C37]" office:value-type="float" office:value="-0.896923533485013" calcext:value-type="float">
            <text:p>-0.90</text:p>
          </table:table-cell>
        </table:table-row>
        <table:table-row table:style-name="ro2">
          <table:table-cell office:value-type="string" calcext:value-type="string">
            <text:p>Runa &amp; Chaikuru Legacy</text:p>
          </table:table-cell>
          <table:table-cell office:value-type="string" calcext:value-type="string">
            <text:p>Unique Single-Player 3d Platformer Adventure</text:p>
          </table:table-cell>
          <table:table-cell office:value-type="currency" office:currency="USD" office:value="25000" calcext:value-type="currency">
            <text:p>$25,000.00</text:p>
          </table:table-cell>
          <table:table-cell office:value-type="currency" office:currency="USD" office:value="3006" calcext:value-type="currency">
            <text:p>$3,006.00</text:p>
          </table:table-cell>
          <table:table-cell office:value-type="float" office:value="67" calcext:value-type="float">
            <text:p>67</text:p>
          </table:table-cell>
          <table:table-cell table:style-name="ce1" table:formula="of:=[.D38]/[.E38]" office:value-type="currency" office:currency="USD" office:value="44.8656716417911" calcext:value-type="currency">
            <text:p>$44.87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8" calcext:value-type="date">
            <text:p>10/28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38] - [.C38]" office:value-type="currency" office:currency="USD" office:value="-21994" calcext:value-type="currency">
            <text:p>-$21,994.00</text:p>
          </table:table-cell>
          <table:table-cell table:formula="of:=([.D38]-[.C38])/[.C38]" office:value-type="float" office:value="-0.87976" calcext:value-type="float">
            <text:p>-0.88</text:p>
          </table:table-cell>
        </table:table-row>
        <table:table-row table:style-name="ro2">
          <table:table-cell office:value-type="string" calcext:value-type="string">
            <text:p>Eerie Desolation</text:p>
          </table:table-cell>
          <table:table-cell office:value-type="string" calcext:value-type="string">
            <text:p>1-4 Person Ope World Horror Gam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61" calcext:value-type="currency">
            <text:p>$261.00</text:p>
          </table:table-cell>
          <table:table-cell office:value-type="float" office:value="15" calcext:value-type="float">
            <text:p>15</text:p>
          </table:table-cell>
          <table:table-cell table:style-name="ce1" table:formula="of:=[.D39]/[.E39]" office:value-type="currency" office:currency="USD" office:value="17.4" calcext:value-type="currency">
            <text:p>$17.4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10-23" calcext:value-type="date">
            <text:p>10/23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20" calcext:value-type="currency">
            <text:p>$2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39] - [.C39]" office:value-type="currency" office:currency="USD" office:value="161" calcext:value-type="currency">
            <text:p>$161.00</text:p>
          </table:table-cell>
          <table:table-cell table:formula="of:=([.D39]-[.C39])/[.C39]"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HAYCLAVAYA</text:p>
          </table:table-cell>
          <table:table-cell office:value-type="string" calcext:value-type="string">
            <text:p>Indigenous Online/Offline Survival Battle Royale</text:p>
          </table:table-cell>
          <table:table-cell office:value-type="currency" office:currency="USD" office:value="8880" calcext:value-type="currency">
            <text:p>$8,880.00</text:p>
          </table:table-cell>
          <table:table-cell office:value-type="currency" office:currency="USD" office:value="8258" calcext:value-type="currency">
            <text:p>$8,258.00</text:p>
          </table:table-cell>
          <table:table-cell office:value-type="float" office:value="23" calcext:value-type="float">
            <text:p>23</text:p>
          </table:table-cell>
          <table:table-cell table:style-name="ce1" table:formula="of:=[.D40]/[.E40]" office:value-type="currency" office:currency="USD" office:value="359.04347826087" calcext:value-type="currency">
            <text:p>$359.04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11-11" calcext:value-type="date">
            <text:p>11/11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40] - [.C40]" office:value-type="currency" office:currency="USD" office:value="-622" calcext:value-type="currency">
            <text:p>-$622.00</text:p>
          </table:table-cell>
          <table:table-cell table:formula="of:=([.D40]-[.C40])/[.C40]" office:value-type="float" office:value="-0.0700450450450451" calcext:value-type="float">
            <text:p>-0.07</text:p>
          </table:table-cell>
        </table:table-row>
        <table:table-row table:style-name="ro2">
          <table:table-cell office:value-type="string" calcext:value-type="string">
            <text:p>Boyscout</text:p>
          </table:table-cell>
          <table:table-cell office:value-type="string" calcext:value-type="string">
            <text:p>Top-Down Adventure Focus on Minigames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currency" office:currency="USD" office:value="2511" calcext:value-type="currency">
            <text:p>$2,511.00</text:p>
          </table:table-cell>
          <table:table-cell office:value-type="float" office:value="78" calcext:value-type="float">
            <text:p>78</text:p>
          </table:table-cell>
          <table:table-cell table:style-name="ce1" table:formula="of:=[.D41]/[.E41]" office:value-type="currency" office:currency="USD" office:value="32.1923076923077" calcext:value-type="currency">
            <text:p>$32.1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4-08-01" calcext:value-type="date">
            <text:p>08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41] - [.C41]" office:value-type="currency" office:currency="USD" office:value="11" calcext:value-type="currency">
            <text:p>$11.00</text:p>
          </table:table-cell>
          <table:table-cell table:formula="of:=([.D41]-[.C41])/[.C41]" office:value-type="float" office:value="0.0044" calcext:value-type="float">
            <text:p>0.00</text:p>
          </table:table-cell>
        </table:table-row>
        <table:table-row table:style-name="ro2">
          <table:table-cell office:value-type="string" calcext:value-type="string">
            <text:p>Bygone Dreams</text:p>
          </table:table-cell>
          <table:table-cell office:value-type="string" calcext:value-type="string">
            <text:p>Surreal High Fantasy Action-Adventure RPG</text:p>
          </table:table-cell>
          <table:table-cell office:value-type="currency" office:currency="USD" office:value="10585" calcext:value-type="currency">
            <text:p>$10,585.00</text:p>
          </table:table-cell>
          <table:table-cell office:value-type="currency" office:currency="USD" office:value="11633" calcext:value-type="currency">
            <text:p>$11,633.00</text:p>
          </table:table-cell>
          <table:table-cell office:value-type="float" office:value="163" calcext:value-type="float">
            <text:p>163</text:p>
          </table:table-cell>
          <table:table-cell table:style-name="ce1" table:formula="of:=[.D42]/[.E42]" office:value-type="currency" office:currency="USD" office:value="71.3680981595092" calcext:value-type="currency">
            <text:p>$71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0" calcext:value-type="date">
            <text:p>10/10/23</text:p>
          </table:table-cell>
          <table:table-cell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5293" calcext:value-type="currency">
            <text:p>$5,293.00</text:p>
          </table:table-cell>
          <table:table-cell office:value-type="currency" office:currency="USD" office:value="1059" calcext:value-type="currency">
            <text:p>$1,059.00</text:p>
          </table:table-cell>
          <table:table-cell office:value-type="currency" office:currency="USD" office:value="27" calcext:value-type="currency">
            <text:p>$27.00</text:p>
          </table:table-cell>
          <table:table-cell/>
          <table:table-cell table:style-name="ce1" table:formula="of:=[.D42] - [.C42]" office:value-type="currency" office:currency="USD" office:value="1048" calcext:value-type="currency">
            <text:p>$1,048.00</text:p>
          </table:table-cell>
          <table:table-cell table:formula="of:=([.D42]-[.C42])/[.C42]" office:value-type="float" office:value="0.0990080302314596" calcext:value-type="float">
            <text:p>0.10</text:p>
          </table:table-cell>
        </table:table-row>
        <table:table-row table:style-name="ro2">
          <table:table-cell office:value-type="string" calcext:value-type="string">
            <text:p>Prism</text:p>
          </table:table-cell>
          <table:table-cell office:value-type="string" calcext:value-type="string">
            <text:p>Infiltration</text:p>
          </table:table-cell>
          <table:table-cell office:value-type="currency" office:currency="USD" office:value="2646" calcext:value-type="currency">
            <text:p>$2,646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2" calcext:value-type="float">
            <text:p>2</text:p>
          </table:table-cell>
          <table:table-cell table:style-name="ce1" table:formula="of:=[.D43]/[.E43]" office:value-type="currency" office:currency="USD" office:value="3" calcext:value-type="currency">
            <text:p>$3.0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6" calcext:value-type="date">
            <text:p>10/16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2" calcext:value-type="currency">
            <text:p>$22.00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43] - [.C43]" office:value-type="currency" office:currency="USD" office:value="-2640" calcext:value-type="currency">
            <text:p>-$2,640.00</text:p>
          </table:table-cell>
          <table:table-cell table:formula="of:=([.D43]-[.C43])/[.C43]" office:value-type="float" office:value="-0.997732426303855" calcext:value-type="float">
            <text:p>-1.00</text:p>
          </table:table-cell>
        </table:table-row>
        <table:table-row table:style-name="ro2">
          <table:table-cell office:value-type="string" calcext:value-type="string">
            <text:p>Thermalito 2.0</text:p>
          </table:table-cell>
          <table:table-cell office:value-type="string" calcext:value-type="string">
            <text:p>Racing Sim</text:p>
          </table:table-cell>
          <table:table-cell office:value-type="currency" office:currency="USD" office:value="1765" calcext:value-type="currency">
            <text:p>$1,765.00</text:p>
          </table:table-cell>
          <table:table-cell office:value-type="currency" office:currency="USD" office:value="1890" calcext:value-type="currency">
            <text:p>$1,890.00</text:p>
          </table:table-cell>
          <table:table-cell office:value-type="float" office:value="49" calcext:value-type="float">
            <text:p>49</text:p>
          </table:table-cell>
          <table:table-cell table:style-name="ce1" table:formula="of:=[.D44]/[.E44]" office:value-type="currency" office:currency="USD" office:value="38.5714285714286" calcext:value-type="currency">
            <text:p>$38.5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30" calcext:value-type="date">
            <text:p>09/30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65" calcext:value-type="currency">
            <text:p>$65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44] - [.C44]" office:value-type="currency" office:currency="USD" office:value="125" calcext:value-type="currency">
            <text:p>$125.00</text:p>
          </table:table-cell>
          <table:table-cell table:formula="of:=([.D44]-[.C44])/[.C44]" office:value-type="float" office:value="0.0708215297450425" calcext:value-type="float">
            <text:p>0.07</text:p>
          </table:table-cell>
        </table:table-row>
        <table:table-row table:style-name="ro2">
          <table:table-cell office:value-type="string" calcext:value-type="string">
            <text:p>The Perverse Slime 2 </text:p>
          </table:table-cell>
          <table:table-cell office:value-type="string" calcext:value-type="string">
            <text:p>Sexy Top Down Zelda-Like </text:p>
          </table:table-cell>
          <table:table-cell office:value-type="currency" office:currency="USD" office:value="1058" calcext:value-type="currency">
            <text:p>$1,058.00</text:p>
          </table:table-cell>
          <table:table-cell office:value-type="currency" office:currency="USD" office:value="1405" calcext:value-type="currency">
            <text:p>$1,405.00</text:p>
          </table:table-cell>
          <table:table-cell office:value-type="float" office:value="54" calcext:value-type="float">
            <text:p>54</text:p>
          </table:table-cell>
          <table:table-cell table:style-name="ce1" table:formula="of:=[.D45]/[.E45]" office:value-type="currency" office:currency="USD" office:value="26.0185185185185" calcext:value-type="currency">
            <text:p>$26.0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9" calcext:value-type="date">
            <text:p>10/19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159" calcext:value-type="currency">
            <text:p>$159.00</text:p>
          </table:table-cell>
          <table:table-cell office:value-type="currency" office:currency="USD" office:value="8" calcext:value-type="currency">
            <text:p>$8.00</text:p>
          </table:table-cell>
          <table:table-cell/>
          <table:table-cell table:style-name="ce1" table:formula="of:=[.D45] - [.C45]" office:value-type="currency" office:currency="USD" office:value="347" calcext:value-type="currency">
            <text:p>$347.00</text:p>
          </table:table-cell>
          <table:table-cell table:formula="of:=([.D45]-[.C45])/[.C45]" office:value-type="float" office:value="0.327977315689981" calcext:value-type="float">
            <text:p>0.33</text:p>
          </table:table-cell>
        </table:table-row>
        <table:table-row table:style-name="ro2">
          <table:table-cell office:value-type="string" calcext:value-type="string">
            <text:p>Auapolis of Sin</text:p>
          </table:table-cell>
          <table:table-cell office:value-type="string" calcext:value-type="string">
            <text:p>Mystery Thriller Visual Novel</text:p>
          </table:table-cell>
          <table:table-cell office:value-type="currency" office:currency="USD" office:value="4234" calcext:value-type="currency">
            <text:p>$4,234.00</text:p>
          </table:table-cell>
          <table:table-cell office:value-type="currency" office:currency="USD" office:value="3244" calcext:value-type="currency">
            <text:p>$3,244.00</text:p>
          </table:table-cell>
          <table:table-cell office:value-type="float" office:value="130" calcext:value-type="float">
            <text:p>130</text:p>
          </table:table-cell>
          <table:table-cell table:style-name="ce1" table:formula="of:=[.D46]/[.E46]" office:value-type="currency" office:currency="USD" office:value="24.9538461538462" calcext:value-type="currency">
            <text:p>$24.95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28" calcext:value-type="date">
            <text:p>09/28/23</text:p>
          </table:table-cell>
          <table:table-cell office:value-type="date" office:date-value="2025-07-01" calcext:value-type="date">
            <text:p>07/01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477" calcext:value-type="currency">
            <text:p>$477.00</text:p>
          </table:table-cell>
          <table:table-cell office:value-type="currency" office:currency="USD" office:value="212" calcext:value-type="currency">
            <text:p>$212.00</text:p>
          </table:table-cell>
          <table:table-cell office:value-type="currency" office:currency="USD" office:value="14" calcext:value-type="currency">
            <text:p>$14.00</text:p>
          </table:table-cell>
          <table:table-cell/>
          <table:table-cell table:style-name="ce1" table:formula="of:=[.D46] - [.C46]" office:value-type="currency" office:currency="USD" office:value="-990" calcext:value-type="currency">
            <text:p>-$990.00</text:p>
          </table:table-cell>
          <table:table-cell table:formula="of:=([.D46]-[.C46])/[.C46]" office:value-type="float" office:value="-0.233821445441663" calcext:value-type="float">
            <text:p>-0.23</text:p>
          </table:table-cell>
        </table:table-row>
        <table:table-row table:style-name="ro2">
          <table:table-cell office:value-type="string" calcext:value-type="string">
            <text:p>Celestial Crowns</text:p>
          </table:table-cell>
          <table:table-cell office:value-type="string" calcext:value-type="string">
            <text:p>Stat-Building Vantasy Visual Novel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0959" calcext:value-type="currency">
            <text:p>$10,959.00</text:p>
          </table:table-cell>
          <table:table-cell office:value-type="float" office:value="189" calcext:value-type="float">
            <text:p>189</text:p>
          </table:table-cell>
          <table:table-cell table:style-name="ce1" table:formula="of:=[.D47]/[.E47]" office:value-type="currency" office:currency="USD" office:value="57.984126984127" calcext:value-type="currency">
            <text:p>$57.9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2" calcext:value-type="date">
            <text:p>10/12/23</text:p>
          </table:table-cell>
          <table:table-cell office:value-type="date" office:date-value="2025-12-01" calcext:value-type="date">
            <text:p>12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300" calcext:value-type="currency">
            <text:p>$3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47] - [.C47]" office:value-type="currency" office:currency="USD" office:value="959" calcext:value-type="currency">
            <text:p>$959.00</text:p>
          </table:table-cell>
          <table:table-cell table:formula="of:=([.D47]-[.C47])/[.C47]" office:value-type="float" office:value="0.0959" calcext:value-type="float">
            <text:p>0.10</text:p>
          </table:table-cell>
        </table:table-row>
        <table:table-row table:style-name="ro2">
          <table:table-cell office:value-type="string" calcext:value-type="string">
            <text:p>Monster Girl Catcher</text:p>
          </table:table-cell>
          <table:table-cell office:value-type="string" calcext:value-type="string">
            <text:p>NSFW Dungeon Exploring Pokemon-Like RPG</text:p>
          </table:table-cell>
          <table:table-cell office:value-type="currency" office:currency="USD" office:value="561" calcext:value-type="currency">
            <text:p>$561.00</text:p>
          </table:table-cell>
          <table:table-cell office:value-type="currency" office:currency="USD" office:value="548" calcext:value-type="currency">
            <text:p>$548.00</text:p>
          </table:table-cell>
          <table:table-cell office:value-type="float" office:value="51" calcext:value-type="float">
            <text:p>51</text:p>
          </table:table-cell>
          <table:table-cell table:style-name="ce1" table:formula="of:=[.D48]/[.E48]" office:value-type="currency" office:currency="USD" office:value="10.7450980392157" calcext:value-type="currency">
            <text:p>$10.75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7" calcext:value-type="date">
            <text:p>10/27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15" calcext:value-type="currency">
            <text:p>$15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table:style-name="ce1" table:formula="of:=[.D48] - [.C48]" office:value-type="currency" office:currency="USD" office:value="-13" calcext:value-type="currency">
            <text:p>-$13.00</text:p>
          </table:table-cell>
          <table:table-cell table:formula="of:=([.D48]-[.C48])/[.C48]" office:value-type="float" office:value="-0.0231729055258467" calcext:value-type="float">
            <text:p>-0.02</text:p>
          </table:table-cell>
        </table:table-row>
        <table:table-row table:style-name="ro2">
          <table:table-cell office:value-type="string" calcext:value-type="string">
            <text:p>Crossing The Road</text:p>
          </table:table-cell>
          <table:table-cell office:value-type="string" calcext:value-type="string">
            <text:p>A Platforming Adventure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96" calcext:value-type="currency">
            <text:p>$5,096.00</text:p>
          </table:table-cell>
          <table:table-cell office:value-type="float" office:value="7" calcext:value-type="float">
            <text:p>7</text:p>
          </table:table-cell>
          <table:table-cell table:style-name="ce1" table:formula="of:=[.D49]/[.E49]" office:value-type="currency" office:currency="USD" office:value="728" calcext:value-type="currency">
            <text:p>$728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49] - [.C49]" office:value-type="currency" office:currency="USD" office:value="96" calcext:value-type="currency">
            <text:p>$96.00</text:p>
          </table:table-cell>
          <table:table-cell table:formula="of:=([.D49]-[.C49])/[.C49]" office:value-type="float" office:value="0.0192" calcext:value-type="float">
            <text:p>0.02</text:p>
          </table:table-cell>
        </table:table-row>
        <table:table-row table:style-name="ro2">
          <table:table-cell office:value-type="string" calcext:value-type="string">
            <text:p>Arena War</text:p>
          </table:table-cell>
          <table:table-cell office:value-type="string" calcext:value-type="string">
            <text:p>First Person Multiplayer Shooter</text:p>
          </table:table-cell>
          <table:table-cell office:value-type="currency" office:currency="USD" office:value="104" calcext:value-type="currency">
            <text:p>$104.00</text:p>
          </table:table-cell>
          <table:table-cell office:value-type="currency" office:currency="USD" office:value="70" calcext:value-type="currency">
            <text:p>$70.00</text:p>
          </table:table-cell>
          <table:table-cell office:value-type="float" office:value="5" calcext:value-type="float">
            <text:p>5</text:p>
          </table:table-cell>
          <table:table-cell table:style-name="ce1" table:formula="of:=[.D50]/[.E50]" office:value-type="currency" office:currency="USD" office:value="14" calcext:value-type="currency">
            <text:p>$14.0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table:style-name="ce1" table:formula="of:=[.D50] - [.C50]" office:value-type="currency" office:currency="USD" office:value="-34" calcext:value-type="currency">
            <text:p>-$34.00</text:p>
          </table:table-cell>
          <table:table-cell table:formula="of:=([.D50]-[.C50])/[.C50]" office:value-type="float" office:value="-0.326923076923077" calcext:value-type="float">
            <text:p>-0.33</text:p>
          </table:table-cell>
        </table:table-row>
        <table:table-row table:style-name="ro2">
          <table:table-cell office:value-type="string" calcext:value-type="string">
            <text:p>Run From Mummies</text:p>
          </table:table-cell>
          <table:table-cell office:value-type="string" calcext:value-type="string">
            <text:p>Top Down 2D Puzzle Adventure</text:p>
          </table:table-cell>
          <table:table-cell office:value-type="currency" office:currency="USD" office:value="20000" calcext:value-type="currency">
            <text:p>$20,000.00</text:p>
          </table:table-cell>
          <table:table-cell office:value-type="currency" office:currency="USD" office:value="20603" calcext:value-type="currency">
            <text:p>$20,603.00</text:p>
          </table:table-cell>
          <table:table-cell office:value-type="float" office:value="156" calcext:value-type="float">
            <text:p>156</text:p>
          </table:table-cell>
          <table:table-cell table:style-name="ce1" table:formula="of:=[.D51]/[.E51]" office:value-type="currency" office:currency="USD" office:value="132.070512820513" calcext:value-type="currency">
            <text:p>$132.0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4-07-01" calcext:value-type="date">
            <text:p>07/01/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2500" calcext:value-type="currency">
            <text:p>$2,5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51] - [.C51]" office:value-type="currency" office:currency="USD" office:value="603" calcext:value-type="currency">
            <text:p>$603.00</text:p>
          </table:table-cell>
          <table:table-cell table:formula="of:=([.D51]-[.C51])/[.C51]" office:value-type="float" office:value="0.03015" calcext:value-type="float">
            <text:p>0.03</text:p>
          </table:table-cell>
        </table:table-row>
        <table:table-row table:style-name="ro2">
          <table:table-cell office:value-type="string" calcext:value-type="string">
            <text:p>Dagada’s Story</text:p>
          </table:table-cell>
          <table:table-cell office:value-type="string" calcext:value-type="string">
            <text:p>A Cozy 2D Puzzle-platformer</text:p>
          </table:table-cell>
          <table:table-cell office:value-type="currency" office:currency="USD" office:value="2117" calcext:value-type="currency">
            <text:p>$2,117.00</text:p>
          </table:table-cell>
          <table:table-cell office:value-type="currency" office:currency="USD" office:value="3479" calcext:value-type="currency">
            <text:p>$3,479.00</text:p>
          </table:table-cell>
          <table:table-cell office:value-type="float" office:value="69" calcext:value-type="float">
            <text:p>69</text:p>
          </table:table-cell>
          <table:table-cell table:style-name="ce1" table:formula="of:=[.D52]/[.E52]" office:value-type="currency" office:currency="USD" office:value="50.4202898550725" calcext:value-type="currency">
            <text:p>$50.4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5" calcext:value-type="date">
            <text:p>10/05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212" calcext:value-type="currency">
            <text:p>$212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52] - [.C52]" office:value-type="currency" office:currency="USD" office:value="1362" calcext:value-type="currency">
            <text:p>$1,362.00</text:p>
          </table:table-cell>
          <table:table-cell table:formula="of:=([.D52]-[.C52])/[.C52]" office:value-type="float" office:value="0.643363249881908" calcext:value-type="float">
            <text:p>0.64</text:p>
          </table:table-cell>
        </table:table-row>
        <table:table-row table:style-name="ro2">
          <table:table-cell office:value-type="string" calcext:value-type="string">
            <text:p>Chronomon</text:p>
          </table:table-cell>
          <table:table-cell office:value-type="string" calcext:value-type="string">
            <text:p>Monster Taming RPG Farm Sim</text:p>
          </table:table-cell>
          <table:table-cell office:value-type="currency" office:currency="USD" office:value="4000" calcext:value-type="currency">
            <text:p>$4,000.00</text:p>
          </table:table-cell>
          <table:table-cell office:value-type="currency" office:currency="USD" office:value="22353" calcext:value-type="currency">
            <text:p>$22,353.00</text:p>
          </table:table-cell>
          <table:table-cell office:value-type="float" office:value="370" calcext:value-type="float">
            <text:p>370</text:p>
          </table:table-cell>
          <table:table-cell table:style-name="ce1" table:formula="of:=[.D53]/[.E53]" office:value-type="currency" office:currency="USD" office:value="60.4135135135135" calcext:value-type="currency">
            <text:p>$60.4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15" calcext:value-type="date">
            <text:p>08/15/23</text:p>
          </table:table-cell>
          <table:table-cell office:value-type="date" office:date-value="2023-09-14" calcext:value-type="date">
            <text:p>09/14/23</text:p>
          </table:table-cell>
          <table:table-cell office:value-type="date" office:date-value="2024-05-01" calcext:value-type="date">
            <text:p>05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800" calcext:value-type="currency">
            <text:p>$800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53] - [.C53]" office:value-type="currency" office:currency="USD" office:value="18353" calcext:value-type="currency">
            <text:p>$18,353.00</text:p>
          </table:table-cell>
          <table:table-cell table:formula="of:=([.D53]-[.C53])/[.C53]" office:value-type="float" office:value="4.58825" calcext:value-type="float">
            <text:p>4.59</text:p>
          </table:table-cell>
        </table:table-row>
        <table:table-row table:style-name="ro2">
          <table:table-cell office:value-type="string" calcext:value-type="string">
            <text:p>Eclypse</text:p>
          </table:table-cell>
          <table:table-cell office:value-type="string" calcext:value-type="string">
            <text:p>Roguelike Action FPS</text:p>
          </table:table-cell>
          <table:table-cell office:value-type="currency" office:currency="USD" office:value="7398" calcext:value-type="currency">
            <text:p>$7,398.00</text:p>
          </table:table-cell>
          <table:table-cell office:value-type="currency" office:currency="USD" office:value="7837" calcext:value-type="currency">
            <text:p>$7,837.00</text:p>
          </table:table-cell>
          <table:table-cell office:value-type="float" office:value="127" calcext:value-type="float">
            <text:p>127</text:p>
          </table:table-cell>
          <table:table-cell table:style-name="ce1" table:formula="of:=[.D54]/[.E54]" office:value-type="currency" office:currency="USD" office:value="61.7086614173228" calcext:value-type="currency">
            <text:p>$61.7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8" calcext:value-type="date">
            <text:p>07/28/23</text:p>
          </table:table-cell>
          <table:table-cell office:value-type="date" office:date-value="2023-09-06" calcext:value-type="date">
            <text:p>09/06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530" calcext:value-type="currency">
            <text:p>$530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54] - [.C54]" office:value-type="currency" office:currency="USD" office:value="439" calcext:value-type="currency">
            <text:p>$439.00</text:p>
          </table:table-cell>
          <table:table-cell table:formula="of:=([.D54]-[.C54])/[.C54]" office:value-type="float" office:value="0.0593403622600703" calcext:value-type="float">
            <text:p>0.06</text:p>
          </table:table-cell>
        </table:table-row>
        <table:table-row table:style-name="ro2">
          <table:table-cell office:value-type="string" calcext:value-type="string">
            <text:p>Realms Of Midgard</text:p>
          </table:table-cell>
          <table:table-cell office:value-type="string" calcext:value-type="string">
            <text:p>2D MMORPG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currency" office:currency="USD" office:value="673" calcext:value-type="currency">
            <text:p>$673.00</text:p>
          </table:table-cell>
          <table:table-cell office:value-type="float" office:value="19" calcext:value-type="float">
            <text:p>19</text:p>
          </table:table-cell>
          <table:table-cell table:style-name="ce1" table:formula="of:=[.D55]/[.E55]" office:value-type="currency" office:currency="USD" office:value="35.4210526315789" calcext:value-type="currency">
            <text:p>$35.4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5" calcext:value-type="date">
            <text:p>08/05/23</text:p>
          </table:table-cell>
          <table:table-cell office:value-type="date" office:date-value="2023-09-04" calcext:value-type="date">
            <text:p>09/04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55] - [.C55]" office:value-type="currency" office:currency="USD" office:value="73" calcext:value-type="currency">
            <text:p>$73.00</text:p>
          </table:table-cell>
          <table:table-cell table:formula="of:=([.D55]-[.C55])/[.C55]" office:value-type="float" office:value="0.121666666666667" calcext:value-type="float">
            <text:p>0.12</text:p>
          </table:table-cell>
        </table:table-row>
        <table:table-row table:style-name="ro2">
          <table:table-cell office:value-type="string" calcext:value-type="string">
            <text:p>DeadFall</text:p>
          </table:table-cell>
          <table:table-cell office:value-type="string" calcext:value-type="string">
            <text:p>Horror Platformer</text:p>
          </table:table-cell>
          <table:table-cell office:value-type="currency" office:currency="USD" office:value="73.96" calcext:value-type="currency">
            <text:p>$73.96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float" office:value="39" calcext:value-type="float">
            <text:p>39</text:p>
          </table:table-cell>
          <table:table-cell table:style-name="ce1" table:formula="of:=[.D56]/[.E56]" office:value-type="currency" office:currency="USD" office:value="14.7435897435897" calcext:value-type="currency">
            <text:p>$14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9-04" calcext:value-type="date">
            <text:p>09/04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38" calcext:value-type="currency">
            <text:p>$38.00</text:p>
          </table:table-cell>
          <table:table-cell office:value-type="currency" office:currency="USD" office:value="4" calcext:value-type="currency">
            <text:p>$4.00</text:p>
          </table:table-cell>
          <table:table-cell/>
          <table:table-cell table:style-name="ce1" table:formula="of:=[.D56] - [.C56]" office:value-type="currency" office:currency="USD" office:value="501.04" calcext:value-type="currency">
            <text:p>$501.04</text:p>
          </table:table-cell>
          <table:table-cell table:formula="of:=([.D56]-[.C56])/[.C56]" office:value-type="float" office:value="6.77447268793943" calcext:value-type="float">
            <text:p>6.77</text:p>
          </table:table-cell>
        </table:table-row>
        <table:table-row table:style-name="ro2">
          <table:table-cell office:value-type="string" calcext:value-type="string">
            <text:p>Monster Girl Descent</text:p>
          </table:table-cell>
          <table:table-cell office:value-type="string" calcext:value-type="string">
            <text:p>NSFW Hentai Adult Card Game</text:p>
          </table:table-cell>
          <table:table-cell office:value-type="currency" office:currency="USD" office:value="6074" calcext:value-type="currency">
            <text:p>$6,074.00</text:p>
          </table:table-cell>
          <table:table-cell office:value-type="currency" office:currency="USD" office:value="6233.69" calcext:value-type="currency">
            <text:p>$6,233.69</text:p>
          </table:table-cell>
          <table:table-cell office:value-type="float" office:value="105" calcext:value-type="float">
            <text:p>105</text:p>
          </table:table-cell>
          <table:table-cell table:style-name="ce1" table:formula="of:=[.D57]/[.E57]" office:value-type="currency" office:currency="USD" office:value="59.3684761904762" calcext:value-type="currency">
            <text:p>$59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15" calcext:value-type="date">
            <text:p>08/15/23</text:p>
          </table:table-cell>
          <table:table-cell office:value-type="date" office:date-value="2023-09-14" calcext:value-type="date">
            <text:p>09/14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366" calcext:value-type="currency">
            <text:p>$366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57] - [.C57]" office:value-type="currency" office:currency="USD" office:value="159.69" calcext:value-type="currency">
            <text:p>$159.69</text:p>
          </table:table-cell>
          <table:table-cell table:formula="of:=([.D57]-[.C57])/[.C57]" office:value-type="float" office:value="0.0262907474481395" calcext:value-type="float">
            <text:p>0.03</text:p>
          </table:table-cell>
        </table:table-row>
        <table:table-row table:style-name="ro2">
          <table:table-cell office:value-type="string" calcext:value-type="string">
            <text:p>Sacred Line II</text:p>
          </table:table-cell>
          <table:table-cell office:value-type="string" calcext:value-type="string">
            <text:p>Graphic Adventure Novel for Sega Genesis</text:p>
          </table:table-cell>
          <table:table-cell office:value-type="currency" office:currency="USD" office:value="15000" calcext:value-type="currency">
            <text:p>$15,000.00</text:p>
          </table:table-cell>
          <table:table-cell office:value-type="currency" office:currency="USD" office:value="25004" calcext:value-type="currency">
            <text:p>$25,004.00</text:p>
          </table:table-cell>
          <table:table-cell office:value-type="float" office:value="254" calcext:value-type="float">
            <text:p>254</text:p>
          </table:table-cell>
          <table:table-cell table:style-name="ce1" table:formula="of:=[.D58]/[.E58]" office:value-type="currency" office:currency="USD" office:value="98.4409448818898" calcext:value-type="currency">
            <text:p>$98.4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3" calcext:value-type="date">
            <text:p>08/03/23</text:p>
          </table:table-cell>
          <table:table-cell office:value-type="date" office:date-value="2023-09-02" calcext:value-type="date">
            <text:p>09/02/23</text:p>
          </table:table-cell>
          <table:table-cell office:value-type="date" office:date-value="2024-01-01" calcext:value-type="date">
            <text:p>01/01/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currency" office:currency="USD" office:value="300" calcext:value-type="currency">
            <text:p>$3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58] - [.C58]" office:value-type="currency" office:currency="USD" office:value="10004" calcext:value-type="currency">
            <text:p>$10,004.00</text:p>
          </table:table-cell>
          <table:table-cell table:formula="of:=([.D58]-[.C58])/[.C58]" office:value-type="float" office:value="0.666933333333333" calcext:value-type="float">
            <text:p>0.67</text:p>
          </table:table-cell>
        </table:table-row>
        <table:table-row table:style-name="ro2">
          <table:table-cell office:value-type="string" calcext:value-type="string">
            <text:p>Dark Holes</text:p>
          </table:table-cell>
          <table:table-cell office:value-type="string" calcext:value-type="string">
            <text:p>A Time Traveling Superhero Game</text:p>
          </table:table-cell>
          <table:table-cell office:value-type="currency" office:currency="USD" office:value="3699" calcext:value-type="currency">
            <text:p>$3,699.00</text:p>
          </table:table-cell>
          <table:table-cell office:value-type="currency" office:currency="USD" office:value="6827" calcext:value-type="currency">
            <text:p>$6,827.00</text:p>
          </table:table-cell>
          <table:table-cell office:value-type="float" office:value="80" calcext:value-type="float">
            <text:p>80</text:p>
          </table:table-cell>
          <table:table-cell table:style-name="ce1" table:formula="of:=[.D59]/[.E59]" office:value-type="currency" office:currency="USD" office:value="85.3375" calcext:value-type="currency">
            <text:p>$85.3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9" calcext:value-type="date">
            <text:p>07/29/23</text:p>
          </table:table-cell>
          <table:table-cell office:value-type="date" office:date-value="2023-09-02" calcext:value-type="date">
            <text:p>09/02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743" calcext:value-type="currency">
            <text:p>$743.00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style-name="ce1" table:formula="of:=[.D59] - [.C59]" office:value-type="currency" office:currency="USD" office:value="3128" calcext:value-type="currency">
            <text:p>$3,128.00</text:p>
          </table:table-cell>
          <table:table-cell table:formula="of:=([.D59]-[.C59])/[.C59]" office:value-type="float" office:value="0.845633955123006" calcext:value-type="float">
            <text:p>0.85</text:p>
          </table:table-cell>
        </table:table-row>
        <table:table-row table:style-name="ro2">
          <table:table-cell office:value-type="string" calcext:value-type="string">
            <text:p>Hoboman</text:p>
          </table:table-cell>
          <table:table-cell office:value-type="string" calcext:value-type="string">
            <text:p>Scifi Adventure Platformer</text:p>
          </table:table-cell>
          <table:table-cell office:value-type="currency" office:currency="USD" office:value="4000" calcext:value-type="currency">
            <text:p>$4,000.00</text:p>
          </table:table-cell>
          <table:table-cell office:value-type="currency" office:currency="USD" office:value="4002" calcext:value-type="currency">
            <text:p>$4,002.00</text:p>
          </table:table-cell>
          <table:table-cell office:value-type="float" office:value="28" calcext:value-type="float">
            <text:p>28</text:p>
          </table:table-cell>
          <table:table-cell table:style-name="ce1" table:formula="of:=[.D60]/[.E60]" office:value-type="currency" office:currency="USD" office:value="142.928571428571" calcext:value-type="currency">
            <text:p>$142.9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800" calcext:value-type="currency">
            <text:p>$80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60] - [.C60]" office:value-type="currency" office:currency="USD" office:value="2" calcext:value-type="currency">
            <text:p>$2.00</text:p>
          </table:table-cell>
          <table:table-cell table:formula="of:=([.D60]-[.C60])/[.C60]" office:value-type="float" office:value="0.0005" calcext:value-type="float">
            <text:p>0.00</text:p>
          </table:table-cell>
        </table:table-row>
        <table:table-row table:style-name="ro2">
          <table:table-cell office:value-type="string" calcext:value-type="string">
            <text:p>Ratatan</text:p>
          </table:table-cell>
          <table:table-cell office:value-type="string" calcext:value-type="string">
            <text:p>Weird Japanese Musical Game</text:p>
          </table:table-cell>
          <table:table-cell office:value-type="currency" office:currency="USD" office:value="134200" calcext:value-type="currency">
            <text:p>$134,200.00</text:p>
          </table:table-cell>
          <table:table-cell office:value-type="currency" office:currency="USD" office:value="1471603" calcext:value-type="currency">
            <text:p>$1,471,603.00</text:p>
          </table:table-cell>
          <table:table-cell office:value-type="float" office:value="14598" calcext:value-type="float">
            <text:p>14598</text:p>
          </table:table-cell>
          <table:table-cell table:style-name="ce1" table:formula="of:=[.D61]/[.E61]" office:value-type="currency" office:currency="USD" office:value="100.80853541581" calcext:value-type="currency">
            <text:p>$100.8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31" calcext:value-type="date">
            <text:p>07/31/23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5-04-01" calcext:value-type="date">
            <text:p>04/01/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currency" office:currency="USD" office:value="5374" calcext:value-type="currency">
            <text:p>$5,374.00</text:p>
          </table:table-cell>
          <table:table-cell office:value-type="currency" office:currency="USD" office:value="118" calcext:value-type="currency">
            <text:p>$118.00</text:p>
          </table:table-cell>
          <table:table-cell/>
          <table:table-cell table:style-name="ce1" table:formula="of:=[.D61] - [.C61]" office:value-type="currency" office:currency="USD" office:value="1337403" calcext:value-type="currency">
            <text:p>$1,337,403.00</text:p>
          </table:table-cell>
          <table:table-cell table:formula="of:=([.D61]-[.C61])/[.C61]" office:value-type="float" office:value="9.96574515648286" calcext:value-type="float">
            <text:p>9.97</text:p>
          </table:table-cell>
        </table:table-row>
        <table:table-row table:style-name="ro2">
          <table:table-cell office:value-type="string" calcext:value-type="string">
            <text:p>Chronicles of Tal’Dun</text:p>
          </table:table-cell>
          <table:table-cell office:value-type="string" calcext:value-type="string">
            <text:p>Dark Fantasy Visual Novel</text:p>
          </table:table-cell>
          <table:table-cell office:value-type="currency" office:currency="USD" office:value="2959" calcext:value-type="currency">
            <text:p>$2,959.00</text:p>
          </table:table-cell>
          <table:table-cell office:value-type="currency" office:currency="USD" office:value="11819" calcext:value-type="currency">
            <text:p>$11,819.00</text:p>
          </table:table-cell>
          <table:table-cell office:value-type="float" office:value="219" calcext:value-type="float">
            <text:p>219</text:p>
          </table:table-cell>
          <table:table-cell table:style-name="ce1" table:formula="of:=[.D62]/[.E62]" office:value-type="currency" office:currency="USD" office:value="53.9680365296804" calcext:value-type="currency">
            <text:p>$53.9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01-01" calcext:value-type="date">
            <text:p>01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currency" office:currency="USD" office:value="668" calcext:value-type="currency">
            <text:p>$668.00</text:p>
          </table:table-cell>
          <table:table-cell office:value-type="currency" office:currency="USD" office:value="67" calcext:value-type="currency">
            <text:p>$67.00</text:p>
          </table:table-cell>
          <table:table-cell/>
          <table:table-cell table:style-name="ce1" table:formula="of:=[.D62] - [.C62]" office:value-type="currency" office:currency="USD" office:value="8860" calcext:value-type="currency">
            <text:p>$8,860.00</text:p>
          </table:table-cell>
          <table:table-cell table:formula="of:=([.D62]-[.C62])/[.C62]" office:value-type="float" office:value="2.99425481581615" calcext:value-type="float">
            <text:p>2.99</text:p>
          </table:table-cell>
        </table:table-row>
        <table:table-row table:style-name="ro2">
          <table:table-cell office:value-type="string" calcext:value-type="string">
            <text:p>Plank Builders</text:p>
          </table:table-cell>
          <table:table-cell office:value-type="string" calcext:value-type="string">
            <text:p>Relaxing Construction Game</text:p>
          </table:table-cell>
          <table:table-cell office:value-type="currency" office:currency="USD" office:value="10915" calcext:value-type="currency">
            <text:p>$10,915.00</text:p>
          </table:table-cell>
          <table:table-cell office:value-type="currency" office:currency="USD" office:value="12432" calcext:value-type="currency">
            <text:p>$12,432.00</text:p>
          </table:table-cell>
          <table:table-cell office:value-type="float" office:value="244" calcext:value-type="float">
            <text:p>244</text:p>
          </table:table-cell>
          <table:table-cell table:style-name="ce1" table:formula="of:=[.D63]/[.E63]" office:value-type="currency" office:currency="USD" office:value="50.9508196721311" calcext:value-type="currency">
            <text:p>$50.9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7" calcext:value-type="date">
            <text:p>06/27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currency" office:currency="USD" office:value="329" calcext:value-type="currency">
            <text:p>$329.00</text:p>
          </table:table-cell>
          <table:table-cell office:value-type="currency" office:currency="USD" office:value="19" calcext:value-type="currency">
            <text:p>$19.00</text:p>
          </table:table-cell>
          <table:table-cell/>
          <table:table-cell table:style-name="ce1" table:formula="of:=[.D63] - [.C63]" office:value-type="currency" office:currency="USD" office:value="1517" calcext:value-type="currency">
            <text:p>$1,517.00</text:p>
          </table:table-cell>
          <table:table-cell table:formula="of:=([.D63]-[.C63])/[.C63]" office:value-type="float" office:value="0.138983050847458" calcext:value-type="float">
            <text:p>0.14</text:p>
          </table:table-cell>
        </table:table-row>
        <table:table-row table:style-name="ro2">
          <table:table-cell office:value-type="string" calcext:value-type="string">
            <text:p>Bug Seek</text:p>
          </table:table-cell>
          <table:table-cell office:value-type="string" calcext:value-type="string">
            <text:p>Cozy Bug Catching Video Game</text:p>
          </table:table-cell>
          <table:table-cell office:value-type="currency" office:currency="USD" office:value="18000" calcext:value-type="currency">
            <text:p>$18,000.00</text:p>
          </table:table-cell>
          <table:table-cell office:value-type="currency" office:currency="USD" office:value="21975" calcext:value-type="currency">
            <text:p>$21,975.00</text:p>
          </table:table-cell>
          <table:table-cell office:value-type="float" office:value="411" calcext:value-type="float">
            <text:p>411</text:p>
          </table:table-cell>
          <table:table-cell table:style-name="ce1" table:formula="of:=[.D64]/[.E64]" office:value-type="currency" office:currency="USD" office:value="53.4671532846715" calcext:value-type="currency">
            <text:p>$53.4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64] - [.C64]" office:value-type="currency" office:currency="USD" office:value="3975" calcext:value-type="currency">
            <text:p>$3,975.00</text:p>
          </table:table-cell>
          <table:table-cell table:formula="of:=([.D64]-[.C64])/[.C64]" office:value-type="float" office:value="0.220833333333333" calcext:value-type="float">
            <text:p>0.22</text:p>
          </table:table-cell>
        </table:table-row>
        <table:table-row table:style-name="ro2">
          <table:table-cell office:value-type="string" calcext:value-type="string">
            <text:p>Man Of The Match</text:p>
          </table:table-cell>
          <table:table-cell office:value-type="string" calcext:value-type="string">
            <text:p>Soccer RPG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9668" calcext:value-type="currency">
            <text:p>$19,668.00</text:p>
          </table:table-cell>
          <table:table-cell office:value-type="float" office:value="276" calcext:value-type="float">
            <text:p>276</text:p>
          </table:table-cell>
          <table:table-cell table:style-name="ce1" table:formula="of:=[.D65]/[.E65]" office:value-type="currency" office:currency="USD" office:value="71.2608695652174" calcext:value-type="currency">
            <text:p>$71.2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5-12-01" calcext:value-type="date">
            <text:p>12/01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65] - [.C65]" office:value-type="currency" office:currency="USD" office:value="9668" calcext:value-type="currency">
            <text:p>$9,668.00</text:p>
          </table:table-cell>
          <table:table-cell table:formula="of:=([.D65]-[.C65])/[.C65]" office:value-type="float" office:value="0.9668" calcext:value-type="float">
            <text:p>0.97</text:p>
          </table:table-cell>
        </table:table-row>
        <table:table-row table:style-name="ro2">
          <table:table-cell office:value-type="string" calcext:value-type="string">
            <text:p>Hunter Girls</text:p>
          </table:table-cell>
          <table:table-cell office:value-type="string" calcext:value-type="string">
            <text:p>Fantasy Adventure Platforming Sidescroller</text:p>
          </table:table-cell>
          <table:table-cell office:value-type="currency" office:currency="USD" office:value="4883" calcext:value-type="currency">
            <text:p>$4,883.00</text:p>
          </table:table-cell>
          <table:table-cell office:value-type="currency" office:currency="USD" office:value="11215" calcext:value-type="currency">
            <text:p>$11,215.00</text:p>
          </table:table-cell>
          <table:table-cell office:value-type="float" office:value="217" calcext:value-type="float">
            <text:p>217</text:p>
          </table:table-cell>
          <table:table-cell table:style-name="ce1" table:formula="of:=[.D66]/[.E66]" office:value-type="currency" office:currency="USD" office:value="51.6820276497696" calcext:value-type="currency">
            <text:p>$51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30" calcext:value-type="date">
            <text:p>07/30/23</text:p>
          </table:table-cell>
          <table:table-cell office:value-type="date" office:date-value="2023-08-29" calcext:value-type="date">
            <text:p>08/29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45" calcext:value-type="currency">
            <text:p>$45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66] - [.C66]" office:value-type="currency" office:currency="USD" office:value="6332" calcext:value-type="currency">
            <text:p>$6,332.00</text:p>
          </table:table-cell>
          <table:table-cell table:formula="of:=([.D66]-[.C66])/[.C66]" office:value-type="float" office:value="1.29674380503789" calcext:value-type="float">
            <text:p>1.30</text:p>
          </table:table-cell>
        </table:table-row>
        <table:table-row table:style-name="ro2">
          <table:table-cell office:value-type="string" calcext:value-type="string">
            <text:p>Bent Oak island</text:p>
          </table:table-cell>
          <table:table-cell office:value-type="string" calcext:value-type="string">
            <text:p>90’s Point-and-Click Adventur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1848" calcext:value-type="currency">
            <text:p>$1,848.00</text:p>
          </table:table-cell>
          <table:table-cell office:value-type="float" office:value="56" calcext:value-type="float">
            <text:p>56</text:p>
          </table:table-cell>
          <table:table-cell table:style-name="ce1" table:formula="of:=[.D67]/[.E67]" office:value-type="currency" office:currency="USD" office:value="33" calcext:value-type="currency">
            <text:p>$33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8" calcext:value-type="date">
            <text:p>07/28/23</text:p>
          </table:table-cell>
          <table:table-cell office:value-type="date" office:date-value="2023-08-27" calcext:value-type="date">
            <text:p>08/27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500" calcext:value-type="currency">
            <text:p>$5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67] - [.C67]" office:value-type="currency" office:currency="USD" office:value="848" calcext:value-type="currency">
            <text:p>$848.00</text:p>
          </table:table-cell>
          <table:table-cell table:formula="of:=([.D67]-[.C67])/[.C67]" office:value-type="float" office:value="0.848" calcext:value-type="float">
            <text:p>0.85</text:p>
          </table:table-cell>
        </table:table-row>
        <table:table-row table:style-name="ro2">
          <table:table-cell office:value-type="string" calcext:value-type="string">
            <text:p>Moons of True Magic</text:p>
          </table:table-cell>
          <table:table-cell office:value-type="string" calcext:value-type="string">
            <text:p>A JRPG Game</text:p>
          </table:table-cell>
          <table:table-cell office:value-type="currency" office:currency="USD" office:value="2832" calcext:value-type="currency">
            <text:p>$2,832.00</text:p>
          </table:table-cell>
          <table:table-cell office:value-type="currency" office:currency="USD" office:value="2949" calcext:value-type="currency">
            <text:p>$2,949.00</text:p>
          </table:table-cell>
          <table:table-cell office:value-type="float" office:value="47" calcext:value-type="float">
            <text:p>47</text:p>
          </table:table-cell>
          <table:table-cell table:style-name="ce1" table:formula="of:=[.D68]/[.E68]" office:value-type="currency" office:currency="USD" office:value="62.7446808510638" calcext:value-type="currency">
            <text:p>$62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1" calcext:value-type="date">
            <text:p>07/11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201" calcext:value-type="currency">
            <text:p>$201.00</text:p>
          </table:table-cell>
          <table:table-cell office:value-type="currency" office:currency="USD" office:value="8" calcext:value-type="currency">
            <text:p>$8.00</text:p>
          </table:table-cell>
          <table:table-cell/>
          <table:table-cell table:style-name="ce1" table:formula="of:=[.D68] - [.C68]" office:value-type="currency" office:currency="USD" office:value="117" calcext:value-type="currency">
            <text:p>$117.00</text:p>
          </table:table-cell>
          <table:table-cell table:formula="of:=([.D68]-[.C68])/[.C68]" office:value-type="float" office:value="0.0413135593220339" calcext:value-type="float">
            <text:p>0.04</text:p>
          </table:table-cell>
        </table:table-row>
        <table:table-row table:style-name="ro2">
          <table:table-cell office:value-type="string" calcext:value-type="string">
            <text:p>Swim Meet </text:p>
          </table:table-cell>
          <table:table-cell office:value-type="string" calcext:value-type="string">
            <text:p>Adult Visual Novel</text:p>
          </table:table-cell>
          <table:table-cell office:value-type="currency" office:currency="USD" office:value="3643" calcext:value-type="currency">
            <text:p>$3,643.00</text:p>
          </table:table-cell>
          <table:table-cell office:value-type="currency" office:currency="USD" office:value="19262" calcext:value-type="currency">
            <text:p>$19,262.00</text:p>
          </table:table-cell>
          <table:table-cell office:value-type="float" office:value="441" calcext:value-type="float">
            <text:p>441</text:p>
          </table:table-cell>
          <table:table-cell table:style-name="ce1" table:formula="of:=[.D69]/[.E69]" office:value-type="currency" office:currency="USD" office:value="43.6780045351474" calcext:value-type="currency">
            <text:p>$43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4" calcext:value-type="date">
            <text:p>08/04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4-04-01" calcext:value-type="date">
            <text:p>04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2440" calcext:value-type="currency">
            <text:p>$2,440.00</text:p>
          </table:table-cell>
          <table:table-cell office:value-type="currency" office:currency="USD" office:value="793" calcext:value-type="currency">
            <text:p>$793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69] - [.C69]" office:value-type="currency" office:currency="USD" office:value="15619" calcext:value-type="currency">
            <text:p>$15,619.00</text:p>
          </table:table-cell>
          <table:table-cell table:formula="of:=([.D69]-[.C69])/[.C69]" office:value-type="float" office:value="4.28740049409827" calcext:value-type="float">
            <text:p>4.29</text:p>
          </table:table-cell>
        </table:table-row>
        <table:table-row table:style-name="ro2">
          <table:table-cell office:value-type="string" calcext:value-type="string">
            <text:p>Aurans</text:p>
          </table:table-cell>
          <table:table-cell office:value-type="string" calcext:value-type="string">
            <text:p>Visual Novel In a Series</text:p>
          </table:table-cell>
          <table:table-cell office:value-type="currency" office:currency="USD" office:value="897" calcext:value-type="currency">
            <text:p>$897.00</text:p>
          </table:table-cell>
          <table:table-cell office:value-type="currency" office:currency="USD" office:value="981" calcext:value-type="currency">
            <text:p>$981.00</text:p>
          </table:table-cell>
          <table:table-cell office:value-type="float" office:value="19" calcext:value-type="float">
            <text:p>19</text:p>
          </table:table-cell>
          <table:table-cell table:style-name="ce1" table:formula="of:=[.D70]/[.E70]" office:value-type="currency" office:currency="USD" office:value="51.6315789473684" calcext:value-type="currency">
            <text:p>$51.6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5" calcext:value-type="date">
            <text:p>06/25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3-08-01" calcext:value-type="date">
            <text:p>08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70] - [.C70]" office:value-type="currency" office:currency="USD" office:value="84" calcext:value-type="currency">
            <text:p>$84.00</text:p>
          </table:table-cell>
          <table:table-cell table:formula="of:=([.D70]-[.C70])/[.C70]" office:value-type="float" office:value="0.0936454849498328" calcext:value-type="float">
            <text:p>0.09</text:p>
          </table:table-cell>
        </table:table-row>
        <table:table-row table:style-name="ro2">
          <table:table-cell office:value-type="string" calcext:value-type="string">
            <text:p>Verbena: Tales of Growing Up</text:p>
          </table:table-cell>
          <table:table-cell office:value-type="string" calcext:value-type="string">
            <text:p>Dating Sim</text:p>
          </table:table-cell>
          <table:table-cell office:value-type="currency" office:currency="USD" office:value="4115" calcext:value-type="currency">
            <text:p>$4,115.00</text:p>
          </table:table-cell>
          <table:table-cell office:value-type="currency" office:currency="USD" office:value="5898" calcext:value-type="currency">
            <text:p>$5,898.00</text:p>
          </table:table-cell>
          <table:table-cell office:value-type="float" office:value="159" calcext:value-type="float">
            <text:p>159</text:p>
          </table:table-cell>
          <table:table-cell table:style-name="ce1" table:formula="of:=[.D71]/[.E71]" office:value-type="currency" office:currency="USD" office:value="37.0943396226415" calcext:value-type="currency">
            <text:p>$37.0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0" calcext:value-type="date">
            <text:p>07/20/23</text:p>
          </table:table-cell>
          <table:table-cell office:value-type="date" office:date-value="2023-08-19" calcext:value-type="date">
            <text:p>08/19/23</text:p>
          </table:table-cell>
          <table:table-cell office:value-type="date" office:date-value="2024-06-01" calcext:value-type="date">
            <text:p>06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265" calcext:value-type="currency">
            <text:p>$265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71] - [.C71]" office:value-type="currency" office:currency="USD" office:value="1783" calcext:value-type="currency">
            <text:p>$1,783.00</text:p>
          </table:table-cell>
          <table:table-cell table:formula="of:=([.D71]-[.C71])/[.C71]" office:value-type="float" office:value="0.433292831105711" calcext:value-type="float">
            <text:p>0.43</text:p>
          </table:table-cell>
        </table:table-row>
        <table:table-row table:style-name="ro2">
          <table:table-cell office:value-type="string" calcext:value-type="string">
            <text:p>All’s Fair in Love and … Genocide?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2879" calcext:value-type="currency">
            <text:p>$2,879.00</text:p>
          </table:table-cell>
          <table:table-cell office:value-type="currency" office:currency="USD" office:value="3254" calcext:value-type="currency">
            <text:p>$3,254.00</text:p>
          </table:table-cell>
          <table:table-cell office:value-type="float" office:value="92" calcext:value-type="float">
            <text:p>92</text:p>
          </table:table-cell>
          <table:table-cell table:style-name="ce1" table:formula="of:=[.D72]/[.E72]" office:value-type="currency" office:currency="USD" office:value="35.3695652173913" calcext:value-type="currency">
            <text:p>$35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0" calcext:value-type="date">
            <text:p>07/20/23</text:p>
          </table:table-cell>
          <table:table-cell office:value-type="date" office:date-value="2023-08-19" calcext:value-type="date">
            <text:p>08/19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500" calcext:value-type="currency">
            <text:p>$5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72] - [.C72]" office:value-type="currency" office:currency="USD" office:value="375" calcext:value-type="currency">
            <text:p>$375.00</text:p>
          </table:table-cell>
          <table:table-cell table:formula="of:=([.D72]-[.C72])/[.C72]" office:value-type="float" office:value="0.130253560263981" calcext:value-type="float">
            <text:p>0.13</text:p>
          </table:table-cell>
        </table:table-row>
        <table:table-row table:style-name="ro2">
          <table:table-cell office:value-type="string" calcext:value-type="string">
            <text:p>Tempered Vengeance</text:p>
          </table:table-cell>
          <table:table-cell office:value-type="string" calcext:value-type="string">
            <text:p>NES gam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6026" calcext:value-type="currency">
            <text:p>$6,026.00</text:p>
          </table:table-cell>
          <table:table-cell office:value-type="float" office:value="81" calcext:value-type="float">
            <text:p>81</text:p>
          </table:table-cell>
          <table:table-cell table:style-name="ce1" table:formula="of:=[.D73]/[.E73]" office:value-type="currency" office:currency="USD" office:value="74.3950617283951" calcext:value-type="currency">
            <text:p>$74.4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9" calcext:value-type="date">
            <text:p>07/19/23</text:p>
          </table:table-cell>
          <table:table-cell office:value-type="date" office:date-value="2023-08-18" calcext:value-type="date">
            <text:p>08/18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73] - [.C73]" office:value-type="currency" office:currency="USD" office:value="5526" calcext:value-type="currency">
            <text:p>$5,526.00</text:p>
          </table:table-cell>
          <table:table-cell table:formula="of:=([.D73]-[.C73])/[.C73]" office:value-type="float" office:value="11.052" calcext:value-type="float">
            <text:p>11.05</text:p>
          </table:table-cell>
        </table:table-row>
        <table:table-row table:style-name="ro2">
          <table:table-cell office:value-type="string" calcext:value-type="string">
            <text:p>Bitter Sweet Detectives’ Tea Party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8302" calcext:value-type="currency">
            <text:p>$8,302.00</text:p>
          </table:table-cell>
          <table:table-cell office:value-type="currency" office:currency="USD" office:value="9051" calcext:value-type="currency">
            <text:p>$9,051.00</text:p>
          </table:table-cell>
          <table:table-cell office:value-type="float" office:value="198" calcext:value-type="float">
            <text:p>198</text:p>
          </table:table-cell>
          <table:table-cell table:style-name="ce1" table:formula="of:=[.D74]/[.E74]" office:value-type="currency" office:currency="USD" office:value="45.7121212121212" calcext:value-type="currency">
            <text:p>$45.7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8" calcext:value-type="date">
            <text:p>07/18/23</text:p>
          </table:table-cell>
          <table:table-cell office:value-type="date" office:date-value="2023-08-17" calcext:value-type="date">
            <text:p>08/17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currency" office:currency="USD" office:value="205" calcext:value-type="currency">
            <text:p>$205.00</text:p>
          </table:table-cell>
          <table:table-cell office:value-type="currency" office:currency="USD" office:value="45" calcext:value-type="currency">
            <text:p>$45.00</text:p>
          </table:table-cell>
          <table:table-cell/>
          <table:table-cell table:style-name="ce1" table:formula="of:=[.D74] - [.C74]" office:value-type="currency" office:currency="USD" office:value="749" calcext:value-type="currency">
            <text:p>$749.00</text:p>
          </table:table-cell>
          <table:table-cell table:formula="of:=([.D74]-[.C74])/[.C74]" office:value-type="float" office:value="0.0902192242833052" calcext:value-type="float">
            <text:p>0.09</text:p>
          </table:table-cell>
        </table:table-row>
        <table:table-row table:style-name="ro2">
          <table:table-cell office:value-type="string" calcext:value-type="string">
            <text:p>Absence of Light</text:p>
          </table:table-cell>
          <table:table-cell office:value-type="string" calcext:value-type="string">
            <text:p>2D Adventure</text:p>
          </table:table-cell>
          <table:table-cell office:value-type="currency" office:currency="USD" office:value="4000" calcext:value-type="currency">
            <text:p>$4,000.00</text:p>
          </table:table-cell>
          <table:table-cell office:value-type="currency" office:currency="USD" office:value="4351" calcext:value-type="currency">
            <text:p>$4,351.00</text:p>
          </table:table-cell>
          <table:table-cell office:value-type="float" office:value="68" calcext:value-type="float">
            <text:p>68</text:p>
          </table:table-cell>
          <table:table-cell table:style-name="ce1" table:formula="of:=[.D75]/[.E75]" office:value-type="currency" office:currency="USD" office:value="63.9852941176471" calcext:value-type="currency">
            <text:p>$63.9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3-08-16" calcext:value-type="date">
            <text:p>08/16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400" calcext:value-type="currency">
            <text:p>$40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75] - [.C75]" office:value-type="currency" office:currency="USD" office:value="351" calcext:value-type="currency">
            <text:p>$351.00</text:p>
          </table:table-cell>
          <table:table-cell table:formula="of:=([.D75]-[.C75])/[.C75]" office:value-type="float" office:value="0.08775" calcext:value-type="float">
            <text:p>0.09</text:p>
          </table:table-cell>
        </table:table-row>
        <table:table-row table:style-name="ro2">
          <table:table-cell office:value-type="string" calcext:value-type="string">
            <text:p>No Body</text:p>
          </table:table-cell>
          <table:table-cell office:value-type="string" calcext:value-type="string">
            <text:p>Otherwordly RPG</text:p>
          </table:table-cell>
          <table:table-cell office:value-type="currency" office:currency="USD" office:value="6098" calcext:value-type="currency">
            <text:p>$6,098.00</text:p>
          </table:table-cell>
          <table:table-cell office:value-type="currency" office:currency="USD" office:value="28242" calcext:value-type="currency">
            <text:p>$28,242.00</text:p>
          </table:table-cell>
          <table:table-cell office:value-type="float" office:value="529" calcext:value-type="float">
            <text:p>529</text:p>
          </table:table-cell>
          <table:table-cell table:style-name="ce1" table:formula="of:=[.D76]/[.E76]" office:value-type="currency" office:currency="USD" office:value="53.3875236294896" calcext:value-type="currency">
            <text:p>$53.3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3-08-16" calcext:value-type="date">
            <text:p>08/16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243" calcext:value-type="currency">
            <text:p>$243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76] - [.C76]" office:value-type="currency" office:currency="USD" office:value="22144" calcext:value-type="currency">
            <text:p>$22,144.00</text:p>
          </table:table-cell>
          <table:table-cell table:formula="of:=([.D76]-[.C76])/[.C76]" office:value-type="float" office:value="3.63135454247294" calcext:value-type="float">
            <text:p>3.63</text:p>
          </table:table-cell>
        </table:table-row>
        <table:table-row table:style-name="ro2">
          <table:table-cell office:value-type="string" calcext:value-type="string">
            <text:p>Descended</text:p>
          </table:table-cell>
          <table:table-cell office:value-type="string" calcext:value-type="string">
            <text:p>Survival RPG</text:p>
          </table:table-cell>
          <table:table-cell office:value-type="currency" office:currency="USD" office:value="274" calcext:value-type="currency">
            <text:p>$274.00</text:p>
          </table:table-cell>
          <table:table-cell office:value-type="currency" office:currency="USD" office:value="347" calcext:value-type="currency">
            <text:p>$347.00</text:p>
          </table:table-cell>
          <table:table-cell office:value-type="float" office:value="26" calcext:value-type="float">
            <text:p>26</text:p>
          </table:table-cell>
          <table:table-cell table:style-name="ce1" table:formula="of:=[.D77]/[.E77]" office:value-type="currency" office:currency="USD" office:value="13.3461538461538" calcext:value-type="currency">
            <text:p>$13.3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5" calcext:value-type="date">
            <text:p>07/15/23</text:p>
          </table:table-cell>
          <table:table-cell office:value-type="date" office:date-value="2023-08-04" calcext:value-type="date">
            <text:p>08/04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USD" office:value="6" calcext:value-type="currency">
            <text:p>$6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77] - [.C77]" office:value-type="currency" office:currency="USD" office:value="73" calcext:value-type="currency">
            <text:p>$73.00</text:p>
          </table:table-cell>
          <table:table-cell table:formula="of:=([.D77]-[.C77])/[.C77]" office:value-type="float" office:value="0.266423357664234" calcext:value-type="float">
            <text:p>0.27</text:p>
          </table:table-cell>
        </table:table-row>
        <table:table-row table:style-name="ro2">
          <table:table-cell office:value-type="string" calcext:value-type="string">
            <text:p>Fallen Grown</text:p>
          </table:table-cell>
          <table:table-cell office:value-type="string" calcext:value-type="string">
            <text:p>Dungeon Gameboy Game</text:p>
          </table:table-cell>
          <table:table-cell office:value-type="currency" office:currency="USD" office:value="21117" calcext:value-type="currency">
            <text:p>$21,117.00</text:p>
          </table:table-cell>
          <table:table-cell office:value-type="currency" office:currency="USD" office:value="63193" calcext:value-type="currency">
            <text:p>$63,193.00</text:p>
          </table:table-cell>
          <table:table-cell office:value-type="float" office:value="1062" calcext:value-type="float">
            <text:p>1062</text:p>
          </table:table-cell>
          <table:table-cell table:style-name="ce1" table:formula="of:=[.D78]/[.E78]" office:value-type="currency" office:currency="USD" office:value="59.5037664783427" calcext:value-type="currency">
            <text:p>$59.5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3" calcext:value-type="date">
            <text:p>07/03/23</text:p>
          </table:table-cell>
          <table:table-cell office:value-type="date" office:date-value="2023-08-02" calcext:value-type="date">
            <text:p>08/02/23</text:p>
          </table:table-cell>
          <table:table-cell office:value-type="date" office:date-value="2024-08-01" calcext:value-type="date">
            <text:p>08/01/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841" calcext:value-type="currency">
            <text:p>$841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78] - [.C78]" office:value-type="currency" office:currency="USD" office:value="42076" calcext:value-type="currency">
            <text:p>$42,076.00</text:p>
          </table:table-cell>
          <table:table-cell table:formula="of:=([.D78]-[.C78])/[.C78]" office:value-type="float" office:value="1.99251787659232" calcext:value-type="float">
            <text:p>1.99</text:p>
          </table:table-cell>
        </table:table-row>
        <table:table-row table:style-name="ro2">
          <table:table-cell office:value-type="string" calcext:value-type="string">
            <text:p>OceanThrill Murder Mystery</text:p>
          </table:table-cell>
          <table:table-cell office:value-type="string" calcext:value-type="string">
            <text:p>Interactive Story</text:p>
          </table:table-cell>
          <table:table-cell office:value-type="currency" office:currency="USD" office:value="1055" calcext:value-type="currency">
            <text:p>$1,055.00</text:p>
          </table:table-cell>
          <table:table-cell office:value-type="currency" office:currency="USD" office:value="1307" calcext:value-type="currency">
            <text:p>$1,307.00</text:p>
          </table:table-cell>
          <table:table-cell office:value-type="float" office:value="25" calcext:value-type="float">
            <text:p>25</text:p>
          </table:table-cell>
          <table:table-cell table:style-name="ce1" table:formula="of:=[.D79]/[.E79]" office:value-type="currency" office:currency="USD" office:value="52.28" calcext:value-type="currency">
            <text:p>$52.2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08-02" calcext:value-type="date">
            <text:p>08/02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211" calcext:value-type="currency">
            <text:p>$211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79] - [.C79]" office:value-type="currency" office:currency="USD" office:value="252" calcext:value-type="currency">
            <text:p>$252.00</text:p>
          </table:table-cell>
          <table:table-cell table:formula="of:=([.D79]-[.C79])/[.C79]" office:value-type="float" office:value="0.238862559241706" calcext:value-type="float">
            <text:p>0.24</text:p>
          </table:table-cell>
        </table:table-row>
        <table:table-row table:style-name="ro2">
          <table:table-cell office:value-type="string" calcext:value-type="string">
            <text:p>Monster Lover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8867" calcext:value-type="currency">
            <text:p>$8,867.00</text:p>
          </table:table-cell>
          <table:table-cell office:value-type="float" office:value="378" calcext:value-type="float">
            <text:p>378</text:p>
          </table:table-cell>
          <table:table-cell table:style-name="ce1" table:formula="of:=[.D80]/[.E80]" office:value-type="currency" office:currency="USD" office:value="23.457671957672" calcext:value-type="currency">
            <text:p>$23.4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7-31" calcext:value-type="date">
            <text:p>07/31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80] - [.C80]" office:value-type="currency" office:currency="USD" office:value="2867" calcext:value-type="currency">
            <text:p>$2,867.00</text:p>
          </table:table-cell>
          <table:table-cell table:formula="of:=([.D80]-[.C80])/[.C80]" office:value-type="float" office:value="0.477833333333333" calcext:value-type="float">
            <text:p>0.48</text:p>
          </table:table-cell>
        </table:table-row>
        <table:table-row table:style-name="ro2">
          <table:table-cell office:value-type="string" calcext:value-type="string">
            <text:p>Urbano</text:p>
          </table:table-cell>
          <table:table-cell office:value-type="string" calcext:value-type="string">
            <text:p>Comic Rhythm RPG</text:p>
          </table:table-cell>
          <table:table-cell office:value-type="currency" office:currency="USD" office:value="33400" calcext:value-type="currency">
            <text:p>$33,400.00</text:p>
          </table:table-cell>
          <table:table-cell office:value-type="currency" office:currency="USD" office:value="70545" calcext:value-type="currency">
            <text:p>$70,545.00</text:p>
          </table:table-cell>
          <table:table-cell office:value-type="float" office:value="1074" calcext:value-type="float">
            <text:p>1074</text:p>
          </table:table-cell>
          <table:table-cell table:style-name="ce1" table:formula="of:=[.D81]/[.E81]" office:value-type="currency" office:currency="USD" office:value="65.6843575418994" calcext:value-type="currency">
            <text:p>$65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9" calcext:value-type="date">
            <text:p>06/19/23</text:p>
          </table:table-cell>
          <table:table-cell office:value-type="date" office:date-value="2023-07-19" calcext:value-type="date">
            <text:p>07/19/23</text:p>
          </table:table-cell>
          <table:table-cell office:value-type="date" office:date-value="2025-06-01" calcext:value-type="date">
            <text:p>06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currency" office:currency="USD" office:value="999" calcext:value-type="currency">
            <text:p>$999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style-name="ce1" table:formula="of:=[.D81] - [.C81]" office:value-type="currency" office:currency="USD" office:value="37145" calcext:value-type="currency">
            <text:p>$37,145.00</text:p>
          </table:table-cell>
          <table:table-cell table:formula="of:=([.D81]-[.C81])/[.C81]" office:value-type="float" office:value="1.11212574850299" calcext:value-type="float">
            <text:p>1.11</text:p>
          </table:table-cell>
        </table:table-row>
        <table:table-row table:style-name="ro2">
          <table:table-cell office:value-type="string" calcext:value-type="string">
            <text:p>Forgotlings</text:p>
          </table:table-cell>
          <table:table-cell office:value-type="string" calcext:value-type="string">
            <text:p>Cinematic Adventure Game</text:p>
          </table:table-cell>
          <table:table-cell office:value-type="currency" office:currency="USD" office:value="105586" calcext:value-type="currency">
            <text:p>$105,586.00</text:p>
          </table:table-cell>
          <table:table-cell office:value-type="currency" office:currency="USD" office:value="111014" calcext:value-type="currency">
            <text:p>$111,014.00</text:p>
          </table:table-cell>
          <table:table-cell office:value-type="float" office:value="683" calcext:value-type="float">
            <text:p>683</text:p>
          </table:table-cell>
          <table:table-cell table:style-name="ce1" table:formula="of:=[.D82]/[.E82]" office:value-type="currency" office:currency="USD" office:value="162.538799414348" calcext:value-type="currency">
            <text:p>$162.5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currency" office:currency="USD" office:value="4202" calcext:value-type="currency">
            <text:p>$4,202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82] - [.C82]" office:value-type="currency" office:currency="USD" office:value="5428" calcext:value-type="currency">
            <text:p>$5,428.00</text:p>
          </table:table-cell>
          <table:table-cell table:formula="of:=([.D82]-[.C82])/[.C82]" office:value-type="float" office:value="0.0514083306498968" calcext:value-type="float">
            <text:p>0.05</text:p>
          </table:table-cell>
        </table:table-row>
        <table:table-row table:style-name="ro2">
          <table:table-cell office:value-type="string" calcext:value-type="string">
            <text:p>Trasmoz Legends</text:p>
          </table:table-cell>
          <table:table-cell office:value-type="string" calcext:value-type="string">
            <text:p>Retro Single Screen Arcade Game</text:p>
          </table:table-cell>
          <table:table-cell office:value-type="currency" office:currency="USD" office:value="3169" calcext:value-type="currency">
            <text:p>$3,169.00</text:p>
          </table:table-cell>
          <table:table-cell office:value-type="currency" office:currency="USD" office:value="3750" calcext:value-type="currency">
            <text:p>$3,750.00</text:p>
          </table:table-cell>
          <table:table-cell office:value-type="float" office:value="140" calcext:value-type="float">
            <text:p>140</text:p>
          </table:table-cell>
          <table:table-cell table:style-name="ce1" table:formula="of:=[.D83]/[.E83]" office:value-type="currency" office:currency="USD" office:value="26.7857142857143" calcext:value-type="currency">
            <text:p>$26.7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1-06-17" calcext:value-type="date">
            <text:p>06/17/31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4-11-01" calcext:value-type="date">
            <text:p>11/01/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currency" office:currency="USD" office:value="79" calcext:value-type="currency">
            <text:p>$79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83] - [.C83]" office:value-type="currency" office:currency="USD" office:value="581" calcext:value-type="currency">
            <text:p>$581.00</text:p>
          </table:table-cell>
          <table:table-cell table:formula="of:=([.D83]-[.C83])/[.C83]" office:value-type="float" office:value="0.183338592615967" calcext:value-type="float">
            <text:p>0.18</text:p>
          </table:table-cell>
        </table:table-row>
        <table:table-row table:style-name="ro2">
          <table:table-cell office:value-type="string" calcext:value-type="string">
            <text:p>YNXA</text:p>
          </table:table-cell>
          <table:table-cell office:value-type="string" calcext:value-type="string">
            <text:p>Physical Gameboy Game</text:p>
          </table:table-cell>
          <table:table-cell office:value-type="currency" office:currency="USD" office:value="2641" calcext:value-type="currency">
            <text:p>$2,641.00</text:p>
          </table:table-cell>
          <table:table-cell office:value-type="currency" office:currency="USD" office:value="9152" calcext:value-type="currency">
            <text:p>$9,152.00</text:p>
          </table:table-cell>
          <table:table-cell office:value-type="float" office:value="120" calcext:value-type="float">
            <text:p>120</text:p>
          </table:table-cell>
          <table:table-cell table:style-name="ce1" table:formula="of:=[.D84]/[.E84]" office:value-type="currency" office:currency="USD" office:value="76.2666666666667" calcext:value-type="currency">
            <text:p>$76.2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3" calcext:value-type="date">
            <text:p>06/23/23</text:p>
          </table:table-cell>
          <table:table-cell office:value-type="date" office:date-value="2023-07-16" calcext:value-type="date">
            <text:p>07/16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85" calcext:value-type="currency">
            <text:p>$85.0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table:style-name="ce1" table:formula="of:=[.D84] - [.C84]" office:value-type="currency" office:currency="USD" office:value="6511" calcext:value-type="currency">
            <text:p>$6,511.00</text:p>
          </table:table-cell>
          <table:table-cell table:formula="of:=([.D84]-[.C84])/[.C84]" office:value-type="float" office:value="2.46535403256342" calcext:value-type="float">
            <text:p>2.47</text:p>
          </table:table-cell>
        </table:table-row>
        <table:table-row table:style-name="ro2">
          <table:table-cell office:value-type="string" calcext:value-type="string">
            <text:p>Red Ops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10383" calcext:value-type="currency">
            <text:p>$10,383.00</text:p>
          </table:table-cell>
          <table:table-cell office:value-type="currency" office:currency="USD" office:value="14194" calcext:value-type="currency">
            <text:p>$14,194.00</text:p>
          </table:table-cell>
          <table:table-cell office:value-type="float" office:value="386" calcext:value-type="float">
            <text:p>386</text:p>
          </table:table-cell>
          <table:table-cell table:style-name="ce1" table:formula="of:=[.D85]/[.E85]" office:value-type="currency" office:currency="USD" office:value="36.7720207253886" calcext:value-type="currency">
            <text:p>$36.7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3" calcext:value-type="date">
            <text:p>06/13/23</text:p>
          </table:table-cell>
          <table:table-cell office:value-type="date" office:date-value="2023-07-13" calcext:value-type="date">
            <text:p>07/13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483" calcext:value-type="currency">
            <text:p>$1,483.00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currency" office:currency="USD" office:value="230" calcext:value-type="currency">
            <text:p>$230.00</text:p>
          </table:table-cell>
          <table:table-cell/>
          <table:table-cell table:style-name="ce1" table:formula="of:=[.D85] - [.C85]" office:value-type="currency" office:currency="USD" office:value="3811" calcext:value-type="currency">
            <text:p>$3,811.00</text:p>
          </table:table-cell>
          <table:table-cell table:formula="of:=([.D85]-[.C85])/[.C85]" office:value-type="float" office:value="0.367042280651064" calcext:value-type="float">
            <text:p>0.37</text:p>
          </table:table-cell>
        </table:table-row>
        <table:table-row table:style-name="ro2">
          <table:table-cell office:value-type="string" calcext:value-type="string">
            <text:p>Grimoire Groves</text:p>
          </table:table-cell>
          <table:table-cell office:value-type="string" calcext:value-type="string">
            <text:p>Cozy, Magical Gardening Adventure</text:p>
          </table:table-cell>
          <table:table-cell office:value-type="currency" office:currency="USD" office:value="14833.64" calcext:value-type="currency">
            <text:p>$14,833.64</text:p>
          </table:table-cell>
          <table:table-cell office:value-type="currency" office:currency="USD" office:value="53976" calcext:value-type="currency">
            <text:p>$53,976.00</text:p>
          </table:table-cell>
          <table:table-cell office:value-type="float" office:value="1522" calcext:value-type="float">
            <text:p>1522</text:p>
          </table:table-cell>
          <table:table-cell table:style-name="ce1" table:formula="of:=[.D86]/[.E86]" office:value-type="currency" office:currency="USD" office:value="35.4638633377135" calcext:value-type="currency">
            <text:p>$35.4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12" calcext:value-type="date">
            <text:p>07/12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currency" office:currency="USD" office:value="4727" calcext:value-type="currency">
            <text:p>$4,727.00</text:p>
          </table:table-cell>
          <table:table-cell office:value-type="currency" office:currency="USD" office:value="1051" calcext:value-type="currency">
            <text:p>$1,051.00</text:p>
          </table:table-cell>
          <table:table-cell table:style-name="ce1" office:value-type="currency" office:currency="USD" office:value="6" calcext:value-type="currency">
            <text:p>$6.00</text:p>
          </table:table-cell>
          <table:table-cell/>
          <table:table-cell table:style-name="ce1" table:formula="of:=[.D86] - [.C86]" office:value-type="currency" office:currency="USD" office:value="39142.36" calcext:value-type="currency">
            <text:p>$39,142.36</text:p>
          </table:table-cell>
          <table:table-cell table:formula="of:=([.D86]-[.C86])/[.C86]" office:value-type="float" office:value="2.63875623245542" calcext:value-type="float">
            <text:p>2.64</text:p>
          </table:table-cell>
        </table:table-row>
        <table:table-row table:style-name="ro2">
          <table:table-cell office:value-type="string" calcext:value-type="string">
            <text:p>Beastieball</text:p>
          </table:table-cell>
          <table:table-cell office:value-type="string" calcext:value-type="string">
            <text:p>Cute Volleyball RPG</text:p>
          </table:table-cell>
          <table:table-cell office:value-type="currency" office:currency="USD" office:value="45087" calcext:value-type="currency">
            <text:p>$45,087.00</text:p>
          </table:table-cell>
          <table:table-cell office:value-type="currency" office:currency="USD" office:value="45117" calcext:value-type="currency">
            <text:p>$45,117.00</text:p>
          </table:table-cell>
          <table:table-cell office:value-type="float" office:value="2188" calcext:value-type="float">
            <text:p>2188</text:p>
          </table:table-cell>
          <table:table-cell table:style-name="ce1" table:formula="of:=[.D87]/[.E87]" office:value-type="currency" office:currency="USD" office:value="20.6202010968921" calcext:value-type="currency">
            <text:p>$20.6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0" calcext:value-type="date">
            <text:p>06/10/23</text:p>
          </table:table-cell>
          <table:table-cell office:value-type="date" office:date-value="2023-07-10" calcext:value-type="date">
            <text:p>07/10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currency" office:currency="USD" office:value="1112" calcext:value-type="currency">
            <text:p>$1,112.00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table:style-name="ce1" table:formula="of:=[.D87] - [.C87]" office:value-type="currency" office:currency="USD" office:value="30" calcext:value-type="currency">
            <text:p>$30.00</text:p>
          </table:table-cell>
          <table:table-cell table:formula="of:=([.D87]-[.C87])/[.C87]" office:value-type="float" office:value="0.000665380264821345" calcext:value-type="float">
            <text:p>0.00</text:p>
          </table:table-cell>
        </table:table-row>
        <table:table-row table:style-name="ro2">
          <table:table-cell office:value-type="string" calcext:value-type="string">
            <text:p>Detective Ridelle</text:p>
          </table:table-cell>
          <table:table-cell office:value-type="string" calcext:value-type="string">
            <text:p>Story Driven Mystery Puzzle Game</text:p>
          </table:table-cell>
          <table:table-cell office:value-type="currency" office:currency="USD" office:value="3214" calcext:value-type="currency">
            <text:p>$3,214.00</text:p>
          </table:table-cell>
          <table:table-cell office:value-type="currency" office:currency="USD" office:value="3523" calcext:value-type="currency">
            <text:p>$3,523.00</text:p>
          </table:table-cell>
          <table:table-cell office:value-type="float" office:value="117" calcext:value-type="float">
            <text:p>117</text:p>
          </table:table-cell>
          <table:table-cell table:style-name="ce1" table:formula="of:=[.D88]/[.E88]" office:value-type="currency" office:currency="USD" office:value="30.1111111111111" calcext:value-type="currency">
            <text:p>$30.1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08" calcext:value-type="date">
            <text:p>07/08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921" calcext:value-type="currency">
            <text:p>$1,921.00</text:p>
          </table:table-cell>
          <table:table-cell office:value-type="currency" office:currency="USD" office:value="96" calcext:value-type="currency">
            <text:p>$96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88] - [.C88]" office:value-type="currency" office:currency="USD" office:value="309" calcext:value-type="currency">
            <text:p>$309.00</text:p>
          </table:table-cell>
          <table:table-cell table:formula="of:=([.D88]-[.C88])/[.C88]" office:value-type="float" office:value="0.0961418792781581" calcext:value-type="float">
            <text:p>0.10</text:p>
          </table:table-cell>
        </table:table-row>
        <table:table-row table:style-name="ro2">
          <table:table-cell office:value-type="string" calcext:value-type="string">
            <text:p>Crown Gambit</text:p>
          </table:table-cell>
          <table:table-cell office:value-type="string" calcext:value-type="string">
            <text:p>Dark Fantasy Adventure Card Game</text:p>
          </table:table-cell>
          <table:table-cell office:value-type="currency" office:currency="USD" office:value="31699" calcext:value-type="currency">
            <text:p>$31,699.00</text:p>
          </table:table-cell>
          <table:table-cell office:value-type="currency" office:currency="USD" office:value="32131" calcext:value-type="currency">
            <text:p>$32,131.00</text:p>
          </table:table-cell>
          <table:table-cell office:value-type="float" office:value="522" calcext:value-type="float">
            <text:p>522</text:p>
          </table:table-cell>
          <table:table-cell table:style-name="ce1" table:formula="of:=[.D89]/[.E89]" office:value-type="currency" office:currency="USD" office:value="61.5536398467433" calcext:value-type="currency">
            <text:p>$61.5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08" calcext:value-type="date">
            <text:p>07/08/23</text:p>
          </table:table-cell>
          <table:table-cell office:value-type="date" office:date-value="2025-01-01" calcext:value-type="date">
            <text:p>01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5253" calcext:value-type="currency">
            <text:p>$5,253.00</text:p>
          </table:table-cell>
          <table:table-cell office:value-type="currency" office:currency="USD" office:value="2627" calcext:value-type="currency">
            <text:p>$2,627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89] - [.C89]" office:value-type="currency" office:currency="USD" office:value="432" calcext:value-type="currency">
            <text:p>$432.00</text:p>
          </table:table-cell>
          <table:table-cell table:formula="of:=([.D89]-[.C89])/[.C89]" office:value-type="float" office:value="0.0136281901637276" calcext:value-type="float">
            <text:p>0.01</text:p>
          </table:table-cell>
        </table:table-row>
        <table:table-row table:style-name="ro2">
          <table:table-cell office:value-type="string" calcext:value-type="string">
            <text:p>Cathing Spirits</text:p>
          </table:table-cell>
          <table:table-cell office:value-type="string" calcext:value-type="string">
            <text:p>Free To Play 3 Player Brawler Game</text:p>
          </table:table-cell>
          <table:table-cell office:value-type="currency" office:currency="USD" office:value="5283" calcext:value-type="currency">
            <text:p>$5,283.00</text:p>
          </table:table-cell>
          <table:table-cell office:value-type="currency" office:currency="USD" office:value="6890" calcext:value-type="currency">
            <text:p>$6,890.00</text:p>
          </table:table-cell>
          <table:table-cell office:value-type="float" office:value="83" calcext:value-type="float">
            <text:p>83</text:p>
          </table:table-cell>
          <table:table-cell table:style-name="ce1" table:formula="of:=[.D90]/[.E90]" office:value-type="currency" office:currency="USD" office:value="83.0120481927711" calcext:value-type="currency">
            <text:p>$83.0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7" calcext:value-type="date">
            <text:p>06/07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526" calcext:value-type="currency">
            <text:p>$526.00</text:p>
          </table:table-cell>
          <table:table-cell office:value-type="currency" office:currency="USD" office:value="22" calcext:value-type="currency">
            <text:p>$22.00</text:p>
          </table:table-cell>
          <table:table-cell/>
          <table:table-cell table:style-name="ce1" table:formula="of:=[.D90] - [.C90]" office:value-type="currency" office:currency="USD" office:value="1607" calcext:value-type="currency">
            <text:p>$1,607.00</text:p>
          </table:table-cell>
          <table:table-cell table:formula="of:=([.D90]-[.C90])/[.C90]" office:value-type="float" office:value="0.304183229225819" calcext:value-type="float">
            <text:p>0.30</text:p>
          </table:table-cell>
        </table:table-row>
        <table:table-row table:style-name="ro2">
          <table:table-cell office:value-type="string" calcext:value-type="string">
            <text:p>A Tiny Sticker Tale </text:p>
          </table:table-cell>
          <table:table-cell office:value-type="string" calcext:value-type="string">
            <text:p>Relaxing Tiny Adventure About Stickers</text:p>
          </table:table-cell>
          <table:table-cell office:value-type="currency" office:currency="USD" office:value="5984" calcext:value-type="currency">
            <text:p>$5,984.00</text:p>
          </table:table-cell>
          <table:table-cell office:value-type="currency" office:currency="USD" office:value="44803" calcext:value-type="currency">
            <text:p>$44,803.00</text:p>
          </table:table-cell>
          <table:table-cell office:value-type="float" office:value="1616" calcext:value-type="float">
            <text:p>1616</text:p>
          </table:table-cell>
          <table:table-cell table:style-name="ce1" table:formula="of:=[.D91]/[.E91]" office:value-type="currency" office:currency="USD" office:value="27.7246287128713" calcext:value-type="currency">
            <text:p>$27.7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7" calcext:value-type="date">
            <text:p>06/07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currency" office:currency="USD" office:value="1611" calcext:value-type="currency">
            <text:p>$1,611.00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style-name="ce1" table:formula="of:=[.D91] - [.C91]" office:value-type="currency" office:currency="USD" office:value="38819" calcext:value-type="currency">
            <text:p>$38,819.00</text:p>
          </table:table-cell>
          <table:table-cell table:formula="of:=([.D91]-[.C91])/[.C91]" office:value-type="float" office:value="6.48713235294118" calcext:value-type="float">
            <text:p>6.49</text:p>
          </table:table-cell>
        </table:table-row>
        <table:table-row table:style-name="ro2">
          <table:table-cell office:value-type="string" calcext:value-type="string">
            <text:p>The Quiet Things</text:p>
          </table:table-cell>
          <table:table-cell office:value-type="string" calcext:value-type="string">
            <text:p>Narrative Game That Explores Mental Health Issues</text:p>
          </table:table-cell>
          <table:table-cell office:value-type="currency" office:currency="USD" office:value="10862" calcext:value-type="currency">
            <text:p>$10,862.00</text:p>
          </table:table-cell>
          <table:table-cell office:value-type="currency" office:currency="USD" office:value="11720" calcext:value-type="currency">
            <text:p>$11,720.00</text:p>
          </table:table-cell>
          <table:table-cell office:value-type="float" office:value="274" calcext:value-type="float">
            <text:p>274</text:p>
          </table:table-cell>
          <table:table-cell table:style-name="ce1" table:formula="of:=[.D92]/[.E92]" office:value-type="currency" office:currency="USD" office:value="42.7737226277372" calcext:value-type="currency">
            <text:p>$42.7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6" calcext:value-type="date">
            <text:p>07/06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486" calcext:value-type="currency">
            <text:p>$486.00</text:p>
          </table:table-cell>
          <table:table-cell office:value-type="currency" office:currency="USD" office:value="22" calcext:value-type="currency">
            <text:p>$22.00</text:p>
          </table:table-cell>
          <table:table-cell/>
          <table:table-cell table:style-name="ce1" table:formula="of:=[.D92] - [.C92]" office:value-type="currency" office:currency="USD" office:value="858" calcext:value-type="currency">
            <text:p>$858.00</text:p>
          </table:table-cell>
          <table:table-cell table:formula="of:=([.D92]-[.C92])/[.C92]" office:value-type="float" office:value="0.0789909777204935" calcext:value-type="float">
            <text:p>0.08</text:p>
          </table:table-cell>
        </table:table-row>
        <table:table-row table:style-name="ro2">
          <table:table-cell office:value-type="string" calcext:value-type="string">
            <text:p>The Frozen Kingdom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6839" calcext:value-type="currency">
            <text:p>$6,839.00</text:p>
          </table:table-cell>
          <table:table-cell office:value-type="currency" office:currency="USD" office:value="8495" calcext:value-type="currency">
            <text:p>$8,495.00</text:p>
          </table:table-cell>
          <table:table-cell office:value-type="float" office:value="273" calcext:value-type="float">
            <text:p>273</text:p>
          </table:table-cell>
          <table:table-cell table:style-name="ce1" table:formula="of:=[.D93]/[.E93]" office:value-type="currency" office:currency="USD" office:value="31.1172161172161" calcext:value-type="currency">
            <text:p>$31.1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6" calcext:value-type="date">
            <text:p>07/06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1413" calcext:value-type="currency">
            <text:p>$1,413.00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style-name="ce1" table:formula="of:=[.D93] - [.C93]" office:value-type="currency" office:currency="USD" office:value="1656" calcext:value-type="currency">
            <text:p>$1,656.00</text:p>
          </table:table-cell>
          <table:table-cell table:formula="of:=([.D93]-[.C93])/[.C93]" office:value-type="float" office:value="0.242140663839743" calcext:value-type="float">
            <text:p>0.24</text:p>
          </table:table-cell>
        </table:table-row>
        <table:table-row table:style-name="ro2">
          <table:table-cell office:value-type="string" calcext:value-type="string">
            <text:p>Gate Zero</text:p>
          </table:table-cell>
          <table:table-cell office:value-type="string" calcext:value-type="string">
            <text:p>Bible Game</text:p>
          </table:table-cell>
          <table:table-cell office:value-type="currency" office:currency="USD" office:value="211330" calcext:value-type="currency">
            <text:p>$211,330.00</text:p>
          </table:table-cell>
          <table:table-cell office:value-type="currency" office:currency="USD" office:value="324554" calcext:value-type="currency">
            <text:p>$324,554.00</text:p>
          </table:table-cell>
          <table:table-cell office:value-type="float" office:value="4145" calcext:value-type="float">
            <text:p>4145</text:p>
          </table:table-cell>
          <table:table-cell table:style-name="ce1" table:formula="of:=[.D94]/[.E94]" office:value-type="currency" office:currency="USD" office:value="78.3001206272618" calcext:value-type="currency">
            <text:p>$78.3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5" calcext:value-type="date">
            <text:p>07/05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8403" calcext:value-type="currency">
            <text:p>$8,403.00</text:p>
          </table:table-cell>
          <table:table-cell office:value-type="currency" office:currency="USD" office:value="41" calcext:value-type="currency">
            <text:p>$41.00</text:p>
          </table:table-cell>
          <table:table-cell/>
          <table:table-cell table:style-name="ce1" table:formula="of:=[.D94] - [.C94]" office:value-type="currency" office:currency="USD" office:value="113224" calcext:value-type="currency">
            <text:p>$113,224.00</text:p>
          </table:table-cell>
          <table:table-cell table:formula="of:=([.D94]-[.C94])/[.C94]" office:value-type="float" office:value="0.535768702976388" calcext:value-type="float">
            <text:p>0.54</text:p>
          </table:table-cell>
        </table:table-row>
        <table:table-row table:style-name="ro2">
          <table:table-cell office:value-type="string" calcext:value-type="string">
            <text:p>A2C</text:p>
          </table:table-cell>
          <table:table-cell office:value-type="string" calcext:value-type="string">
            <text:p>2D Runner Shoot-Em Up</text:p>
          </table:table-cell>
          <table:table-cell office:value-type="currency" office:currency="USD" office:value="204" calcext:value-type="currency">
            <text:p>$204.00</text:p>
          </table:table-cell>
          <table:table-cell office:value-type="currency" office:currency="USD" office:value="232" calcext:value-type="currency">
            <text:p>$232.00</text:p>
          </table:table-cell>
          <table:table-cell office:value-type="float" office:value="4" calcext:value-type="float">
            <text:p>4</text:p>
          </table:table-cell>
          <table:table-cell table:style-name="ce1" table:formula="of:=[.D95]/[.E95]" office:value-type="currency" office:currency="USD" office:value="58" calcext:value-type="currency">
            <text:p>$58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5" calcext:value-type="date">
            <text:p>06/05/23</text:p>
          </table:table-cell>
          <table:table-cell office:value-type="date" office:date-value="2023-07-05" calcext:value-type="date">
            <text:p>07/05/23</text:p>
          </table:table-cell>
          <table:table-cell office:value-type="date" office:date-value="2023-08-01" calcext:value-type="date">
            <text:p>08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5111" calcext:value-type="currency">
            <text:p>$5,111.00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6" calcext:value-type="currency">
            <text:p>$26.00</text:p>
          </table:table-cell>
          <table:table-cell/>
          <table:table-cell table:style-name="ce1" table:formula="of:=[.D95] - [.C95]" office:value-type="currency" office:currency="USD" office:value="28" calcext:value-type="currency">
            <text:p>$28.00</text:p>
          </table:table-cell>
          <table:table-cell table:formula="of:=([.D95]-[.C95])/[.C95]" office:value-type="float" office:value="0.137254901960784" calcext:value-type="float">
            <text:p>0.14</text:p>
          </table:table-cell>
        </table:table-row>
        <table:table-row table:style-name="ro2">
          <table:table-cell office:value-type="string" calcext:value-type="string">
            <text:p>Tales of Aravorn</text:p>
          </table:table-cell>
          <table:table-cell office:value-type="string" calcext:value-type="string">
            <text:p>VN/RPG</text:p>
          </table:table-cell>
          <table:table-cell office:value-type="currency" office:currency="USD" office:value="6339" calcext:value-type="currency">
            <text:p>$6,339.00</text:p>
          </table:table-cell>
          <table:table-cell office:value-type="currency" office:currency="USD" office:value="12984" calcext:value-type="currency">
            <text:p>$12,984.00</text:p>
          </table:table-cell>
          <table:table-cell office:value-type="float" office:value="345" calcext:value-type="float">
            <text:p>345</text:p>
          </table:table-cell>
          <table:table-cell table:style-name="ce1" table:formula="of:=[.D96]/[.E96]" office:value-type="currency" office:currency="USD" office:value="37.6347826086957" calcext:value-type="currency">
            <text:p>$37.6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3-07-03" calcext:value-type="date">
            <text:p>07/03/23</text:p>
          </table:table-cell>
          <table:table-cell office:value-type="date" office:date-value="2024-06-01" calcext:value-type="date">
            <text:p>06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158" calcext:value-type="currency">
            <text:p>$158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96] - [.C96]" office:value-type="currency" office:currency="USD" office:value="6645" calcext:value-type="currency">
            <text:p>$6,645.00</text:p>
          </table:table-cell>
          <table:table-cell table:formula="of:=([.D96]-[.C96])/[.C96]" office:value-type="float" office:value="1.04827259820161" calcext:value-type="float">
            <text:p>1.05</text:p>
          </table:table-cell>
        </table:table-row>
        <table:table-row table:style-name="ro3">
          <table:table-cell office:value-type="string" calcext:value-type="string">
            <text:p>Peak.53</text:p>
          </table:table-cell>
          <table:table-cell office:value-type="string" calcext:value-type="string">
            <text:p>Third Person Military 3<text:span text:style-name="T1">rd</text:span> Person Shooter</text:p>
          </table:table-cell>
          <table:table-cell office:value-type="currency" office:currency="USD" office:value="7000" calcext:value-type="currency">
            <text:p>$7,000.00</text:p>
          </table:table-cell>
          <table:table-cell office:value-type="currency" office:currency="USD" office:value="11563" calcext:value-type="currency">
            <text:p>$11,563.00</text:p>
          </table:table-cell>
          <table:table-cell office:value-type="float" office:value="64" calcext:value-type="float">
            <text:p>64</text:p>
          </table:table-cell>
          <table:table-cell table:style-name="ce1" table:formula="of:=[.D97]/[.E97]" office:value-type="currency" office:currency="USD" office:value="180.671875" calcext:value-type="currency">
            <text:p>$180.6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7-01" calcext:value-type="date">
            <text:p>07/01/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500" calcext:value-type="currency">
            <text:p>$500.00</text:p>
          </table:table-cell>
          <table:table-cell office:value-type="currency" office:currency="USD" office:value="35" calcext:value-type="currency">
            <text:p>$35.00</text:p>
          </table:table-cell>
          <table:table-cell/>
          <table:table-cell table:style-name="ce1" table:formula="of:=[.D97] - [.C97]" office:value-type="currency" office:currency="USD" office:value="4563" calcext:value-type="currency">
            <text:p>$4,563.00</text:p>
          </table:table-cell>
          <table:table-cell table:formula="of:=([.D97]-[.C97])/[.C97]" office:value-type="float" office:value="0.651857142857143" calcext:value-type="float">
            <text:p>0.65</text:p>
          </table:table-cell>
        </table:table-row>
        <table:table-row table:style-name="ro2">
          <table:table-cell office:value-type="string" calcext:value-type="string">
            <text:p>V’s Rage</text:p>
          </table:table-cell>
          <table:table-cell office:value-type="string" calcext:value-type="string">
            <text:p>Arcade Game</text:p>
          </table:table-cell>
          <table:table-cell office:value-type="currency" office:currency="USD" office:value="10460" calcext:value-type="currency">
            <text:p>$10,460.00</text:p>
          </table:table-cell>
          <table:table-cell office:value-type="currency" office:currency="USD" office:value="10894" calcext:value-type="currency">
            <text:p>$10,894.00</text:p>
          </table:table-cell>
          <table:table-cell office:value-type="float" office:value="63" calcext:value-type="float">
            <text:p>63</text:p>
          </table:table-cell>
          <table:table-cell table:style-name="ce1" table:formula="of:=[.D98]/[.E98]" office:value-type="currency" office:currency="USD" office:value="172.920634920635" calcext:value-type="currency">
            <text:p>$172.9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5-02" calcext:value-type="date">
            <text:p>05/02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310" calcext:value-type="currency">
            <text:p>$310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98] - [.C98]" office:value-type="currency" office:currency="USD" office:value="434" calcext:value-type="currency">
            <text:p>$434.00</text:p>
          </table:table-cell>
          <table:table-cell table:formula="of:=([.D98]-[.C98])/[.C98]" office:value-type="float" office:value="0.041491395793499" calcext:value-type="float">
            <text:p>0.04</text:p>
          </table:table-cell>
        </table:table-row>
        <table:table-row table:style-name="ro2">
          <table:table-cell office:value-type="string" calcext:value-type="string">
            <text:p>Dread Weight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20000" calcext:value-type="currency">
            <text:p>$20,000.00</text:p>
          </table:table-cell>
          <table:table-cell office:value-type="currency" office:currency="USD" office:value="27000" calcext:value-type="currency">
            <text:p>$27,000.00</text:p>
          </table:table-cell>
          <table:table-cell office:value-type="float" office:value="515" calcext:value-type="float">
            <text:p>515</text:p>
          </table:table-cell>
          <table:table-cell table:style-name="ce1" table:formula="of:=[.D99]/[.E99]" office:value-type="currency" office:currency="USD" office:value="52.4271844660194" calcext:value-type="currency">
            <text:p>$52.4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table:number-columns-repeated="30"/>
          <table:table-cell table:style-name="ce1" table:formula="of:=[.D99] - [.C99]" office:value-type="currency" office:currency="USD" office:value="7000" calcext:value-type="currency">
            <text:p>$7,000.00</text:p>
          </table:table-cell>
          <table:table-cell table:formula="of:=([.D99]-[.C99])/[.C99]" office:value-type="float" office:value="0.35" calcext:value-type="float">
            <text:p>0.35</text:p>
          </table:table-cell>
        </table:table-row>
        <table:table-row table:style-name="ro2">
          <table:table-cell table:number-columns-repeated="5"/>
          <table:table-cell table:style-name="ce1" table:formula="of:=[.D100]/[.E100]" office:value-type="string" office:string-value="" calcext:value-type="error">
            <text:p>#DIV/0!</text:p>
          </table:table-cell>
          <table:table-cell/>
          <table:table-cell table:style-name="ce6" office:value-type="date" office:date-value="2023-09-26" calcext:value-type="date">
            <text:p>09/26/23</text:p>
          </table:table-cell>
          <table:table-cell table:number-columns-repeated="30"/>
          <table:table-cell table:style-name="ce1" table:formula="of:=[.D100] - [.C100]" office:value-type="currency" office:currency="USD" office:value="0" calcext:value-type="currency">
            <text:p>$0.00</text:p>
          </table:table-cell>
          <table:table-cell table:formula="of:=([.D100]-[.C100])/[.C10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style-name="ce1" table:formula="of:=[.D101]/[.E101]" office:value-type="string" office:string-value="" calcext:value-type="error">
            <text:p>#DIV/0!</text:p>
          </table:table-cell>
          <table:table-cell/>
          <table:table-cell table:style-name="ce6" office:value-type="date" office:date-value="2023-09-26" calcext:value-type="date">
            <text:p>09/26/23</text:p>
          </table:table-cell>
          <table:table-cell table:number-columns-repeated="30"/>
          <table:table-cell table:style-name="ce1" table:formula="of:=[.D101] - [.C101]" office:value-type="currency" office:currency="USD" office:value="0" calcext:value-type="currency">
            <text:p>$0.00</text:p>
          </table:table-cell>
          <table:table-cell table:formula="of:=([.D101]-[.C101])/[.C101]" office:value-type="string" office:string-value="" calcext:value-type="error">
            <text:p>#DIV/0!</text:p>
          </table:table-cell>
        </table:table-row>
        <table:table-row table:style-name="ro2" table:number-rows-repeated="32">
          <table:table-cell table:number-columns-repeated="40"/>
        </table:table-row>
        <table:table-row table:style-name="ro2">
          <table:table-cell table:number-columns-repeated="11"/>
          <table:table-cell office:value-type="float" office:value="4000" calcext:value-type="float">
            <text:p>4000</text:p>
          </table:table-cell>
          <table:table-cell table:number-columns-repeated="28"/>
        </table:table-row>
        <table:table-row table:style-name="ro2" table:number-rows-repeated="1048441">
          <table:table-cell table:number-columns-repeated="40"/>
        </table:table-row>
        <table:table-row table:style-name="ro2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1:11:44.633103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4T15:03:27.230335092</meta:creation-date>
    <dc:date>2023-09-29T00:06:03.616940323</dc:date>
    <meta:editing-duration>P1DT6H1M32S</meta:editing-duration>
    <meta:editing-cycles>146</meta:editing-cycles>
    <meta:generator>LibreOffice/6.4.7.2$Linux_X86_64 LibreOffice_project/40$Build-2</meta:generator>
    <meta:document-statistic meta:table-count="1" meta:cell-count="3841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200000" chart:origin="0" chart:interval-major="2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minimum="0" chart:maximum="500" chart:origin="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358cm" svg:height="16.602cm" xlink:href=".." xlink:type="simple" chart:class="chart:scatter" chart:style-name="ch1">
        <chart:plot-area chart:style-name="ch2" table:cell-range-address="Sheet1.D2:Sheet1.D101 Sheet1.F2:Sheet1.F101" svg:x="1.642cm" svg:y="0.228cm" svg:width="27.715cm" svg:height="15.918cm">
          <chartooo:coordinate-region svg:x="3.11cm" svg:y="0.428cm" svg:width="25.306cm" svg:height="15.071cm"/>
          <chart:axis chart:dimension="x" chart:name="primary-x" chart:style-name="ch3">
            <chart:title svg:x="14.529cm" svg:y="16.042cm" chart:style-name="ch4">
              <text:p>Total Pledge</text:p>
            </chart:title>
          </chart:axis>
          <chart:axis chart:dimension="x" chart:name="secondary-x" chart:style-name="ch5"/>
          <chart:axis chart:dimension="y" chart:name="primary-y" chart:style-name="ch6">
            <chart:title svg:x="0.455cm" svg:y="10.242cm" chart:style-name="ch7">
              <text:p>Average Pledge Per Backer</text:p>
            </chart:title>
            <chart:grid chart:style-name="ch8" chart:class="major"/>
          </chart:axis>
          <chart:axis chart:dimension="y" chart:name="secondary-y" chart:style-name="ch5"/>
          <chart:series chart:attached-axis="primary-y" chart:style-name="ch9" chart:values-cell-range-address="Sheet1.F2:Sheet1.F101" chart:class="chart:scatter">
            <chart:domain table:cell-range-address="Sheet1.D2:Sheet1.D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12">
                <text:p>35212</text:p>
                <draw:g>
                  <svg:desc>Sheet1.D2:Sheet1.D101</svg:desc>
                </draw:g>
              </table:table-cell>
              <table:table-cell office:value-type="float" office:value="5868.66666666667">
                <text:p>5868.66666666667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92">
                <text:p>13892</text:p>
              </table:table-cell>
              <table:table-cell office:value-type="float" office:value="75.9125683060109">
                <text:p>75.9125683060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583">
                <text:p>536583</text:p>
              </table:table-cell>
              <table:table-cell office:value-type="float" office:value="85.2260165184244">
                <text:p>85.2260165184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13">
                <text:p>20813</text:p>
              </table:table-cell>
              <table:table-cell office:value-type="float" office:value="44.0953389830508">
                <text:p>44.0953389830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7">
                <text:p>4577</text:p>
              </table:table-cell>
              <table:table-cell office:value-type="float" office:value="208.045454545454">
                <text:p>208.045454545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55">
                <text:p>8355</text:p>
              </table:table-cell>
              <table:table-cell office:value-type="float" office:value="114.452054794521">
                <text:p>114.452054794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306">
                <text:p>1321306</text:p>
              </table:table-cell>
              <table:table-cell office:value-type="float" office:value="59.5316963280018">
                <text:p>59.531696328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1661">
                <text:p>1271661</text:p>
              </table:table-cell>
              <table:table-cell office:value-type="float" office:value="75.9654121863799">
                <text:p>75.9654121863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426">
                <text:p>122426</text:p>
              </table:table-cell>
              <table:table-cell office:value-type="float" office:value="83.2829931972789">
                <text:p>83.2829931972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">
                <text:p>2407</text:p>
              </table:table-cell>
              <table:table-cell office:value-type="float" office:value="47.1960784313726">
                <text:p>47.1960784313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48.3091787439614">
                <text:p>48.3091787439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56">
                <text:p>82356</text:p>
              </table:table-cell>
              <table:table-cell office:value-type="float" office:value="40.5095917363502">
                <text:p>40.5095917363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837">
                <text:p>460837</text:p>
              </table:table-cell>
              <table:table-cell office:value-type="float" office:value="95.9677217825906">
                <text:p>95.9677217825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689">
                <text:p>110689</text:p>
              </table:table-cell>
              <table:table-cell office:value-type="float" office:value="66.1224611708483">
                <text:p>66.1224611708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03">
                <text:p>15303</text:p>
              </table:table-cell>
              <table:table-cell office:value-type="float" office:value="55.8503649635037">
                <text:p>55.8503649635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07">
                <text:p>23907</text:p>
              </table:table-cell>
              <table:table-cell office:value-type="float" office:value="89.5393258426966">
                <text:p>89.5393258426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950">
                <text:p>57950</text:p>
              </table:table-cell>
              <table:table-cell office:value-type="float" office:value="25.2066115702479">
                <text:p>25.2066115702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33.09">
                <text:p>22733.09</text:p>
              </table:table-cell>
              <table:table-cell office:value-type="float" office:value="34.0825937031484">
                <text:p>34.0825937031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49">
                <text:p>62649</text:p>
              </table:table-cell>
              <table:table-cell office:value-type="float" office:value="38.3643600734844">
                <text:p>38.3643600734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78">
                <text:p>76578</text:p>
              </table:table-cell>
              <table:table-cell office:value-type="float" office:value="53.551048951049">
                <text:p>53.551048951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00">
                <text:p>43000</text:p>
              </table:table-cell>
              <table:table-cell office:value-type="float" office:value="58.9041095890411">
                <text:p>58.90410958904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77">
                <text:p>44077</text:p>
              </table:table-cell>
              <table:table-cell office:value-type="float" office:value="72.2573770491803">
                <text:p>72.25737704918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8">
                <text:p>15008</text:p>
              </table:table-cell>
              <table:table-cell office:value-type="float" office:value="42.1573033707865">
                <text:p>42.1573033707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5">
                <text:p>4495</text:p>
              </table:table-cell>
              <table:table-cell office:value-type="float" office:value="37.4583333333333">
                <text:p>37.45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847">
                <text:p>77847</text:p>
              </table:table-cell>
              <table:table-cell office:value-type="float" office:value="79.0324873096447">
                <text:p>79.0324873096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180">
                <text:p>91180</text:p>
              </table:table-cell>
              <table:table-cell office:value-type="float" office:value="100.640176600442">
                <text:p>100.640176600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727">
                <text:p>114727</text:p>
              </table:table-cell>
              <table:table-cell office:value-type="float" office:value="109.159847764034">
                <text:p>109.159847764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5">
                <text:p>6705</text:p>
              </table:table-cell>
              <table:table-cell office:value-type="float" office:value="49.3014705882353">
                <text:p>49.3014705882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89">
                <text:p>16889</text:p>
              </table:table-cell>
              <table:table-cell office:value-type="float" office:value="55.9238410596027">
                <text:p>55.9238410596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27">
                <text:p>6627</text:p>
              </table:table-cell>
              <table:table-cell office:value-type="float" office:value="54.3196721311475">
                <text:p>54.3196721311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00">
                <text:p>9100</text:p>
              </table:table-cell>
              <table:table-cell office:value-type="float" office:value="48.6631016042781">
                <text:p>48.6631016042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87">
                <text:p>16087</text:p>
              </table:table-cell>
              <table:table-cell office:value-type="float" office:value="162.49494949495">
                <text:p>162.49494949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36">
                <text:p>3436</text:p>
              </table:table-cell>
              <table:table-cell office:value-type="float" office:value="34.019801980198">
                <text:p>34.019801980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52">
                <text:p>10252</text:p>
              </table:table-cell>
              <table:table-cell office:value-type="float" office:value="67.0065359477124">
                <text:p>67.0065359477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3">
                <text:p>943</text:p>
              </table:table-cell>
              <table:table-cell office:value-type="float" office:value="52.3888888888889">
                <text:p>52.3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2">
                <text:p>1042</text:p>
              </table:table-cell>
              <table:table-cell office:value-type="float" office:value="19.6603773584906">
                <text:p>19.66037735849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6">
                <text:p>3006</text:p>
              </table:table-cell>
              <table:table-cell office:value-type="float" office:value="44.8656716417911">
                <text:p>44.8656716417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">
                <text:p>26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58">
                <text:p>8258</text:p>
              </table:table-cell>
              <table:table-cell office:value-type="float" office:value="359.04347826087">
                <text:p>359.04347826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1">
                <text:p>2511</text:p>
              </table:table-cell>
              <table:table-cell office:value-type="float" office:value="32.1923076923077">
                <text:p>32.1923076923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33">
                <text:p>11633</text:p>
              </table:table-cell>
              <table:table-cell office:value-type="float" office:value="71.3680981595092">
                <text:p>71.3680981595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0">
                <text:p>1890</text:p>
              </table:table-cell>
              <table:table-cell office:value-type="float" office:value="38.5714285714286">
                <text:p>38.5714285714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5">
                <text:p>1405</text:p>
              </table:table-cell>
              <table:table-cell office:value-type="float" office:value="26.0185185185185">
                <text:p>26.0185185185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4">
                <text:p>3244</text:p>
              </table:table-cell>
              <table:table-cell office:value-type="float" office:value="24.9538461538462">
                <text:p>24.9538461538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59">
                <text:p>10959</text:p>
              </table:table-cell>
              <table:table-cell office:value-type="float" office:value="57.984126984127">
                <text:p>57.984126984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8">
                <text:p>548</text:p>
              </table:table-cell>
              <table:table-cell office:value-type="float" office:value="10.7450980392157">
                <text:p>10.7450980392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96">
                <text:p>509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03">
                <text:p>20603</text:p>
              </table:table-cell>
              <table:table-cell office:value-type="float" office:value="132.070512820513">
                <text:p>132.070512820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79">
                <text:p>3479</text:p>
              </table:table-cell>
              <table:table-cell office:value-type="float" office:value="50.4202898550725">
                <text:p>50.4202898550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53">
                <text:p>22353</text:p>
              </table:table-cell>
              <table:table-cell office:value-type="float" office:value="60.4135135135135">
                <text:p>60.4135135135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7">
                <text:p>7837</text:p>
              </table:table-cell>
              <table:table-cell office:value-type="float" office:value="61.7086614173228">
                <text:p>61.70866141732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3">
                <text:p>673</text:p>
              </table:table-cell>
              <table:table-cell office:value-type="float" office:value="35.4210526315789">
                <text:p>35.42105263157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5">
                <text:p>575</text:p>
              </table:table-cell>
              <table:table-cell office:value-type="float" office:value="14.7435897435897">
                <text:p>14.7435897435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33.69">
                <text:p>6233.69</text:p>
              </table:table-cell>
              <table:table-cell office:value-type="float" office:value="59.3684761904762">
                <text:p>59.3684761904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04">
                <text:p>25004</text:p>
              </table:table-cell>
              <table:table-cell office:value-type="float" office:value="98.4409448818898">
                <text:p>98.4409448818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27">
                <text:p>6827</text:p>
              </table:table-cell>
              <table:table-cell office:value-type="float" office:value="85.3375">
                <text:p>85.3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2">
                <text:p>4002</text:p>
              </table:table-cell>
              <table:table-cell office:value-type="float" office:value="142.928571428571">
                <text:p>142.928571428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1603">
                <text:p>1471603</text:p>
              </table:table-cell>
              <table:table-cell office:value-type="float" office:value="100.80853541581">
                <text:p>100.80853541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19">
                <text:p>11819</text:p>
              </table:table-cell>
              <table:table-cell office:value-type="float" office:value="53.9680365296804">
                <text:p>53.9680365296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32">
                <text:p>12432</text:p>
              </table:table-cell>
              <table:table-cell office:value-type="float" office:value="50.9508196721311">
                <text:p>50.9508196721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975">
                <text:p>21975</text:p>
              </table:table-cell>
              <table:table-cell office:value-type="float" office:value="53.4671532846715">
                <text:p>53.4671532846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68">
                <text:p>19668</text:p>
              </table:table-cell>
              <table:table-cell office:value-type="float" office:value="71.2608695652174">
                <text:p>71.2608695652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15">
                <text:p>11215</text:p>
              </table:table-cell>
              <table:table-cell office:value-type="float" office:value="51.6820276497696">
                <text:p>51.68202764976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48">
                <text:p>18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9">
                <text:p>2949</text:p>
              </table:table-cell>
              <table:table-cell office:value-type="float" office:value="62.7446808510638">
                <text:p>62.7446808510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262">
                <text:p>19262</text:p>
              </table:table-cell>
              <table:table-cell office:value-type="float" office:value="43.6780045351474">
                <text:p>43.6780045351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">
                <text:p>981</text:p>
              </table:table-cell>
              <table:table-cell office:value-type="float" office:value="51.6315789473684">
                <text:p>51.6315789473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98">
                <text:p>5898</text:p>
              </table:table-cell>
              <table:table-cell office:value-type="float" office:value="37.0943396226415">
                <text:p>37.0943396226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4">
                <text:p>3254</text:p>
              </table:table-cell>
              <table:table-cell office:value-type="float" office:value="35.3695652173913">
                <text:p>35.3695652173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26">
                <text:p>6026</text:p>
              </table:table-cell>
              <table:table-cell office:value-type="float" office:value="74.3950617283951">
                <text:p>74.3950617283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51">
                <text:p>9051</text:p>
              </table:table-cell>
              <table:table-cell office:value-type="float" office:value="45.7121212121212">
                <text:p>45.7121212121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51">
                <text:p>4351</text:p>
              </table:table-cell>
              <table:table-cell office:value-type="float" office:value="63.9852941176471">
                <text:p>63.98529411764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242">
                <text:p>28242</text:p>
              </table:table-cell>
              <table:table-cell office:value-type="float" office:value="53.3875236294896">
                <text:p>53.3875236294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">
                <text:p>347</text:p>
              </table:table-cell>
              <table:table-cell office:value-type="float" office:value="13.3461538461538">
                <text:p>13.3461538461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193">
                <text:p>63193</text:p>
              </table:table-cell>
              <table:table-cell office:value-type="float" office:value="59.5037664783427">
                <text:p>59.5037664783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7">
                <text:p>1307</text:p>
              </table:table-cell>
              <table:table-cell office:value-type="float" office:value="52.28">
                <text:p>52.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67">
                <text:p>8867</text:p>
              </table:table-cell>
              <table:table-cell office:value-type="float" office:value="23.457671957672">
                <text:p>23.457671957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545">
                <text:p>70545</text:p>
              </table:table-cell>
              <table:table-cell office:value-type="float" office:value="65.6843575418994">
                <text:p>65.6843575418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014">
                <text:p>111014</text:p>
              </table:table-cell>
              <table:table-cell office:value-type="float" office:value="162.538799414348">
                <text:p>162.538799414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50">
                <text:p>3750</text:p>
              </table:table-cell>
              <table:table-cell office:value-type="float" office:value="26.7857142857143">
                <text:p>26.7857142857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52">
                <text:p>9152</text:p>
              </table:table-cell>
              <table:table-cell office:value-type="float" office:value="76.2666666666667">
                <text:p>76.2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94">
                <text:p>14194</text:p>
              </table:table-cell>
              <table:table-cell office:value-type="float" office:value="36.7720207253886">
                <text:p>36.77202072538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976">
                <text:p>53976</text:p>
              </table:table-cell>
              <table:table-cell office:value-type="float" office:value="35.4638633377135">
                <text:p>35.4638633377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117">
                <text:p>45117</text:p>
              </table:table-cell>
              <table:table-cell office:value-type="float" office:value="20.6202010968921">
                <text:p>20.6202010968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3">
                <text:p>3523</text:p>
              </table:table-cell>
              <table:table-cell office:value-type="float" office:value="30.1111111111111">
                <text:p>30.1111111111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131">
                <text:p>32131</text:p>
              </table:table-cell>
              <table:table-cell office:value-type="float" office:value="61.5536398467433">
                <text:p>61.5536398467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90">
                <text:p>6890</text:p>
              </table:table-cell>
              <table:table-cell office:value-type="float" office:value="83.0120481927711">
                <text:p>83.0120481927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03">
                <text:p>44803</text:p>
              </table:table-cell>
              <table:table-cell office:value-type="float" office:value="27.7246287128713">
                <text:p>27.72462871287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0">
                <text:p>11720</text:p>
              </table:table-cell>
              <table:table-cell office:value-type="float" office:value="42.7737226277372">
                <text:p>42.77372262773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95">
                <text:p>8495</text:p>
              </table:table-cell>
              <table:table-cell office:value-type="float" office:value="31.1172161172161">
                <text:p>31.11721611721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4554">
                <text:p>324554</text:p>
              </table:table-cell>
              <table:table-cell office:value-type="float" office:value="78.3001206272618">
                <text:p>78.3001206272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">
                <text:p>2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84">
                <text:p>12984</text:p>
              </table:table-cell>
              <table:table-cell office:value-type="float" office:value="37.6347826086957">
                <text:p>37.6347826086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63">
                <text:p>11563</text:p>
              </table:table-cell>
              <table:table-cell office:value-type="float" office:value="180.671875">
                <text:p>180.6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94">
                <text:p>10894</text:p>
              </table:table-cell>
              <table:table-cell office:value-type="float" office:value="172.920634920635">
                <text:p>172.920634920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00">
                <text:p>27000</text:p>
              </table:table-cell>
              <table:table-cell office:value-type="float" office:value="52.4271844660194">
                <text:p>52.4271844660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122">
      <style:chart-properties chart:display-label="true" chart:logarithmic="false" chart:minimum="0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minimum="-1" chart:maximum="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cm" chart:symbol-height="0.2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246cm" svg:height="18.138cm" xlink:href=".." xlink:type="simple" chart:class="chart:scatter" chart:style-name="ch1">
        <chart:plot-area chart:style-name="ch2" table:cell-range-address="Sheet1.AK2:Sheet1.AK101 Sheet1.AN2:Sheet1.AN101" svg:x="1.655cm" svg:y="0.362cm" svg:width="29.947cm" svg:height="16.063cm">
          <chartooo:coordinate-region svg:x="2.673cm" svg:y="0.561cm" svg:width="28.411cm" svg:height="15.665cm"/>
          <chart:axis chart:dimension="x" chart:name="primary-x" chart:style-name="ch3">
            <chart:title svg:x="14.719cm" svg:y="16.787cm" chart:style-name="ch4">
              <text:p>Min Finded Reward Level
</text:p>
            </chart:title>
            <chart:grid chart:style-name="ch5" chart:class="major"/>
          </chart:axis>
          <chart:axis chart:dimension="y" chart:name="primary-y" chart:style-name="ch6">
            <chart:title svg:x="0.451cm" svg:y="9.826cm" chart:style-name="ch7">
              <text:p>(Pledge -- Ask)/Ask</text:p>
            </chart:title>
            <chart:grid chart:style-name="ch5" chart:class="major"/>
            <chart:grid chart:style-name="ch8" chart:class="minor"/>
          </chart:axis>
          <chart:series chart:style-name="ch9" chart:values-cell-range-address="Sheet1.AN2:Sheet1.AN101" chart:class="chart:scatter">
            <chart:domain table:cell-range-address="Sheet1.AK2:Sheet1.AK101"/>
            <chart:data-point chart:repeated="40"/>
            <chart:data-point chart:style-name="ch10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K2:Sheet1.AK101</svg:desc>
                </draw:g>
              </table:table-cell>
              <table:table-cell office:value-type="float" office:value="0.32221846719988">
                <text:p>0.32221846719988</text:p>
                <draw:g>
                  <svg:desc>Sheet1.AN2:Sheet1.A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.36583">
                <text:p>4.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387533333333333">
                <text:p>0.3875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07714285714286">
                <text:p>0.307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13766339869281">
                <text:p>0.13766339869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01187272727273">
                <text:p>0.20118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7.47774">
                <text:p>7.4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.44852">
                <text:p>1.4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4.18516653025247">
                <text:p>4.1851665302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123992682926829">
                <text:p>0.1239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0.0689">
                <text:p>10.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.4640831758034">
                <text:p>13.464083175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">
                <text:p>586</text:p>
              </table:table-cell>
              <table:table-cell office:value-type="float" office:value="2.64855505886797">
                <text:p>2.6485550588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.33375320808952">
                <text:p>1.3337532080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.95835104122397">
                <text:p>1.9583510412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0.738039037675897">
                <text:p>0.73803903767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0.335666666666667">
                <text:p>0.33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40946656649136">
                <text:p>0.40946656649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-0.641289601787567">
                <text:p>-0.641289601787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-0.351275">
                <text:p>-0.35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0.712589921301253">
                <text:p>0.71258992130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95723833523768">
                <text:p>0.795723833523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71220633299285">
                <text:p>0.712206332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.0155131982442427">
                <text:p>0.0155131982442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254">
                <text:p>0.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-0.628070462255283">
                <text:p>-0.62807046225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-0.508042813455657">
                <text:p>-0.508042813455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290758827948911">
                <text:p>0.29075882794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-0.692731904690544">
                <text:p>-0.69273190469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0.928560606060606">
                <text:p>-0.92856060606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0.896923533485013">
                <text:p>-0.89692353348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-0.87976">
                <text:p>-0.8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0.0700450450450451">
                <text:p>-0.070045045045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0.0990080302314596">
                <text:p>0.0990080302314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0.997732426303855">
                <text:p>-0.99773242630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708215297450425">
                <text:p>0.0708215297450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0.327977315689981">
                <text:p>0.32797731568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-0.233821445441663">
                <text:p>-0.233821445441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-0.0231729055258467">
                <text:p>-0.023172905525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-0.326923076923077">
                <text:p>-0.32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643363249881908">
                <text:p>0.643363249881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4.58825">
                <text:p>4.58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593403622600703">
                <text:p>0.0593403622600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.77447268793943">
                <text:p>6.77447268793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262907474481395">
                <text:p>0.026290747448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666933333333333">
                <text:p>0.6669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0.845633955123006">
                <text:p>0.84563395512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9.96574515648286">
                <text:p>9.96574515648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2.99425481581615">
                <text:p>2.99425481581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138983050847458">
                <text:p>0.138983050847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220833333333333">
                <text:p>0.220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1.29674380503789">
                <text:p>1.29674380503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0.0413135593220339">
                <text:p>0.0413135593220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4.28740049409827">
                <text:p>4.28740049409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0.0936454849498328">
                <text:p>0.0936454849498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433292831105711">
                <text:p>0.433292831105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0.130253560263981">
                <text:p>0.1302535602639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0.0902192242833052">
                <text:p>0.0902192242833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08775">
                <text:p>0.08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3.63135454247294">
                <text:p>3.63135454247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266423357664234">
                <text:p>0.266423357664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1.99251787659232">
                <text:p>1.9925178765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0.238862559241706">
                <text:p>0.238862559241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0.477833333333333">
                <text:p>0.477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1.11212574850299">
                <text:p>1.11212574850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0.0514083306498968">
                <text:p>0.0514083306498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0.183338592615967">
                <text:p>0.183338592615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2.46535403256342">
                <text:p>2.46535403256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">
                <text:p>230</text:p>
              </table:table-cell>
              <table:table-cell office:value-type="float" office:value="0.367042280651064">
                <text:p>0.36704228065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2.63875623245542">
                <text:p>2.63875623245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0.000665380264821345">
                <text:p>0.000665380264821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0.0961418792781581">
                <text:p>0.0961418792781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0.0136281901637276">
                <text:p>0.0136281901637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0.304183229225819">
                <text:p>0.3041832292258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6.48713235294118">
                <text:p>6.48713235294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0.0789909777204935">
                <text:p>0.0789909777204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0.242140663839743">
                <text:p>0.242140663839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0.535768702976388">
                <text:p>0.535768702976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.04827259820161">
                <text:p>1.04827259820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0.651857142857143">
                <text:p>0.65185714285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0.041491395793499">
                <text:p>0.041491395793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amed-symbol" chart:symbol-name="plus" chart:symbol-width="0.1cm" chart:symbol-height="0.1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97cm" svg:height="16.68cm" xlink:href=".." xlink:type="simple" chart:class="chart:scatter" chart:style-name="ch1">
        <chart:plot-area chart:style-name="ch2" table:cell-range-address="Sheet1.E2:Sheet1.E46 Sheet1.AM2:Sheet1.AM46" svg:x="1.614cm" svg:y="0.333cm" svg:width="27.98cm" svg:height="15.033cm">
          <chartooo:coordinate-region svg:x="3.664cm" svg:y="0.532cm" svg:width="25.478cm" svg:height="14.635cm"/>
          <chart:axis chart:dimension="x" chart:name="primary-x" chart:style-name="ch3">
            <chart:title svg:x="14.343cm" svg:y="15.699cm" chart:style-name="ch4">
              <text:p>Number Backers</text:p>
            </chart:title>
          </chart:axis>
          <chart:axis chart:dimension="y" chart:name="primary-y" chart:style-name="ch5">
            <chart:title svg:x="0.451cm" svg:y="8.925cm" chart:style-name="ch6">
              <text:p>(Pledge - Ask)</text:p>
            </chart:title>
            <chart:grid chart:style-name="ch7" chart:class="major"/>
          </chart:axis>
          <chart:series chart:style-name="ch8" chart:values-cell-range-address="Sheet1.AM2:Sheet1.AM46" chart:class="chart:scatter">
            <chart:domain table:cell-range-address="Sheet1.E2:Sheet1.E46"/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E2:Sheet1.E46</svg:desc>
                </draw:g>
              </table:table-cell>
              <table:table-cell office:value-type="float" office:value="8581">
                <text:p>8581</text:p>
                <draw:g>
                  <svg:desc>Sheet1.AM2:Sheet1.A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96">
                <text:p>6296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">
                <text:p>472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95">
                <text:p>22195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40">
                <text:p>16740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0">
                <text:p>1470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2">
                <text:p>1242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3">
                <text:p>2033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2">
                <text:p>4802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4">
                <text:p>1674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7">
                <text:p>267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9">
                <text:p>2299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">
                <text:p>1633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0">
                <text:p>1430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">
                <text:p>73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0">
                <text:p>610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6">
                <text:p>356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5">
                <text:p>985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6">
                <text:p>906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1">
                <text:p>1051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">
                <text:p>136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">
                <text:p>187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">
                <text:p>10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">
                <text:p>153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">
                <text:p>67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">
                <text:p>16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">
                <text:p>130</text:p>
              </table:table-cell>
              <table:table-cell office:value-type="float" office:value="-990">
                <text:p>-99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104">
      <style:chart-properties chart:display-label="true" chart:logarithmic="false" chart:minimum="0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false" chart:minimum="-1" chart:maximum="5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63cm" svg:height="18.354cm" xlink:href=".." xlink:type="simple" chart:class="chart:scatter" chart:style-name="ch1">
        <chart:plot-area chart:style-name="ch2" table:cell-range-address="Sheet1.AJ2:Sheet1.AJ101 Sheet1.AN2:Sheet1.AN101" svg:x="1.663cm" svg:y="0.367cm" svg:width="30.315cm" svg:height="16.639cm">
          <chartooo:coordinate-region svg:x="2.681cm" svg:y="0.566cm" svg:width="28.541cm" svg:height="16.241cm"/>
          <chart:axis chart:dimension="x" chart:name="primary-x" chart:style-name="ch3">
            <chart:title svg:x="14.818cm" svg:y="17.373cm" chart:style-name="ch4">
              <text:p>Max Funded Reward Level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10.119cm" chart:style-name="ch8">
              <text:p>(Pledge -- Ask)/Ask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AN2:Sheet1.AN101" chart:class="chart:scatter">
            <chart:domain table:cell-range-address="Sheet1.AJ2:Sheet1.AJ101"/>
            <chart:data-point chart:repeated="18"/>
            <chart:data-point chart:style-name="ch10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J2:Sheet1.AJ101</svg:desc>
                </draw:g>
              </table:table-cell>
              <table:table-cell office:value-type="float" office:value="0.32221846719988">
                <text:p>0.32221846719988</text:p>
                <draw:g>
                  <svg:desc>Sheet1.AN2:Sheet1.A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.36583">
                <text:p>4.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387533333333333">
                <text:p>0.3875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07714285714286">
                <text:p>0.307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8">
                <text:p>2448</text:p>
              </table:table-cell>
              <table:table-cell office:value-type="float" office:value="0.13766339869281">
                <text:p>0.13766339869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201187272727273">
                <text:p>0.20118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7.47774">
                <text:p>7.4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.44852">
                <text:p>1.4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5">
                <text:p>1065</text:p>
              </table:table-cell>
              <table:table-cell office:value-type="float" office:value="4.18516653025247">
                <text:p>4.1851665302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20">
                <text:p>4820</text:p>
              </table:table-cell>
              <table:table-cell office:value-type="float" office:value="0.123992682926829">
                <text:p>0.1239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0.0689">
                <text:p>10.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3">
                <text:p>373</text:p>
              </table:table-cell>
              <table:table-cell office:value-type="float" office:value="13.4640831758034">
                <text:p>13.464083175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5">
                <text:p>1065</text:p>
              </table:table-cell>
              <table:table-cell office:value-type="float" office:value="2.64855505886797">
                <text:p>2.6485550588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3">
                <text:p>463</text:p>
              </table:table-cell>
              <table:table-cell office:value-type="float" office:value="1.33375320808952">
                <text:p>1.3337532080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3">
                <text:p>533</text:p>
              </table:table-cell>
              <table:table-cell office:value-type="float" office:value="1.95835104122397">
                <text:p>1.9583510412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">
                <text:p>490</text:p>
              </table:table-cell>
              <table:table-cell office:value-type="float" office:value="0.738039037675897">
                <text:p>0.73803903767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0.335666666666667">
                <text:p>0.33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0">
                <text:p>710</text:p>
              </table:table-cell>
              <table:table-cell office:value-type="float" office:value="0.40946656649136">
                <text:p>0.40946656649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">
                <text:p>401</text:p>
              </table:table-cell>
              <table:table-cell office:value-type="float" office:value="-0.641289601787567">
                <text:p>-0.641289601787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-0.351275">
                <text:p>-0.35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0.712589921301253">
                <text:p>0.71258992130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5">
                <text:p>5325</text:p>
              </table:table-cell>
              <table:table-cell office:value-type="float" office:value="0.795723833523768">
                <text:p>0.795723833523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1">
                <text:p>961</text:p>
              </table:table-cell>
              <table:table-cell office:value-type="float" office:value="0.71220633299285">
                <text:p>0.712206332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9">
                <text:p>3009</text:p>
              </table:table-cell>
              <table:table-cell office:value-type="float" office:value="0.0155131982442427">
                <text:p>0.0155131982442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9">
                <text:p>999</text:p>
              </table:table-cell>
              <table:table-cell office:value-type="float" office:value="0.3254">
                <text:p>0.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">
                <text:p>594</text:p>
              </table:table-cell>
              <table:table-cell office:value-type="float" office:value="-0.628070462255283">
                <text:p>-0.62807046225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-0.508042813455657">
                <text:p>-0.508042813455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">
                <text:p>213</text:p>
              </table:table-cell>
              <table:table-cell office:value-type="float" office:value="0.290758827948911">
                <text:p>0.29075882794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7">
                <text:p>557</text:p>
              </table:table-cell>
              <table:table-cell office:value-type="float" office:value="-0.692731904690544">
                <text:p>-0.69273190469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-0.928560606060606">
                <text:p>-0.92856060606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-0.896923533485013">
                <text:p>-0.89692353348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-0.87976">
                <text:p>-0.8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-0.0700450450450451">
                <text:p>-0.070045045045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9">
                <text:p>1059</text:p>
              </table:table-cell>
              <table:table-cell office:value-type="float" office:value="0.0990080302314596">
                <text:p>0.0990080302314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-0.997732426303855">
                <text:p>-0.99773242630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0.0708215297450425">
                <text:p>0.0708215297450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">
                <text:p>159</text:p>
              </table:table-cell>
              <table:table-cell office:value-type="float" office:value="0.327977315689981">
                <text:p>0.32797731568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2">
                <text:p>212</text:p>
              </table:table-cell>
              <table:table-cell office:value-type="float" office:value="-0.233821445441663">
                <text:p>-0.233821445441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">
                <text:p>300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-0.0231729055258467">
                <text:p>-0.023172905525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-0.326923076923077">
                <text:p>-0.32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">
                <text:p>212</text:p>
              </table:table-cell>
              <table:table-cell office:value-type="float" office:value="0.643363249881908">
                <text:p>0.643363249881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">
                <text:p>800</text:p>
              </table:table-cell>
              <table:table-cell office:value-type="float" office:value="4.58825">
                <text:p>4.58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593403622600703">
                <text:p>0.0593403622600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6.77447268793943">
                <text:p>6.77447268793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">
                <text:p>366</text:p>
              </table:table-cell>
              <table:table-cell office:value-type="float" office:value="0.0262907474481395">
                <text:p>0.026290747448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0.666933333333333">
                <text:p>0.6669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3">
                <text:p>743</text:p>
              </table:table-cell>
              <table:table-cell office:value-type="float" office:value="0.845633955123006">
                <text:p>0.84563395512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0">
                <text:p>80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4">
                <text:p>5374</text:p>
              </table:table-cell>
              <table:table-cell office:value-type="float" office:value="9.96574515648286">
                <text:p>9.96574515648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.99425481581615">
                <text:p>2.99425481581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9">
                <text:p>329</text:p>
              </table:table-cell>
              <table:table-cell office:value-type="float" office:value="0.138983050847458">
                <text:p>0.138983050847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0.220833333333333">
                <text:p>0.220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1.29674380503789">
                <text:p>1.29674380503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">
                <text:p>50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0.0413135593220339">
                <text:p>0.0413135593220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3">
                <text:p>793</text:p>
              </table:table-cell>
              <table:table-cell office:value-type="float" office:value="4.28740049409827">
                <text:p>4.28740049409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0.0936454849498328">
                <text:p>0.0936454849498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">
                <text:p>265</text:p>
              </table:table-cell>
              <table:table-cell office:value-type="float" office:value="0.433292831105711">
                <text:p>0.433292831105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  <table:table-cell office:value-type="float" office:value="0.130253560263981">
                <text:p>0.1302535602639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5">
                <text:p>205</text:p>
              </table:table-cell>
              <table:table-cell office:value-type="float" office:value="0.0902192242833052">
                <text:p>0.0902192242833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">
                <text:p>400</text:p>
              </table:table-cell>
              <table:table-cell office:value-type="float" office:value="0.08775">
                <text:p>0.08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3.63135454247294">
                <text:p>3.63135454247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266423357664234">
                <text:p>0.266423357664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1">
                <text:p>841</text:p>
              </table:table-cell>
              <table:table-cell office:value-type="float" office:value="1.99251787659232">
                <text:p>1.9925178765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">
                <text:p>211</text:p>
              </table:table-cell>
              <table:table-cell office:value-type="float" office:value="0.238862559241706">
                <text:p>0.238862559241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0.477833333333333">
                <text:p>0.477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9">
                <text:p>999</text:p>
              </table:table-cell>
              <table:table-cell office:value-type="float" office:value="1.11212574850299">
                <text:p>1.11212574850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2">
                <text:p>4202</text:p>
              </table:table-cell>
              <table:table-cell office:value-type="float" office:value="0.0514083306498968">
                <text:p>0.0514083306498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0.183338592615967">
                <text:p>0.183338592615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2.46535403256342">
                <text:p>2.46535403256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0.367042280651064">
                <text:p>0.36704228065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1">
                <text:p>1051</text:p>
              </table:table-cell>
              <table:table-cell office:value-type="float" office:value="2.63875623245542">
                <text:p>2.63875623245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2">
                <text:p>1112</text:p>
              </table:table-cell>
              <table:table-cell office:value-type="float" office:value="0.000665380264821345">
                <text:p>0.000665380264821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0.0961418792781581">
                <text:p>0.0961418792781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7">
                <text:p>2627</text:p>
              </table:table-cell>
              <table:table-cell office:value-type="float" office:value="0.0136281901637276">
                <text:p>0.0136281901637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6">
                <text:p>526</text:p>
              </table:table-cell>
              <table:table-cell office:value-type="float" office:value="0.304183229225819">
                <text:p>0.3041832292258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1">
                <text:p>1611</text:p>
              </table:table-cell>
              <table:table-cell office:value-type="float" office:value="6.48713235294118">
                <text:p>6.48713235294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6">
                <text:p>486</text:p>
              </table:table-cell>
              <table:table-cell office:value-type="float" office:value="0.0789909777204935">
                <text:p>0.0789909777204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3">
                <text:p>1413</text:p>
              </table:table-cell>
              <table:table-cell office:value-type="float" office:value="0.242140663839743">
                <text:p>0.242140663839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03">
                <text:p>8403</text:p>
              </table:table-cell>
              <table:table-cell office:value-type="float" office:value="0.535768702976388">
                <text:p>0.535768702976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">
                <text:p>158</text:p>
              </table:table-cell>
              <table:table-cell office:value-type="float" office:value="1.04827259820161">
                <text:p>1.04827259820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0">
                <text:p>500</text:p>
              </table:table-cell>
              <table:table-cell office:value-type="float" office:value="0.651857142857143">
                <text:p>0.65185714285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  <table:table-cell office:value-type="float" office:value="0.041491395793499">
                <text:p>0.041491395793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minimum="-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plus" chart:symbol-width="0.1cm" chart:symbol-height="0.1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93cm" svg:height="17.051cm" xlink:href=".." xlink:type="simple" chart:class="chart:scatter" chart:style-name="ch1">
        <chart:plot-area chart:style-name="ch2" table:cell-range-address="Sheet1.E2:Sheet1.E46 Sheet1.AN2:Sheet1.AN46" svg:x="1.638cm" svg:y="0.341cm" svg:width="29.128cm" svg:height="15.388cm">
          <chartooo:coordinate-region svg:x="2.656cm" svg:y="0.341cm" svg:width="27.738cm" svg:height="15.189cm"/>
          <chart:axis chart:dimension="x" chart:name="primary-x" chart:style-name="ch3">
            <chart:title svg:x="14.941cm" svg:y="16.07cm" chart:style-name="ch4">
              <text:p>Number Backers</text:p>
            </chart:title>
          </chart:axis>
          <chart:axis chart:dimension="y" chart:name="primary-y" chart:style-name="ch5">
            <chart:title svg:x="0.451cm" svg:y="9.415cm" chart:style-name="ch6">
              <text:p>(Pledge - Ask)/Ask</text:p>
            </chart:title>
            <chart:grid chart:style-name="ch7" chart:class="major"/>
          </chart:axis>
          <chart:series chart:style-name="ch8" chart:values-cell-range-address="Sheet1.AN2:Sheet1.AN46" chart:class="chart:scatter">
            <chart:domain table:cell-range-address="Sheet1.E2:Sheet1.E46"/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E2:Sheet1.E46</svg:desc>
                </draw:g>
              </table:table-cell>
              <table:table-cell office:value-type="float" office:value="0.32221846719988">
                <text:p>0.32221846719988</text:p>
                <draw:g>
                  <svg:desc>Sheet1.AN2:Sheet1.AN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96">
                <text:p>6296</text:p>
              </table:table-cell>
              <table:table-cell office:value-type="float" office:value="4.36583">
                <text:p>4.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">
                <text:p>472</text:p>
              </table:table-cell>
              <table:table-cell office:value-type="float" office:value="0.387533333333333">
                <text:p>0.3875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307714285714286">
                <text:p>0.307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0.13766339869281">
                <text:p>0.13766339869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95">
                <text:p>22195</text:p>
              </table:table-cell>
              <table:table-cell office:value-type="float" office:value="0.201187272727273">
                <text:p>0.20118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40">
                <text:p>16740</text:p>
              </table:table-cell>
              <table:table-cell office:value-type="float" office:value="7.47774">
                <text:p>7.4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0">
                <text:p>1470</text:p>
              </table:table-cell>
              <table:table-cell office:value-type="float" office:value="1.44852">
                <text:p>1.4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2">
                <text:p>1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3">
                <text:p>2033</text:p>
              </table:table-cell>
              <table:table-cell office:value-type="float" office:value="4.18516653025247">
                <text:p>4.1851665302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2">
                <text:p>4802</text:p>
              </table:table-cell>
              <table:table-cell office:value-type="float" office:value="0.123992682926829">
                <text:p>0.1239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4">
                <text:p>1674</text:p>
              </table:table-cell>
              <table:table-cell office:value-type="float" office:value="10.0689">
                <text:p>10.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  <table:table-cell office:value-type="float" office:value="13.4640831758034">
                <text:p>13.464083175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7">
                <text:p>267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9">
                <text:p>2299</text:p>
              </table:table-cell>
              <table:table-cell office:value-type="float" office:value="2.64855505886797">
                <text:p>2.6485550588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  <table:table-cell office:value-type="float" office:value="1.33375320808952">
                <text:p>1.3337532080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">
                <text:p>1633</text:p>
              </table:table-cell>
              <table:table-cell office:value-type="float" office:value="1.95835104122397">
                <text:p>1.9583510412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0">
                <text:p>1430</text:p>
              </table:table-cell>
              <table:table-cell office:value-type="float" office:value="0.738039037675897">
                <text:p>0.73803903767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">
                <text:p>73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0">
                <text:p>610</text:p>
              </table:table-cell>
              <table:table-cell office:value-type="float" office:value="0.335666666666667">
                <text:p>0.33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6">
                <text:p>356</text:p>
              </table:table-cell>
              <table:table-cell office:value-type="float" office:value="0.40946656649136">
                <text:p>0.40946656649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-0.641289601787567">
                <text:p>-0.641289601787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5">
                <text:p>985</text:p>
              </table:table-cell>
              <table:table-cell office:value-type="float" office:value="-0.351275">
                <text:p>-0.35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6">
                <text:p>906</text:p>
              </table:table-cell>
              <table:table-cell office:value-type="float" office:value="0.712589921301253">
                <text:p>0.71258992130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1">
                <text:p>1051</text:p>
              </table:table-cell>
              <table:table-cell office:value-type="float" office:value="0.795723833523768">
                <text:p>0.795723833523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">
                <text:p>136</text:p>
              </table:table-cell>
              <table:table-cell office:value-type="float" office:value="0.71220633299285">
                <text:p>0.712206332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  <table:table-cell office:value-type="float" office:value="0.0155131982442427">
                <text:p>0.0155131982442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0.3254">
                <text:p>0.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">
                <text:p>187</text:p>
              </table:table-cell>
              <table:table-cell office:value-type="float" office:value="-0.628070462255283">
                <text:p>-0.62807046225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-0.508042813455657">
                <text:p>-0.508042813455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">
                <text:p>101</text:p>
              </table:table-cell>
              <table:table-cell office:value-type="float" office:value="0.290758827948911">
                <text:p>0.29075882794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">
                <text:p>153</text:p>
              </table:table-cell>
              <table:table-cell office:value-type="float" office:value="-0.692731904690544">
                <text:p>-0.69273190469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-0.928560606060606">
                <text:p>-0.92856060606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-0.896923533485013">
                <text:p>-0.89692353348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">
                <text:p>67</text:p>
              </table:table-cell>
              <table:table-cell office:value-type="float" office:value="-0.87976">
                <text:p>-0.8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-0.0700450450450451">
                <text:p>-0.070045045045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">
                <text:p>163</text:p>
              </table:table-cell>
              <table:table-cell office:value-type="float" office:value="0.0990080302314596">
                <text:p>0.0990080302314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0.997732426303855">
                <text:p>-0.99773242630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0.0708215297450425">
                <text:p>0.0708215297450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0.327977315689981">
                <text:p>0.32797731568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">
                <text:p>130</text:p>
              </table:table-cell>
              <table:table-cell office:value-type="float" office:value="-0.233821445441663">
                <text:p>-0.23382144544166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200000" chart:interval-major="2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9cm" svg:height="16.516cm" xlink:href=".." xlink:type="simple" chart:class="chart:scatter" chart:style-name="ch1">
        <chart:plot-area chart:style-name="ch2" table:cell-range-address="Sheet1.D2:Sheet1.D101 Sheet1.AJ2:Sheet1.AJ101" svg:x="1.639cm" svg:y="0.33cm" svg:width="29.142cm" svg:height="14.875cm">
          <chartooo:coordinate-region svg:x="3.398cm" svg:y="0.529cm" svg:width="26.442cm" svg:height="14.029cm"/>
          <chart:axis chart:dimension="x" chart:name="primary-x" chart:style-name="ch3">
            <chart:title svg:x="15.24cm" svg:y="15.535cm" chart:style-name="ch4">
              <text:p>Total Pledge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729cm" chart:style-name="ch8">
              <text:p>Max Pledge Reward Level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AJ2:Sheet1.AJ101" chart:class="chart:scatter">
            <chart:domain table:cell-range-address="Sheet1.D2:Sheet1.D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12">
                <text:p>35212</text:p>
                <draw:g>
                  <svg:desc>Sheet1.D2:Sheet1.D101</svg:desc>
                </draw:g>
              </table:table-cell>
              <table:table-cell office:value-type="float" office:value="6">
                <text:p>6</text:p>
                <draw:g>
                  <svg:desc>Sheet1.AJ2:Sheet1.A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92">
                <text:p>138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583">
                <text:p>53658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13">
                <text:p>208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7">
                <text:p>4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55">
                <text:p>835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306">
                <text:p>132130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1661">
                <text:p>1271661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426">
                <text:p>122426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">
                <text:p>24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56">
                <text:p>8235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837">
                <text:p>460837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689">
                <text:p>110689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03">
                <text:p>1530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07">
                <text:p>239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950">
                <text:p>5795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33.09">
                <text:p>22733.0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49">
                <text:p>6264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78">
                <text:p>7657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00">
                <text:p>43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77">
                <text:p>440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8">
                <text:p>150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5">
                <text:p>449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847">
                <text:p>778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180">
                <text:p>911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727">
                <text:p>114727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5">
                <text:p>670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89">
                <text:p>1688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27">
                <text:p>662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00">
                <text:p>910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87">
                <text:p>160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36">
                <text:p>343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52">
                <text:p>1025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3">
                <text:p>9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2">
                <text:p>104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6">
                <text:p>30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">
                <text:p>2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58">
                <text:p>8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1">
                <text:p>2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33">
                <text:p>1163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0">
                <text:p>18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5">
                <text:p>14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4">
                <text:p>324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59">
                <text:p>109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8">
                <text:p>5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96">
                <text:p>5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03">
                <text:p>2060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79">
                <text:p>34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53">
                <text:p>2235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7">
                <text:p>783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3">
                <text:p>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5">
                <text:p>5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33.69">
                <text:p>6233.6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04">
                <text:p>250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27">
                <text:p>682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2">
                <text:p>400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1603">
                <text:p>147160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19">
                <text:p>1181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32">
                <text:p>1243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975">
                <text:p>219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68">
                <text:p>196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15">
                <text:p>112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48">
                <text:p>18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9">
                <text:p>294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262">
                <text:p>1926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">
                <text:p>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98">
                <text:p>589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4">
                <text:p>32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26">
                <text:p>6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51">
                <text:p>905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51">
                <text:p>43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242">
                <text:p>28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">
                <text:p>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193">
                <text:p>6319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7">
                <text:p>130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67">
                <text:p>88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545">
                <text:p>7054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014">
                <text:p>111014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50">
                <text:p>37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52">
                <text:p>91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94">
                <text:p>141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976">
                <text:p>5397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117">
                <text:p>4511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3">
                <text:p>35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131">
                <text:p>32131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90">
                <text:p>689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03">
                <text:p>44803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0">
                <text:p>117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95">
                <text:p>849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4554">
                <text:p>324554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">
                <text:p>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84">
                <text:p>1298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63">
                <text:p>115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94">
                <text:p>1089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100000" chart:interval-major="1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32cm" svg:height="16.488cm" xlink:href=".." xlink:type="simple" chart:class="chart:scatter" chart:style-name="ch1">
        <chart:plot-area chart:style-name="ch2" table:cell-range-address="Sheet1.D2:Sheet1.D101 Sheet1.AH2:Sheet1.AH101" svg:x="1.663cm" svg:y="0.329cm" svg:width="30.317cm" svg:height="14.849cm">
          <chartooo:coordinate-region svg:x="2.284cm" svg:y="0.528cm" svg:width="28.755cm" svg:height="14.003cm"/>
          <chart:axis chart:dimension="x" chart:name="primary-x" chart:style-name="ch3">
            <chart:title svg:x="15.851cm" svg:y="15.507cm" chart:style-name="ch4">
              <text:p>Total Pledge</text:p>
            </chart:title>
            <chart:grid chart:style-name="ch5" chart:class="major"/>
            <chart:grid chart:style-name="ch6" chart:class="minor"/>
          </chart:axis>
          <chart:axis chart:dimension="x" chart:name="secondary-x" chart:style-name="ch7"/>
          <chart:axis chart:dimension="y" chart:name="primary-y" chart:style-name="ch8">
            <chart:title svg:x="0.451cm" svg:y="9.517cm" chart:style-name="ch9">
              <text:p>Number Reward Levels</text:p>
            </chart:title>
            <chart:grid chart:style-name="ch5" chart:class="major"/>
            <chart:grid chart:style-name="ch6" chart:class="minor"/>
          </chart:axis>
          <chart:axis chart:dimension="y" chart:name="secondary-y" chart:style-name="ch10"/>
          <chart:series chart:attached-axis="primary-y" chart:style-name="ch11" chart:values-cell-range-address="Sheet1.AH2:Sheet1.AH101" chart:class="chart:scatter">
            <chart:domain table:cell-range-address="Sheet1.D2:Sheet1.D101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12">
                <text:p>35212</text:p>
                <draw:g>
                  <svg:desc>Sheet1.D2:Sheet1.D101</svg:desc>
                </draw:g>
              </table:table-cell>
              <table:table-cell office:value-type="float" office:value="26">
                <text:p>26</text:p>
                <draw:g>
                  <svg:desc>Sheet1.AH2:Sheet1.A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92">
                <text:p>138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583">
                <text:p>5365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13">
                <text:p>20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7">
                <text:p>4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55">
                <text:p>8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306">
                <text:p>13213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1661">
                <text:p>12716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426">
                <text:p>1224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">
                <text:p>2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56">
                <text:p>82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837">
                <text:p>4608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689">
                <text:p>1106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03">
                <text:p>15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07">
                <text:p>23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950">
                <text:p>579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33.09">
                <text:p>22733.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49">
                <text:p>62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78">
                <text:p>76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00">
                <text:p>43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77">
                <text:p>440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8">
                <text:p>150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5">
                <text:p>44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847">
                <text:p>778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180">
                <text:p>9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727">
                <text:p>114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5">
                <text:p>67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89">
                <text:p>168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27">
                <text:p>66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00">
                <text:p>9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87">
                <text:p>160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36">
                <text:p>3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52">
                <text:p>10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3">
                <text:p>9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2">
                <text:p>10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6">
                <text:p>30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58">
                <text:p>8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1">
                <text:p>25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33">
                <text:p>1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0">
                <text:p>1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5">
                <text:p>14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4">
                <text:p>3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59">
                <text:p>109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8">
                <text:p>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96">
                <text:p>50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03">
                <text:p>206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79">
                <text:p>34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53">
                <text:p>22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7">
                <text:p>78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3">
                <text:p>6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5">
                <text:p>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33.69">
                <text:p>6233.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04">
                <text:p>250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27">
                <text:p>6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2">
                <text:p>40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1603">
                <text:p>1471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19">
                <text:p>118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32">
                <text:p>12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975">
                <text:p>219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68">
                <text:p>196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15">
                <text:p>11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48">
                <text:p>1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9">
                <text:p>29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262">
                <text:p>192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">
                <text:p>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98">
                <text:p>58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4">
                <text:p>32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26">
                <text:p>6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51">
                <text:p>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51">
                <text:p>4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242">
                <text:p>28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193">
                <text:p>63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7">
                <text:p>13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67">
                <text:p>8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545">
                <text:p>705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014">
                <text:p>1110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50">
                <text:p>37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52">
                <text:p>9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94">
                <text:p>14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976">
                <text:p>53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117">
                <text:p>451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3">
                <text:p>35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131">
                <text:p>321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90">
                <text:p>6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03">
                <text:p>448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0">
                <text:p>11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95">
                <text:p>8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4554">
                <text:p>324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84">
                <text:p>129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63">
                <text:p>11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94">
                <text:p>108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500" chart:origin="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minimum="-50000" chart:maximum="300000" chart:origin="0" chart:interval-major="1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01cm" svg:height="17.888cm" xlink:href=".." xlink:type="simple" chart:class="chart:scatter" chart:style-name="ch1">
        <chart:plot-area chart:style-name="ch2" table:cell-range-address="Sheet1.F2:Sheet1.F101 Sheet1.AM2:Sheet1.AM101" svg:x="1.647cm" svg:y="0.357cm" svg:width="29.518cm" svg:height="16.193cm">
          <chartooo:coordinate-region svg:x="3.697cm" svg:y="0.481cm" svg:width="26.778cm" svg:height="15.795cm"/>
          <chart:axis chart:dimension="x" chart:name="primary-x" chart:style-name="ch3">
            <chart:title svg:x="14.351cm" svg:y="16.907cm" chart:style-name="ch4">
              <text:p>Average Pledge Per Backer</text:p>
            </chart:title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0.451cm" svg:y="9.423cm" chart:style-name="ch8">
              <text:p>Pledge - Ask</text:p>
            </chart:title>
            <chart:grid chart:style-name="ch5" chart:class="major"/>
          </chart:axis>
          <chart:axis chart:dimension="y" chart:name="secondary-y" chart:style-name="ch6"/>
          <chart:series chart:attached-axis="primary-y" chart:style-name="ch9" chart:values-cell-range-address="Sheet1.AM2:Sheet1.AM101" chart:class="chart:scatter">
            <chart:domain table:cell-range-address="Sheet1.F2:Sheet1.F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8.66666666667">
                <text:p>5868.66666666667</text:p>
                <draw:g>
                  <svg:desc>Sheet1.F2:Sheet1.F101</svg:desc>
                </draw:g>
              </table:table-cell>
              <table:table-cell office:value-type="float" office:value="8581">
                <text:p>8581</text:p>
                <draw:g>
                  <svg:desc>Sheet1.AM2:Sheet1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9125683060109">
                <text:p>75.912568306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2260165184244">
                <text:p>85.2260165184244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53389830508">
                <text:p>44.0953389830508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.045454545454">
                <text:p>208.04545454545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452054794521">
                <text:p>114.45205479452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5316963280018">
                <text:p>59.5316963280018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54121863799">
                <text:p>75.9654121863799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2829931972789">
                <text:p>83.2829931972789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1960784313726">
                <text:p>47.196078431372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091787439614">
                <text:p>48.3091787439614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5095917363502">
                <text:p>40.5095917363502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9677217825906">
                <text:p>95.9677217825906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1224611708483">
                <text:p>66.1224611708483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8503649635037">
                <text:p>55.8503649635037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393258426966">
                <text:p>89.5393258426966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2066115702479">
                <text:p>25.2066115702479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0825937031484">
                <text:p>34.0825937031484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3643600734844">
                <text:p>38.3643600734844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551048951049">
                <text:p>53.551048951049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9041095890411">
                <text:p>58.904109589041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2573770491803">
                <text:p>72.2573770491803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1573033707865">
                <text:p>42.1573033707865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4583333333333">
                <text:p>37.4583333333333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0324873096447">
                <text:p>79.0324873096447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640176600442">
                <text:p>100.640176600442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.159847764034">
                <text:p>109.159847764034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014705882353">
                <text:p>49.3014705882353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9238410596027">
                <text:p>55.923841059602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3196721311475">
                <text:p>54.319672131147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6631016042781">
                <text:p>48.6631016042781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.49494949495">
                <text:p>162.49494949495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019801980198">
                <text:p>34.01980198019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.0065359477124">
                <text:p>67.0065359477124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3888888888889">
                <text:p>52.3888888888889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6603773584906">
                <text:p>19.6603773584906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8656716417911">
                <text:p>44.8656716417911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">
                <text:p>17.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9.04347826087">
                <text:p>359.04347826087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923076923077">
                <text:p>32.19230769230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.3680981595092">
                <text:p>71.368098159509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185185185185">
                <text:p>26.018518518518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9538461538462">
                <text:p>24.9538461538462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984126984127">
                <text:p>57.98412698412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7450980392157">
                <text:p>10.745098039215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">
                <text:p>7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.070512820513">
                <text:p>132.07051282051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4202898550725">
                <text:p>50.4202898550725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4135135135135">
                <text:p>60.4135135135135</text:p>
              </table:table-cell>
              <table:table-cell office:value-type="float" office:value="18353">
                <text:p>18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7086614173228">
                <text:p>61.708661417322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4210526315789">
                <text:p>35.42105263157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7435897435897">
                <text:p>14.7435897435897</text:p>
              </table:table-cell>
              <table:table-cell office:value-type="float" office:value="501.04">
                <text:p>50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3684761904762">
                <text:p>59.3684761904762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4409448818898">
                <text:p>98.4409448818898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.3375">
                <text:p>85.3375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.928571428571">
                <text:p>142.928571428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.80853541581">
                <text:p>100.80853541581</text:p>
              </table:table-cell>
              <table:table-cell office:value-type="float" office:value="1337403">
                <text:p>1337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9680365296804">
                <text:p>53.9680365296804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9508196721311">
                <text:p>50.950819672131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.4671532846715">
                <text:p>53.467153284671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2608695652174">
                <text:p>71.260869565217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820276497696">
                <text:p>51.6820276497696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.7446808510638">
                <text:p>62.74468085106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6780045351474">
                <text:p>43.6780045351474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6315789473684">
                <text:p>51.63157894736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0943396226415">
                <text:p>37.0943396226415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3695652173913">
                <text:p>35.36956521739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3950617283951">
                <text:p>74.3950617283951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7121212121212">
                <text:p>45.712121212121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9852941176471">
                <text:p>63.985294117647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3875236294896">
                <text:p>53.3875236294896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3461538461538">
                <text:p>13.34615384615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5037664783427">
                <text:p>59.5037664783427</text:p>
              </table:table-cell>
              <table:table-cell office:value-type="float" office:value="42076">
                <text:p>42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.28">
                <text:p>52.2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457671957672">
                <text:p>23.45767195767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6843575418994">
                <text:p>65.6843575418994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.538799414348">
                <text:p>162.538799414348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7857142857143">
                <text:p>26.785714285714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.2666666666667">
                <text:p>76.2666666666667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7720207253886">
                <text:p>36.7720207253886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4638633377135">
                <text:p>35.4638633377135</text:p>
              </table:table-cell>
              <table:table-cell office:value-type="float" office:value="39142.36">
                <text:p>39142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6202010968921">
                <text:p>20.62020109689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1111111111111">
                <text:p>30.111111111111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.5536398467433">
                <text:p>61.553639846743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.0120481927711">
                <text:p>83.0120481927711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7246287128713">
                <text:p>27.7246287128713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7737226277372">
                <text:p>42.773722627737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.1172161172161">
                <text:p>31.117216117216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3001206272618">
                <text:p>78.3001206272618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6347826086957">
                <text:p>37.6347826086957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.671875">
                <text:p>180.671875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.920634920635">
                <text:p>172.92063492063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4271844660194">
                <text:p>52.427184466019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104">
      <style:chart-properties chart:display-label="true" chart:logarithmic="false" chart:minimum="0" chart:maximum="6000" chart:origin="0" chart:interval-major="1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4">
      <style:chart-properties chart:display-label="true" chart:logarithmic="false" chart:minimum="-50000" chart:maximum="100000" chart:origin="0" chart:interval-major="1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58cm" svg:height="16.696cm" xlink:href=".." xlink:type="simple" chart:class="chart:scatter" chart:style-name="ch1">
        <chart:plot-area chart:style-name="ch2" table:cell-range-address="Sheet1.AJ2:Sheet1.AJ101 Sheet1.AM2:Sheet1.AM101" svg:x="1.644cm" svg:y="0.333cm" svg:width="29.381cm" svg:height="15.049cm">
          <chartooo:coordinate-region svg:x="3.694cm" svg:y="0.532cm" svg:width="26.495cm" svg:height="14.651cm"/>
          <chart:axis chart:dimension="x" chart:name="primary-x" chart:style-name="ch3">
            <chart:title svg:x="14.279cm" svg:y="15.715cm" chart:style-name="ch4">
              <text:p>Max Pledged Reward Level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8.827cm" chart:style-name="ch8">
              <text:p>Pledge - Ask</text:p>
            </chart:title>
            <chart:grid chart:style-name="ch5" chart:class="major"/>
          </chart:axis>
          <chart:series chart:style-name="ch9" chart:values-cell-range-address="Sheet1.AM2:Sheet1.AM101" chart:class="chart:scatter">
            <chart:domain table:cell-range-address="Sheet1.AJ2:Sheet1.AJ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J2:Sheet1.AJ101</svg:desc>
                </draw:g>
              </table:table-cell>
              <table:table-cell office:value-type="float" office:value="8581">
                <text:p>8581</text:p>
                <draw:g>
                  <svg:desc>Sheet1.AM2:Sheet1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8">
                <text:p>244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5">
                <text:p>1065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20">
                <text:p>4820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3">
                <text:p>373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5">
                <text:p>1065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3">
                <text:p>463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3">
                <text:p>533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">
                <text:p>490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0">
                <text:p>71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">
                <text:p>401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5">
                <text:p>5325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1">
                <text:p>961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9">
                <text:p>300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9">
                <text:p>99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">
                <text:p>594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">
                <text:p>21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7">
                <text:p>557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9">
                <text:p>105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">
                <text:p>15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2">
                <text:p>212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">
                <text:p>30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">
                <text:p>21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">
                <text:p>800</text:p>
              </table:table-cell>
              <table:table-cell office:value-type="float" office:value="18353">
                <text:p>18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501.04">
                <text:p>50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">
                <text:p>366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3">
                <text:p>743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4">
                <text:p>5374</text:p>
              </table:table-cell>
              <table:table-cell office:value-type="float" office:value="1337403">
                <text:p>1337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9">
                <text:p>32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">
                <text:p>50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3">
                <text:p>793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">
                <text:p>265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5">
                <text:p>20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">
                <text:p>4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1">
                <text:p>841</text:p>
              </table:table-cell>
              <table:table-cell office:value-type="float" office:value="42076">
                <text:p>42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">
                <text:p>21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9">
                <text:p>999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2">
                <text:p>420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1">
                <text:p>1051</text:p>
              </table:table-cell>
              <table:table-cell office:value-type="float" office:value="39142.36">
                <text:p>39142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2">
                <text:p>11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7">
                <text:p>262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6">
                <text:p>526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1">
                <text:p>1611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6">
                <text:p>486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3">
                <text:p>141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03">
                <text:p>8403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">
                <text:p>158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0">
                <text:p>500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5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122">
      <style:chart-properties chart:display-label="true" chart:logarithmic="false" chart:minimum="0" chart:maximum="1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122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784cm" svg:height="16.952cm" xlink:href=".." xlink:type="simple" chart:class="chart:scatter" chart:style-name="ch1">
        <chart:plot-area chart:style-name="ch2" table:cell-range-address="Sheet1.F2:Sheet1.F101 Sheet1.AK2:Sheet1.AK101" svg:x="1.646cm" svg:y="0.339cm" svg:width="29.503cm" svg:height="15.293cm">
          <chartooo:coordinate-region svg:x="2.929cm" svg:y="0.339cm" svg:width="27.895cm" svg:height="13.702cm"/>
          <chart:axis chart:dimension="x" chart:name="primary-x" chart:style-name="ch3">
            <chart:title svg:x="14.501cm" svg:y="15.971cm" chart:style-name="ch4">
              <text:p>Average Pledge Per User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10cm" chart:style-name="ch8">
              <text:p>Min Pledged Reward Level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AK2:Sheet1.AK101" chart:class="chart:scatter">
            <chart:domain table:cell-range-address="Sheet1.F2:Sheet1.F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8.66666666667">
                <text:p>5868.66666666667</text:p>
                <draw:g>
                  <svg:desc>Sheet1.F2:Sheet1.F101</svg:desc>
                </draw:g>
              </table:table-cell>
              <table:table-cell office:value-type="float" office:value="6">
                <text:p>6</text:p>
                <draw:g>
                  <svg:desc>Sheet1.AK2:Sheet1.A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9125683060109">
                <text:p>75.91256830601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2260165184244">
                <text:p>85.22601651842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53389830508">
                <text:p>44.0953389830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.045454545454">
                <text:p>208.0454545454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452054794521">
                <text:p>114.4520547945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5316963280018">
                <text:p>59.5316963280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54121863799">
                <text:p>75.96541218637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2829931972789">
                <text:p>83.28299319727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1960784313726">
                <text:p>47.1960784313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091787439614">
                <text:p>48.30917874396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5095917363502">
                <text:p>40.50959173635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9677217825906">
                <text:p>95.96772178259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1224611708483">
                <text:p>66.12246117084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8503649635037">
                <text:p>55.8503649635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393258426966">
                <text:p>89.53932584269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2066115702479">
                <text:p>25.206611570247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0825937031484">
                <text:p>34.08259370314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3643600734844">
                <text:p>38.3643600734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551048951049">
                <text:p>53.55104895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9041095890411">
                <text:p>58.90410958904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2573770491803">
                <text:p>72.25737704918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1573033707865">
                <text:p>42.1573033707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4583333333333">
                <text:p>37.458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0324873096447">
                <text:p>79.0324873096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640176600442">
                <text:p>100.640176600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.159847764034">
                <text:p>109.1598477640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014705882353">
                <text:p>49.3014705882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9238410596027">
                <text:p>55.9238410596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3196721311475">
                <text:p>54.31967213114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6631016042781">
                <text:p>48.66310160427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.49494949495">
                <text:p>162.494949494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019801980198">
                <text:p>34.019801980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.0065359477124">
                <text:p>67.00653594771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3888888888889">
                <text:p>52.3888888888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6603773584906">
                <text:p>19.6603773584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8656716417911">
                <text:p>44.8656716417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">
                <text:p>17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9.04347826087">
                <text:p>359.04347826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923076923077">
                <text:p>32.19230769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.3680981595092">
                <text:p>71.36809815950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185185185185">
                <text:p>26.0185185185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9538461538462">
                <text:p>24.9538461538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984126984127">
                <text:p>57.984126984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7450980392157">
                <text:p>10.7450980392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">
                <text:p>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.070512820513">
                <text:p>132.070512820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4202898550725">
                <text:p>50.42028985507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4135135135135">
                <text:p>60.41351351351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7086614173228">
                <text:p>61.7086614173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4210526315789">
                <text:p>35.4210526315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7435897435897">
                <text:p>14.7435897435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3684761904762">
                <text:p>59.3684761904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4409448818898">
                <text:p>98.4409448818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.3375">
                <text:p>85.3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.928571428571">
                <text:p>142.928571428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.80853541581">
                <text:p>100.808535415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9680365296804">
                <text:p>53.96803652968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9508196721311">
                <text:p>50.9508196721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.4671532846715">
                <text:p>53.4671532846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2608695652174">
                <text:p>71.2608695652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820276497696">
                <text:p>51.68202764976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.7446808510638">
                <text:p>62.74468085106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6780045351474">
                <text:p>43.67800453514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6315789473684">
                <text:p>51.63157894736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0943396226415">
                <text:p>37.0943396226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3695652173913">
                <text:p>35.36956521739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3950617283951">
                <text:p>74.395061728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7121212121212">
                <text:p>45.71212121212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9852941176471">
                <text:p>63.98529411764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3875236294896">
                <text:p>53.3875236294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3461538461538">
                <text:p>13.3461538461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5037664783427">
                <text:p>59.50376647834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.28">
                <text:p>52.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457671957672">
                <text:p>23.4576719576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6843575418994">
                <text:p>65.6843575418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.538799414348">
                <text:p>162.5387994143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7857142857143">
                <text:p>26.7857142857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.2666666666667">
                <text:p>76.2666666666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7720207253886">
                <text:p>36.772020725388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4638633377135">
                <text:p>35.46386333771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6202010968921">
                <text:p>20.62020109689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1111111111111">
                <text:p>30.11111111111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.5536398467433">
                <text:p>61.5536398467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.0120481927711">
                <text:p>83.01204819277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7246287128713">
                <text:p>27.72462871287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7737226277372">
                <text:p>42.77372262773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.1172161172161">
                <text:p>31.1172161172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3001206272618">
                <text:p>78.3001206272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6347826086957">
                <text:p>37.6347826086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.671875">
                <text:p>180.6718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.920634920635">
                <text:p>172.920634920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4271844660194">
                <text:p>52.42718446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122">
      <style:chart-properties chart:display-label="true" chart:logarithmic="false" chart:minimum="0" chart:maximum="1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4">
      <style:chart-properties chart:display-label="true" chart:logarithmic="false" chart:minimum="-50000" chart:maximum="110000" chart:origin="0" chart:interval-major="1000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953cm" svg:height="17.974cm" xlink:href=".." xlink:type="simple" chart:class="chart:scatter" chart:style-name="ch1">
        <chart:plot-area chart:style-name="ch2" table:cell-range-address="Sheet1.AK2:Sheet1.AK101 Sheet1.AM2:Sheet1.AM101" svg:x="1.65cm" svg:y="0.359cm" svg:width="29.664cm" svg:height="16.275cm">
          <chartooo:coordinate-region svg:x="3.7cm" svg:y="0.558cm" svg:width="26.924cm" svg:height="15.877cm"/>
          <chart:axis chart:dimension="x" chart:name="primary-x" chart:style-name="ch3">
            <chart:title svg:x="14.467cm" svg:y="16.993cm" chart:style-name="ch4">
              <text:p>Min Pledged Reward Level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466cm" chart:style-name="ch8">
              <text:p>Pledge - Ask</text:p>
            </chart:title>
            <chart:grid chart:style-name="ch5" chart:class="major"/>
          </chart:axis>
          <chart:series chart:style-name="ch9" chart:values-cell-range-address="Sheet1.AM2:Sheet1.AM101" chart:class="chart:scatter">
            <chart:domain table:cell-range-address="Sheet1.AK2:Sheet1.AK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K2:Sheet1.AK101</svg:desc>
                </draw:g>
              </table:table-cell>
              <table:table-cell office:value-type="float" office:value="8581">
                <text:p>8581</text:p>
                <draw:g>
                  <svg:desc>Sheet1.AM2:Sheet1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">
                <text:p>586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8353">
                <text:p>18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501.04">
                <text:p>50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1337403">
                <text:p>1337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42076">
                <text:p>42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">
                <text:p>230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39142.36">
                <text:p>39142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4">
      <style:chart-properties chart:display-label="true" chart:logarithmic="false" chart:minimum="-50000" chart:maximum="100000" chart:origin="0" chart:interval-major="1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905cm" svg:height="20.863cm" xlink:href=".." xlink:type="simple" chart:class="chart:scatter" chart:style-name="ch1">
        <chart:plot-area chart:style-name="ch2" table:cell-range-address="Sheet1.AH2:Sheet1.AH101 Sheet1.AM2:Sheet1.AM101" svg:x="1.649cm" svg:y="0.417cm" svg:width="29.618cm" svg:height="19.048cm">
          <chartooo:coordinate-region svg:x="3.699cm" svg:y="0.616cm" svg:width="27.301cm" svg:height="18.65cm"/>
          <chart:axis chart:dimension="x" chart:name="primary-x" chart:style-name="ch3">
            <chart:title svg:x="14.694cm" svg:y="19.882cm" chart:style-name="ch4">
              <text:p>Number Reward Level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10.911cm" chart:style-name="ch8">
              <text:p>Pledge - Ask</text:p>
            </chart:title>
            <chart:grid chart:style-name="ch5" chart:class="major"/>
          </chart:axis>
          <chart:series chart:style-name="ch9" chart:values-cell-range-address="Sheet1.AM2:Sheet1.AM101" chart:class="chart:scatter">
            <chart:domain table:cell-range-address="Sheet1.AH2:Sheet1.AH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H2:Sheet1.AH101</svg:desc>
                </draw:g>
              </table:table-cell>
              <table:table-cell office:value-type="float" office:value="8581">
                <text:p>8581</text:p>
                <draw:g>
                  <svg:desc>Sheet1.AM2:Sheet1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18353">
                <text:p>18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501.04">
                <text:p>50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1337403">
                <text:p>1337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42076">
                <text:p>42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39142.36">
                <text:p>39142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minimum="-1" chart:maximum="5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14cm" svg:height="17.04cm" xlink:href=".." xlink:type="simple" chart:class="chart:scatter" chart:style-name="ch1">
        <chart:plot-area chart:style-name="ch2" table:cell-range-address="Sheet1.AH2:Sheet1.AH101 Sheet1.AN2:Sheet1.AN101" svg:x="1.673cm" svg:y="0.34cm" svg:width="30.779cm" svg:height="15.379cm">
          <chartooo:coordinate-region svg:x="2.691cm" svg:y="0.539cm" svg:width="29.574cm" svg:height="14.981cm"/>
          <chart:axis chart:dimension="x" chart:name="primary-x" chart:style-name="ch3">
            <chart:title svg:x="15.298cm" svg:y="16.059cm" chart:style-name="ch4">
              <text:p>Number Reward Levels</text:p>
            </chart:title>
            <chart:grid chart:style-name="ch5" chart:class="major"/>
          </chart:axis>
          <chart:axis chart:dimension="y" chart:name="primary-y" chart:style-name="ch6">
            <chart:title svg:x="0.451cm" svg:y="9.409cm" chart:style-name="ch7">
              <text:p>(Pledge - Ask)/Ask</text:p>
            </chart:title>
            <chart:grid chart:style-name="ch5" chart:class="major"/>
          </chart:axis>
          <chart:series chart:style-name="ch8" chart:values-cell-range-address="Sheet1.AN2:Sheet1.AN101" chart:class="chart:scatter">
            <chart:domain table:cell-range-address="Sheet1.AH2:Sheet1.AH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H2:Sheet1.AH101</svg:desc>
                </draw:g>
              </table:table-cell>
              <table:table-cell office:value-type="float" office:value="0.32221846719988">
                <text:p>0.32221846719988</text:p>
                <draw:g>
                  <svg:desc>Sheet1.AN2:Sheet1.A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36583">
                <text:p>4.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7533333333333">
                <text:p>0.3875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07714285714286">
                <text:p>0.307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3766339869281">
                <text:p>0.13766339869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01187272727273">
                <text:p>0.20118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7.47774">
                <text:p>7.4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.44852">
                <text:p>1.4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.18516653025247">
                <text:p>4.1851665302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123992682926829">
                <text:p>0.1239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0.0689">
                <text:p>10.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.4640831758034">
                <text:p>13.464083175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64855505886797">
                <text:p>2.6485550588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33375320808952">
                <text:p>1.3337532080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.95835104122397">
                <text:p>1.9583510412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738039037675897">
                <text:p>0.73803903767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.335666666666667">
                <text:p>0.33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0.40946656649136">
                <text:p>0.40946656649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-0.641289601787567">
                <text:p>-0.641289601787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-0.351275">
                <text:p>-0.35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.712589921301253">
                <text:p>0.71258992130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0.795723833523768">
                <text:p>0.795723833523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71220633299285">
                <text:p>0.712206332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0.0155131982442427">
                <text:p>0.0155131982442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3254">
                <text:p>0.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-0.628070462255283">
                <text:p>-0.62807046225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0.508042813455657">
                <text:p>-0.508042813455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290758827948911">
                <text:p>0.29075882794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-0.692731904690544">
                <text:p>-0.69273190469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-0.928560606060606">
                <text:p>-0.92856060606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0.896923533485013">
                <text:p>-0.89692353348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-0.87976">
                <text:p>-0.8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0.0700450450450451">
                <text:p>-0.070045045045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.0990080302314596">
                <text:p>0.0990080302314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0.997732426303855">
                <text:p>-0.99773242630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0708215297450425">
                <text:p>0.0708215297450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327977315689981">
                <text:p>0.32797731568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-0.233821445441663">
                <text:p>-0.233821445441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-0.0231729055258467">
                <text:p>-0.023172905525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-0.326923076923077">
                <text:p>-0.32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0.643363249881908">
                <text:p>0.643363249881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.58825">
                <text:p>4.58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0.0593403622600703">
                <text:p>0.0593403622600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.77447268793943">
                <text:p>6.77447268793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.0262907474481395">
                <text:p>0.026290747448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0.666933333333333">
                <text:p>0.6669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0.845633955123006">
                <text:p>0.84563395512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9.96574515648286">
                <text:p>9.96574515648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2.99425481581615">
                <text:p>2.99425481581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0.138983050847458">
                <text:p>0.138983050847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0.220833333333333">
                <text:p>0.220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1.29674380503789">
                <text:p>1.29674380503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0.0413135593220339">
                <text:p>0.0413135593220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4.28740049409827">
                <text:p>4.28740049409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0.0936454849498328">
                <text:p>0.0936454849498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433292831105711">
                <text:p>0.433292831105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0.130253560263981">
                <text:p>0.1302535602639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0.0902192242833052">
                <text:p>0.0902192242833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0.08775">
                <text:p>0.08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3.63135454247294">
                <text:p>3.63135454247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266423357664234">
                <text:p>0.266423357664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1.99251787659232">
                <text:p>1.9925178765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238862559241706">
                <text:p>0.238862559241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477833333333333">
                <text:p>0.477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1.11212574850299">
                <text:p>1.11212574850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0.0514083306498968">
                <text:p>0.0514083306498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0.183338592615967">
                <text:p>0.183338592615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2.46535403256342">
                <text:p>2.46535403256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0.367042280651064">
                <text:p>0.36704228065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2.63875623245542">
                <text:p>2.63875623245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0.000665380264821345">
                <text:p>0.000665380264821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.0961418792781581">
                <text:p>0.0961418792781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0.0136281901637276">
                <text:p>0.0136281901637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0.304183229225819">
                <text:p>0.3041832292258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6.48713235294118">
                <text:p>6.48713235294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789909777204935">
                <text:p>0.0789909777204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0.242140663839743">
                <text:p>0.242140663839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0.535768702976388">
                <text:p>0.535768702976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1.04827259820161">
                <text:p>1.04827259820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0.651857142857143">
                <text:p>0.65185714285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0.041491395793499">
                <text:p>0.041491395793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